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T5_27" style:family="text"/>
    <style:style style:name="T5_28" style:family="text">
      <style:text-properties fo:color="#1155cc" style:text-underline-style="solid" style:text-underline-color="font-color"/>
    </style:style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T5_31" style:family="text"/>
    <style:style style:name="T5_32" style:family="text">
      <style:text-properties fo:color="#1155cc" style:text-underline-style="solid" style:text-underline-color="font-color"/>
    </style:style>
    <style:style style:name="T5_33" style:family="text"/>
    <style:style style:name="T5_34" style:family="text">
      <style:text-properties fo:color="#1155cc" style:text-underline-style="solid" style:text-underline-color="font-color"/>
    </style:style>
    <style:style style:name="T5_35" style:family="text"/>
    <style:style style:name="T5_3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T8_29" style:family="text"/>
    <style:style style:name="T8_30" style:family="text">
      <style:text-properties fo:color="#1155cc" style:text-underline-style="solid" style:text-underline-color="font-color"/>
    </style:style>
    <style:style style:name="T8_31" style:family="text"/>
    <style:style style:name="T8_32" style:family="text">
      <style:text-properties fo:color="#1155cc" style:text-underline-style="solid" style:text-underline-color="font-color"/>
    </style:style>
    <style:style style:name="T8_33" style:family="text"/>
    <style:style style:name="T8_34" style:family="text">
      <style:text-properties fo:color="#1155cc" style:text-underline-style="solid" style:text-underline-color="font-color"/>
    </style:style>
    <style:style style:name="T8_35" style:family="text"/>
    <style:style style:name="T8_36" style:family="text">
      <style:text-properties fo:color="#1155cc" style:text-underline-style="solid" style:text-underline-color="font-color"/>
    </style:style>
    <style:style style:name="T8_37" style:family="text"/>
    <style:style style:name="T8_38" style:family="text">
      <style:text-properties fo:color="#1155cc" style:text-underline-style="solid" style:text-underline-color="font-color"/>
    </style:style>
    <style:style style:name="T8_39" style:family="text"/>
    <style:style style:name="T8_40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P18" style:family="paragraph" style:parent-style-name="Standard">
      <style:paragraph-properties fo:text-align="justify" fo:break-before="auto" fo:text-indent="1.235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P41" style:family="paragraph" style:parent-style-name="Standard">
      <style:paragraph-properties fo:text-align="justify" fo:break-before="auto" fo:text-indent="1.235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P42" style:family="paragraph" style:parent-style-name="Standard">
      <style:paragraph-properties fo:text-align="justify" fo:break-before="auto" fo:text-indent="1.235cm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/>
    <style:style style:name="T42_150" style:family="text"/>
    <style:style style:name="T42_151" style:family="text"/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T42_157" style:family="text"/>
    <style:style style:name="T42_158" style:family="text"/>
    <style:style style:name="T42_159" style:family="text"/>
    <style:style style:name="T42_160" style:family="text"/>
    <style:style style:name="T42_161" style:family="text"/>
    <style:style style:name="T42_162" style:family="text"/>
    <style:style style:name="T42_163" style:family="text"/>
    <style:style style:name="T42_164" style:family="text"/>
    <style:style style:name="T42_165" style:family="text"/>
    <style:style style:name="T42_166" style:family="text"/>
    <style:style style:name="T42_167" style:family="text"/>
    <style:style style:name="T42_168" style:family="text"/>
    <style:style style:name="T42_169" style:family="text"/>
    <style:style style:name="T42_170" style:family="text"/>
    <style:style style:name="T42_171" style:family="text"/>
    <style:style style:name="T42_172" style:family="text"/>
    <style:style style:name="T42_173" style:family="text"/>
    <style:style style:name="T42_174" style:family="text"/>
    <style:style style:name="T42_175" style:family="text"/>
    <style:style style:name="T42_176" style:family="text"/>
    <style:style style:name="T42_177" style:family="text"/>
    <style:style style:name="T42_178" style:family="text"/>
    <style:style style:name="T42_179" style:family="text"/>
    <style:style style:name="T42_180" style:family="text"/>
    <style:style style:name="T42_181" style:family="text"/>
    <style:style style:name="T42_182" style:family="text"/>
    <style:style style:name="T42_183" style:family="text"/>
    <style:style style:name="T42_184" style:family="text"/>
    <style:style style:name="T42_185" style:family="text"/>
    <style:style style:name="T42_186" style:family="text"/>
    <style:style style:name="T42_187" style:family="text"/>
    <style:style style:name="T42_188" style:family="text"/>
    <style:style style:name="T42_189" style:family="text"/>
    <style:style style:name="T42_190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P52" style:family="paragraph" style:parent-style-name="Standard">
      <style:paragraph-properties fo:text-align="justify" fo:break-before="auto" fo:text-indent="1.235cm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T56_181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T60_193" style:family="text"/>
    <style:style style:name="T60_194" style:family="text"/>
    <style:style style:name="T60_195" style:family="text"/>
    <style:style style:name="T60_196" style:family="text"/>
    <style:style style:name="T60_197" style:family="text"/>
    <style:style style:name="T60_198" style:family="text"/>
    <style:style style:name="T60_199" style:family="text"/>
    <style:style style:name="T60_200" style:family="text"/>
    <style:style style:name="T60_201" style:family="text"/>
    <style:style style:name="T60_202" style:family="text"/>
    <style:style style:name="T60_203" style:family="text"/>
    <style:style style:name="T60_204" style:family="text"/>
    <style:style style:name="T60_205" style:family="text"/>
    <style:style style:name="T60_206" style:family="text"/>
    <style:style style:name="T60_207" style:family="text"/>
    <style:style style:name="T60_208" style:family="text"/>
    <style:style style:name="T60_209" style:family="text"/>
    <style:style style:name="T60_210" style:family="text"/>
    <style:style style:name="T60_211" style:family="text"/>
    <style:style style:name="T60_212" style:family="text"/>
    <style:style style:name="T60_213" style:family="text"/>
    <style:style style:name="T60_214" style:family="text"/>
    <style:style style:name="T60_215" style:family="text"/>
    <style:style style:name="T60_216" style:family="text"/>
    <style:style style:name="T60_217" style:family="text"/>
    <style:style style:name="T60_218" style:family="text"/>
    <style:style style:name="T60_219" style:family="text"/>
    <style:style style:name="T60_220" style:family="text"/>
    <style:style style:name="T60_221" style:family="text"/>
    <style:style style:name="T60_222" style:family="text"/>
    <style:style style:name="T60_223" style:family="text"/>
    <style:style style:name="T60_224" style:family="text"/>
    <style:style style:name="T60_225" style:family="text"/>
    <style:style style:name="T60_226" style:family="text"/>
    <style:style style:name="T60_227" style:family="text"/>
    <style:style style:name="T60_228" style:family="text"/>
    <style:style style:name="T60_229" style:family="text"/>
    <style:style style:name="T60_230" style:family="text"/>
    <style:style style:name="T60_231" style:family="text"/>
    <style:style style:name="T60_232" style:family="text"/>
    <style:style style:name="T60_233" style:family="text"/>
    <style:style style:name="T60_234" style:family="text"/>
    <style:style style:name="T60_235" style:family="text"/>
    <style:style style:name="T60_236" style:family="text"/>
    <style:style style:name="T60_237" style:family="text"/>
    <style:style style:name="T60_238" style:family="text"/>
    <style:style style:name="T60_239" style:family="text"/>
    <style:style style:name="T60_240" style:family="text"/>
    <style:style style:name="T60_241" style:family="text"/>
    <style:style style:name="T60_242" style:family="text"/>
    <style:style style:name="T60_243" style:family="text"/>
    <style:style style:name="T60_244" style:family="text"/>
    <style:style style:name="T60_245" style:family="text"/>
    <style:style style:name="T60_246" style:family="text"/>
    <style:style style:name="T60_247" style:family="text"/>
    <style:style style:name="T60_248" style:family="text"/>
    <style:style style:name="T60_249" style:family="text"/>
    <style:style style:name="T60_250" style:family="text"/>
    <style:style style:name="T60_251" style:family="text"/>
    <style:style style:name="T60_252" style:family="text"/>
    <style:style style:name="T60_253" style:family="text"/>
    <style:style style:name="T60_254" style:family="text"/>
    <style:style style:name="T60_255" style:family="text"/>
    <style:style style:name="T60_256" style:family="text"/>
    <style:style style:name="T60_257" style:family="text"/>
    <style:style style:name="T60_258" style:family="text"/>
    <style:style style:name="T60_259" style:family="text"/>
    <style:style style:name="T60_260" style:family="text"/>
    <style:style style:name="T60_261" style:family="text"/>
    <style:style style:name="T60_262" style:family="text"/>
    <style:style style:name="T60_263" style:family="text"/>
    <style:style style:name="T60_264" style:family="text"/>
    <style:style style:name="T60_265" style:family="text"/>
    <style:style style:name="T60_266" style:family="text"/>
    <style:style style:name="T60_267" style:family="text"/>
    <style:style style:name="T60_268" style:family="text"/>
    <style:style style:name="T60_269" style:family="text"/>
    <style:style style:name="T60_270" style:family="text"/>
    <style:style style:name="T60_271" style:family="text"/>
    <style:style style:name="T60_272" style:family="text"/>
    <style:style style:name="T60_273" style:family="text"/>
    <style:style style:name="T60_274" style:family="text"/>
    <style:style style:name="T60_275" style:family="text"/>
    <style:style style:name="T60_276" style:family="text"/>
    <style:style style:name="T60_277" style:family="text"/>
    <style:style style:name="T60_278" style:family="text"/>
    <style:style style:name="T60_279" style:family="text"/>
    <style:style style:name="T60_280" style:family="text"/>
    <style:style style:name="T60_281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>
      <style:text-properties fo:font-style="italic" style:font-style-asian="italic" style:font-style-complex="italic"/>
    </style:style>
    <style:style style:name="T65_201" style:family="text">
      <style:text-properties fo:font-style="italic" style:font-style-asian="italic" style:font-style-complex="italic"/>
    </style:style>
    <style:style style:name="T65_202" style:family="text">
      <style:text-properties fo:font-style="italic" style:font-style-asian="italic" style:font-style-complex="italic"/>
    </style:style>
    <style:style style:name="T65_203" style:family="text">
      <style:text-properties fo:font-style="italic" style:font-style-asian="italic" style:font-style-complex="italic"/>
    </style:style>
    <style:style style:name="T65_204" style:family="text">
      <style:text-properties fo:font-style="italic" style:font-style-asian="italic" style:font-style-complex="italic"/>
    </style:style>
    <style:style style:name="T65_205" style:family="text">
      <style:text-properties fo:font-style="italic" style:font-style-asian="italic" style:font-style-complex="italic"/>
    </style:style>
    <style:style style:name="T65_206" style:family="text">
      <style:text-properties fo:font-style="italic" style:font-style-asian="italic" style:font-style-complex="italic"/>
    </style:style>
    <style:style style:name="T65_207" style:family="text">
      <style:text-properties fo:font-style="italic" style:font-style-asian="italic" style:font-style-complex="italic"/>
    </style:style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>
      <style:text-properties fo:font-style="italic" style:font-style-asian="italic" style:font-style-complex="italic"/>
    </style:style>
    <style:style style:name="T71_15" style:family="text">
      <style:text-properties fo:font-style="italic" style:font-style-asian="italic" style:font-style-complex="italic"/>
    </style:style>
    <style:style style:name="T71_16" style:family="text">
      <style:text-properties fo:font-style="italic" style:font-style-asian="italic" style:font-style-complex="italic"/>
    </style:style>
    <style:style style:name="T71_17" style:family="text"/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 style:parent-style-name="Standard"/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P79" style:family="paragraph" style:parent-style-name="Standard">
      <style:paragraph-properties fo:text-align="justify" fo:break-before="auto" fo:text-indent="1.235cm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P82" style:family="paragraph" style:parent-style-name="Standard">
      <style:paragraph-properties fo:text-align="justify" fo:break-before="auto" fo:text-indent="1.235cm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P85" style:family="paragraph" style:parent-style-name="Standard">
      <style:paragraph-properties fo:text-align="justify" fo:break-before="auto" fo:text-indent="1.235cm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P86" style:family="paragraph" style:parent-style-name="Standard">
      <style:paragraph-properties fo:text-align="justify" fo:break-before="auto" fo:text-indent="1.235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P89" style:family="paragraph" style:parent-style-name="Standard">
      <style:paragraph-properties fo:text-align="justify" fo:break-before="auto" fo:line-height="115%" style:writing-mode="lr-tb"/>
    </style:style>
    <style:style style:name="P90" style:family="paragraph" style:parent-style-name="Standard">
      <style:paragraph-properties fo:text-align="justify" fo:break-before="auto" fo:text-indent="1.235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T92_201" style:family="text"/>
    <style:style style:name="T92_202" style:family="text"/>
    <style:style style:name="T92_203" style:family="text"/>
    <style:style style:name="T92_204" style:family="text"/>
    <style:style style:name="T92_205" style:family="text"/>
    <style:style style:name="T92_206" style:family="text"/>
    <style:style style:name="T92_207" style:family="text"/>
    <style:style style:name="T92_208" style:family="text"/>
    <style:style style:name="T92_209" style:family="text"/>
    <style:style style:name="T92_210" style:family="text"/>
    <style:style style:name="T92_211" style:family="text"/>
    <style:style style:name="T92_212" style:family="text"/>
    <style:style style:name="T92_213" style:family="text"/>
    <style:style style:name="T92_214" style:family="text"/>
    <style:style style:name="T92_215" style:family="text"/>
    <style:style style:name="T92_216" style:family="text"/>
    <style:style style:name="T92_217" style:family="text"/>
    <style:style style:name="T92_218" style:family="text"/>
    <style:style style:name="T92_219" style:family="text"/>
    <style:style style:name="T92_220" style:family="text"/>
    <style:style style:name="T92_221" style:family="text"/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YWIAD</text:span><text:span text:style-name="T1_2"><text:s/></text:span><text:span text:style-name="T1_3">Z</text:span><text:span text:style-name="T1_4"><text:s/></text:span><text:span text:style-name="T1_5">RUHISEM</text:span></text:p>
      <text:p text:style-name="P2"/>
      <text:p text:style-name="P3"><text:span text:style-name="T3_1">Ilustracje</text:span><text:span text:style-name="T3_2">:</text:span></text:p>
      <text:p text:style-name="P4"><text:span text:style-name="T4_1"><text:a xlink:type="simple" xlink:href="http://ruhisu.deviantart.com/art/Everfree-Northwest-Journey-500486769"><text:span text:style-name="T4_2">http</text:span></text:a></text:span><text:span text:style-name="T4_3"><text:a xlink:type="simple" xlink:href="http://ruhisu.deviantart.com/art/Everfree-Northwest-Journey-500486769"><text:span text:style-name="T4_4">://</text:span></text:a></text:span><text:span text:style-name="T4_5"><text:a xlink:type="simple" xlink:href="http://ruhisu.deviantart.com/art/Everfree-Northwest-Journey-500486769"><text:span text:style-name="T4_6">ruhisu</text:span></text:a></text:span><text:span text:style-name="T4_7"><text:a xlink:type="simple" xlink:href="http://ruhisu.deviantart.com/art/Everfree-Northwest-Journey-500486769"><text:span text:style-name="T4_8">.</text:span></text:a></text:span><text:span text:style-name="T4_9"><text:a xlink:type="simple" xlink:href="http://ruhisu.deviantart.com/art/Everfree-Northwest-Journey-500486769"><text:span text:style-name="T4_10">deviantart</text:span></text:a></text:span><text:span text:style-name="T4_11"><text:a xlink:type="simple" xlink:href="http://ruhisu.deviantart.com/art/Everfree-Northwest-Journey-500486769"><text:span text:style-name="T4_12">.</text:span></text:a></text:span><text:span text:style-name="T4_13"><text:a xlink:type="simple" xlink:href="http://ruhisu.deviantart.com/art/Everfree-Northwest-Journey-500486769"><text:span text:style-name="T4_14">com</text:span></text:a></text:span><text:span text:style-name="T4_15"><text:a xlink:type="simple" xlink:href="http://ruhisu.deviantart.com/art/Everfree-Northwest-Journey-500486769"><text:span text:style-name="T4_16">/</text:span></text:a></text:span><text:span text:style-name="T4_17"><text:a xlink:type="simple" xlink:href="http://ruhisu.deviantart.com/art/Everfree-Northwest-Journey-500486769"><text:span text:style-name="T4_18">art</text:span></text:a></text:span><text:span text:style-name="T4_19"><text:a xlink:type="simple" xlink:href="http://ruhisu.deviantart.com/art/Everfree-Northwest-Journey-500486769"><text:span text:style-name="T4_20">/</text:span></text:a></text:span><text:span text:style-name="T4_21"><text:a xlink:type="simple" xlink:href="http://ruhisu.deviantart.com/art/Everfree-Northwest-Journey-500486769"><text:span text:style-name="T4_22">Everfree</text:span></text:a></text:span><text:span text:style-name="T4_23"><text:a xlink:type="simple" xlink:href="http://ruhisu.deviantart.com/art/Everfree-Northwest-Journey-500486769"><text:span text:style-name="T4_24">-</text:span></text:a></text:span><text:span text:style-name="T4_25"><text:a xlink:type="simple" xlink:href="http://ruhisu.deviantart.com/art/Everfree-Northwest-Journey-500486769"><text:span text:style-name="T4_26">Northwest</text:span></text:a></text:span><text:span text:style-name="T4_27"><text:a xlink:type="simple" xlink:href="http://ruhisu.deviantart.com/art/Everfree-Northwest-Journey-500486769"><text:span text:style-name="T4_28">-</text:span></text:a></text:span><text:span text:style-name="T4_29"><text:a xlink:type="simple" xlink:href="http://ruhisu.deviantart.com/art/Everfree-Northwest-Journey-500486769"><text:span text:style-name="T4_30">Journey</text:span></text:a></text:span><text:span text:style-name="T4_31"><text:a xlink:type="simple" xlink:href="http://ruhisu.deviantart.com/art/Everfree-Northwest-Journey-500486769"><text:span text:style-name="T4_32">-500486769</text:span></text:a></text:span></text:p>
      <text:p text:style-name="P5"><text:span text:style-name="T5_1"><text:a xlink:type="simple" xlink:href="http://ruhisu.deviantart.com/art/Tribrony-s-3rd-Anniversary-490423380"><text:span text:style-name="T5_2">http</text:span></text:a></text:span><text:span text:style-name="T5_3"><text:a xlink:type="simple" xlink:href="http://ruhisu.deviantart.com/art/Tribrony-s-3rd-Anniversary-490423380"><text:span text:style-name="T5_4">://</text:span></text:a></text:span><text:span text:style-name="T5_5"><text:a xlink:type="simple" xlink:href="http://ruhisu.deviantart.com/art/Tribrony-s-3rd-Anniversary-490423380"><text:span text:style-name="T5_6">ruhisu</text:span></text:a></text:span><text:span text:style-name="T5_7"><text:a xlink:type="simple" xlink:href="http://ruhisu.deviantart.com/art/Tribrony-s-3rd-Anniversary-490423380"><text:span text:style-name="T5_8">.</text:span></text:a></text:span><text:span text:style-name="T5_9"><text:a xlink:type="simple" xlink:href="http://ruhisu.deviantart.com/art/Tribrony-s-3rd-Anniversary-490423380"><text:span text:style-name="T5_10">deviantart</text:span></text:a></text:span><text:span text:style-name="T5_11"><text:a xlink:type="simple" xlink:href="http://ruhisu.deviantart.com/art/Tribrony-s-3rd-Anniversary-490423380"><text:span text:style-name="T5_12">.</text:span></text:a></text:span><text:span text:style-name="T5_13"><text:a xlink:type="simple" xlink:href="http://ruhisu.deviantart.com/art/Tribrony-s-3rd-Anniversary-490423380"><text:span text:style-name="T5_14">com</text:span></text:a></text:span><text:span text:style-name="T5_15"><text:a xlink:type="simple" xlink:href="http://ruhisu.deviantart.com/art/Tribrony-s-3rd-Anniversary-490423380"><text:span text:style-name="T5_16">/</text:span></text:a></text:span><text:span text:style-name="T5_17"><text:a xlink:type="simple" xlink:href="http://ruhisu.deviantart.com/art/Tribrony-s-3rd-Anniversary-490423380"><text:span text:style-name="T5_18">art</text:span></text:a></text:span><text:span text:style-name="T5_19"><text:a xlink:type="simple" xlink:href="http://ruhisu.deviantart.com/art/Tribrony-s-3rd-Anniversary-490423380"><text:span text:style-name="T5_20">/</text:span></text:a></text:span><text:span text:style-name="T5_21"><text:a xlink:type="simple" xlink:href="http://ruhisu.deviantart.com/art/Tribrony-s-3rd-Anniversary-490423380"><text:span text:style-name="T5_22">Tribrony</text:span></text:a></text:span><text:span text:style-name="T5_23"><text:a xlink:type="simple" xlink:href="http://ruhisu.deviantart.com/art/Tribrony-s-3rd-Anniversary-490423380"><text:span text:style-name="T5_24">-</text:span></text:a></text:span><text:span text:style-name="T5_25"><text:a xlink:type="simple" xlink:href="http://ruhisu.deviantart.com/art/Tribrony-s-3rd-Anniversary-490423380"><text:span text:style-name="T5_26">s</text:span></text:a></text:span><text:span text:style-name="T5_27"><text:a xlink:type="simple" xlink:href="http://ruhisu.deviantart.com/art/Tribrony-s-3rd-Anniversary-490423380"><text:span text:style-name="T5_28">-3</text:span></text:a></text:span><text:span text:style-name="T5_29"><text:a xlink:type="simple" xlink:href="http://ruhisu.deviantart.com/art/Tribrony-s-3rd-Anniversary-490423380"><text:span text:style-name="T5_30">rd</text:span></text:a></text:span><text:span text:style-name="T5_31"><text:a xlink:type="simple" xlink:href="http://ruhisu.deviantart.com/art/Tribrony-s-3rd-Anniversary-490423380"><text:span text:style-name="T5_32">-</text:span></text:a></text:span><text:span text:style-name="T5_33"><text:a xlink:type="simple" xlink:href="http://ruhisu.deviantart.com/art/Tribrony-s-3rd-Anniversary-490423380"><text:span text:style-name="T5_34">Anniversary</text:span></text:a></text:span><text:span text:style-name="T5_35"><text:a xlink:type="simple" xlink:href="http://ruhisu.deviantart.com/art/Tribrony-s-3rd-Anniversary-490423380"><text:span text:style-name="T5_36">-490423380</text:span></text:a></text:span></text:p>
      <text:p text:style-name="P6"><text:span text:style-name="T6_1"><text:a xlink:type="simple" xlink:href="http://ruhisu.deviantart.com/art/Rarity-491932764"><text:span text:style-name="T6_2">http</text:span></text:a></text:span><text:span text:style-name="T6_3"><text:a xlink:type="simple" xlink:href="http://ruhisu.deviantart.com/art/Rarity-491932764"><text:span text:style-name="T6_4">://</text:span></text:a></text:span><text:span text:style-name="T6_5"><text:a xlink:type="simple" xlink:href="http://ruhisu.deviantart.com/art/Rarity-491932764"><text:span text:style-name="T6_6">ruhisu</text:span></text:a></text:span><text:span text:style-name="T6_7"><text:a xlink:type="simple" xlink:href="http://ruhisu.deviantart.com/art/Rarity-491932764"><text:span text:style-name="T6_8">.</text:span></text:a></text:span><text:span text:style-name="T6_9"><text:a xlink:type="simple" xlink:href="http://ruhisu.deviantart.com/art/Rarity-491932764"><text:span text:style-name="T6_10">deviantart</text:span></text:a></text:span><text:span text:style-name="T6_11"><text:a xlink:type="simple" xlink:href="http://ruhisu.deviantart.com/art/Rarity-491932764"><text:span text:style-name="T6_12">.</text:span></text:a></text:span><text:span text:style-name="T6_13"><text:a xlink:type="simple" xlink:href="http://ruhisu.deviantart.com/art/Rarity-491932764"><text:span text:style-name="T6_14">com</text:span></text:a></text:span><text:span text:style-name="T6_15"><text:a xlink:type="simple" xlink:href="http://ruhisu.deviantart.com/art/Rarity-491932764"><text:span text:style-name="T6_16">/</text:span></text:a></text:span><text:span text:style-name="T6_17"><text:a xlink:type="simple" xlink:href="http://ruhisu.deviantart.com/art/Rarity-491932764"><text:span text:style-name="T6_18">art</text:span></text:a></text:span><text:span text:style-name="T6_19"><text:a xlink:type="simple" xlink:href="http://ruhisu.deviantart.com/art/Rarity-491932764"><text:span text:style-name="T6_20">/</text:span></text:a></text:span><text:span text:style-name="T6_21"><text:a xlink:type="simple" xlink:href="http://ruhisu.deviantart.com/art/Rarity-491932764"><text:span text:style-name="T6_22">Rarity</text:span></text:a></text:span><text:span text:style-name="T6_23"><text:a xlink:type="simple" xlink:href="http://ruhisu.deviantart.com/art/Rarity-491932764"><text:span text:style-name="T6_24">-491932764</text:span></text:a></text:span></text:p>
      <text:p text:style-name="P7"><text:span text:style-name="T7_1"><text:a xlink:type="simple" xlink:href="http://ruhisu.deviantart.com/art/Sonata-Dusk-Finished-477222274"><text:span text:style-name="T7_2">http</text:span></text:a></text:span><text:span text:style-name="T7_3"><text:a xlink:type="simple" xlink:href="http://ruhisu.deviantart.com/art/Sonata-Dusk-Finished-477222274"><text:span text:style-name="T7_4">://</text:span></text:a></text:span><text:span text:style-name="T7_5"><text:a xlink:type="simple" xlink:href="http://ruhisu.deviantart.com/art/Sonata-Dusk-Finished-477222274"><text:span text:style-name="T7_6">ruhisu</text:span></text:a></text:span><text:span text:style-name="T7_7"><text:a xlink:type="simple" xlink:href="http://ruhisu.deviantart.com/art/Sonata-Dusk-Finished-477222274"><text:span text:style-name="T7_8">.</text:span></text:a></text:span><text:span text:style-name="T7_9"><text:a xlink:type="simple" xlink:href="http://ruhisu.deviantart.com/art/Sonata-Dusk-Finished-477222274"><text:span text:style-name="T7_10">deviantart</text:span></text:a></text:span><text:span text:style-name="T7_11"><text:a xlink:type="simple" xlink:href="http://ruhisu.deviantart.com/art/Sonata-Dusk-Finished-477222274"><text:span text:style-name="T7_12">.</text:span></text:a></text:span><text:span text:style-name="T7_13"><text:a xlink:type="simple" xlink:href="http://ruhisu.deviantart.com/art/Sonata-Dusk-Finished-477222274"><text:span text:style-name="T7_14">com</text:span></text:a></text:span><text:span text:style-name="T7_15"><text:a xlink:type="simple" xlink:href="http://ruhisu.deviantart.com/art/Sonata-Dusk-Finished-477222274"><text:span text:style-name="T7_16">/</text:span></text:a></text:span><text:span text:style-name="T7_17"><text:a xlink:type="simple" xlink:href="http://ruhisu.deviantart.com/art/Sonata-Dusk-Finished-477222274"><text:span text:style-name="T7_18">art</text:span></text:a></text:span><text:span text:style-name="T7_19"><text:a xlink:type="simple" xlink:href="http://ruhisu.deviantart.com/art/Sonata-Dusk-Finished-477222274"><text:span text:style-name="T7_20">/</text:span></text:a></text:span><text:span text:style-name="T7_21"><text:a xlink:type="simple" xlink:href="http://ruhisu.deviantart.com/art/Sonata-Dusk-Finished-477222274"><text:span text:style-name="T7_22">Sonata</text:span></text:a></text:span><text:span text:style-name="T7_23"><text:a xlink:type="simple" xlink:href="http://ruhisu.deviantart.com/art/Sonata-Dusk-Finished-477222274"><text:span text:style-name="T7_24">-</text:span></text:a></text:span><text:span text:style-name="T7_25"><text:a xlink:type="simple" xlink:href="http://ruhisu.deviantart.com/art/Sonata-Dusk-Finished-477222274"><text:span text:style-name="T7_26">Dusk</text:span></text:a></text:span><text:span text:style-name="T7_27"><text:a xlink:type="simple" xlink:href="http://ruhisu.deviantart.com/art/Sonata-Dusk-Finished-477222274"><text:span text:style-name="T7_28">-</text:span></text:a></text:span><text:span text:style-name="T7_29"><text:a xlink:type="simple" xlink:href="http://ruhisu.deviantart.com/art/Sonata-Dusk-Finished-477222274"><text:span text:style-name="T7_30">Finished</text:span></text:a></text:span><text:span text:style-name="T7_31"><text:a xlink:type="simple" xlink:href="http://ruhisu.deviantart.com/art/Sonata-Dusk-Finished-477222274"><text:span text:style-name="T7_32">-477222274</text:span></text:a></text:span></text:p>
      <text:p text:style-name="P8"><text:span text:style-name="T8_1"><text:a xlink:type="simple" xlink:href="http://ruhisu.deviantart.com/art/Two-of-a-kind-finished-464369102"><text:span text:style-name="T8_2">http</text:span></text:a></text:span><text:span text:style-name="T8_3"><text:a xlink:type="simple" xlink:href="http://ruhisu.deviantart.com/art/Two-of-a-kind-finished-464369102"><text:span text:style-name="T8_4">://</text:span></text:a></text:span><text:span text:style-name="T8_5"><text:a xlink:type="simple" xlink:href="http://ruhisu.deviantart.com/art/Two-of-a-kind-finished-464369102"><text:span text:style-name="T8_6">ruhisu</text:span></text:a></text:span><text:span text:style-name="T8_7"><text:a xlink:type="simple" xlink:href="http://ruhisu.deviantart.com/art/Two-of-a-kind-finished-464369102"><text:span text:style-name="T8_8">.</text:span></text:a></text:span><text:span text:style-name="T8_9"><text:a xlink:type="simple" xlink:href="http://ruhisu.deviantart.com/art/Two-of-a-kind-finished-464369102"><text:span text:style-name="T8_10">deviantart</text:span></text:a></text:span><text:span text:style-name="T8_11"><text:a xlink:type="simple" xlink:href="http://ruhisu.deviantart.com/art/Two-of-a-kind-finished-464369102"><text:span text:style-name="T8_12">.</text:span></text:a></text:span><text:span text:style-name="T8_13"><text:a xlink:type="simple" xlink:href="http://ruhisu.deviantart.com/art/Two-of-a-kind-finished-464369102"><text:span text:style-name="T8_14">com</text:span></text:a></text:span><text:span text:style-name="T8_15"><text:a xlink:type="simple" xlink:href="http://ruhisu.deviantart.com/art/Two-of-a-kind-finished-464369102"><text:span text:style-name="T8_16">/</text:span></text:a></text:span><text:span text:style-name="T8_17"><text:a xlink:type="simple" xlink:href="http://ruhisu.deviantart.com/art/Two-of-a-kind-finished-464369102"><text:span text:style-name="T8_18">art</text:span></text:a></text:span><text:span text:style-name="T8_19"><text:a xlink:type="simple" xlink:href="http://ruhisu.deviantart.com/art/Two-of-a-kind-finished-464369102"><text:span text:style-name="T8_20">/</text:span></text:a></text:span><text:span text:style-name="T8_21"><text:a xlink:type="simple" xlink:href="http://ruhisu.deviantart.com/art/Two-of-a-kind-finished-464369102"><text:span text:style-name="T8_22">Two</text:span></text:a></text:span><text:span text:style-name="T8_23"><text:a xlink:type="simple" xlink:href="http://ruhisu.deviantart.com/art/Two-of-a-kind-finished-464369102"><text:span text:style-name="T8_24">-</text:span></text:a></text:span><text:span text:style-name="T8_25"><text:a xlink:type="simple" xlink:href="http://ruhisu.deviantart.com/art/Two-of-a-kind-finished-464369102"><text:span text:style-name="T8_26">of</text:span></text:a></text:span><text:span text:style-name="T8_27"><text:a xlink:type="simple" xlink:href="http://ruhisu.deviantart.com/art/Two-of-a-kind-finished-464369102"><text:span text:style-name="T8_28">-</text:span></text:a></text:span><text:span text:style-name="T8_29"><text:a xlink:type="simple" xlink:href="http://ruhisu.deviantart.com/art/Two-of-a-kind-finished-464369102"><text:span text:style-name="T8_30">a</text:span></text:a></text:span><text:span text:style-name="T8_31"><text:a xlink:type="simple" xlink:href="http://ruhisu.deviantart.com/art/Two-of-a-kind-finished-464369102"><text:span text:style-name="T8_32">-</text:span></text:a></text:span><text:span text:style-name="T8_33"><text:a xlink:type="simple" xlink:href="http://ruhisu.deviantart.com/art/Two-of-a-kind-finished-464369102"><text:span text:style-name="T8_34">kind</text:span></text:a></text:span><text:span text:style-name="T8_35"><text:a xlink:type="simple" xlink:href="http://ruhisu.deviantart.com/art/Two-of-a-kind-finished-464369102"><text:span text:style-name="T8_36">-</text:span></text:a></text:span><text:span text:style-name="T8_37"><text:a xlink:type="simple" xlink:href="http://ruhisu.deviantart.com/art/Two-of-a-kind-finished-464369102"><text:span text:style-name="T8_38">finished</text:span></text:a></text:span><text:span text:style-name="T8_39"><text:a xlink:type="simple" xlink:href="http://ruhisu.deviantart.com/art/Two-of-a-kind-finished-464369102"><text:span text:style-name="T8_40">-464369102</text:span></text:a></text:span></text:p>
      <text:p text:style-name="P9"><text:span text:style-name="T9_1"><text:a xlink:type="simple" xlink:href="http://ruhisu.deviantart.com/art/COMMISSION-for-Rejim-475144257"><text:span text:style-name="T9_2">http</text:span></text:a></text:span><text:span text:style-name="T9_3"><text:a xlink:type="simple" xlink:href="http://ruhisu.deviantart.com/art/COMMISSION-for-Rejim-475144257"><text:span text:style-name="T9_4">://</text:span></text:a></text:span><text:span text:style-name="T9_5"><text:a xlink:type="simple" xlink:href="http://ruhisu.deviantart.com/art/COMMISSION-for-Rejim-475144257"><text:span text:style-name="T9_6">ruhisu</text:span></text:a></text:span><text:span text:style-name="T9_7"><text:a xlink:type="simple" xlink:href="http://ruhisu.deviantart.com/art/COMMISSION-for-Rejim-475144257"><text:span text:style-name="T9_8">.</text:span></text:a></text:span><text:span text:style-name="T9_9"><text:a xlink:type="simple" xlink:href="http://ruhisu.deviantart.com/art/COMMISSION-for-Rejim-475144257"><text:span text:style-name="T9_10">deviantart</text:span></text:a></text:span><text:span text:style-name="T9_11"><text:a xlink:type="simple" xlink:href="http://ruhisu.deviantart.com/art/COMMISSION-for-Rejim-475144257"><text:span text:style-name="T9_12">.</text:span></text:a></text:span><text:span text:style-name="T9_13"><text:a xlink:type="simple" xlink:href="http://ruhisu.deviantart.com/art/COMMISSION-for-Rejim-475144257"><text:span text:style-name="T9_14">com</text:span></text:a></text:span><text:span text:style-name="T9_15"><text:a xlink:type="simple" xlink:href="http://ruhisu.deviantart.com/art/COMMISSION-for-Rejim-475144257"><text:span text:style-name="T9_16">/</text:span></text:a></text:span><text:span text:style-name="T9_17"><text:a xlink:type="simple" xlink:href="http://ruhisu.deviantart.com/art/COMMISSION-for-Rejim-475144257"><text:span text:style-name="T9_18">art</text:span></text:a></text:span><text:span text:style-name="T9_19"><text:a xlink:type="simple" xlink:href="http://ruhisu.deviantart.com/art/COMMISSION-for-Rejim-475144257"><text:span text:style-name="T9_20">/</text:span></text:a></text:span><text:span text:style-name="T9_21"><text:a xlink:type="simple" xlink:href="http://ruhisu.deviantart.com/art/COMMISSION-for-Rejim-475144257"><text:span text:style-name="T9_22">COMMISSION</text:span></text:a></text:span><text:span text:style-name="T9_23"><text:a xlink:type="simple" xlink:href="http://ruhisu.deviantart.com/art/COMMISSION-for-Rejim-475144257"><text:span text:style-name="T9_24">-</text:span></text:a></text:span><text:span text:style-name="T9_25"><text:a xlink:type="simple" xlink:href="http://ruhisu.deviantart.com/art/COMMISSION-for-Rejim-475144257"><text:span text:style-name="T9_26">for</text:span></text:a></text:span><text:span text:style-name="T9_27"><text:a xlink:type="simple" xlink:href="http://ruhisu.deviantart.com/art/COMMISSION-for-Rejim-475144257"><text:span text:style-name="T9_28">-</text:span></text:a></text:span><text:span text:style-name="T9_29"><text:a xlink:type="simple" xlink:href="http://ruhisu.deviantart.com/art/COMMISSION-for-Rejim-475144257"><text:span text:style-name="T9_30">Rejim</text:span></text:a></text:span><text:span text:style-name="T9_31"><text:a xlink:type="simple" xlink:href="http://ruhisu.deviantart.com/art/COMMISSION-for-Rejim-475144257"><text:span text:style-name="T9_32">-475144257</text:span></text:a></text:span></text:p>
      <text:p text:style-name="P10"/>
      <text:p text:style-name="P11"/>
      <text:p text:style-name="P12"><text:span text:style-name="T12_1">Ruhisu</text:span><text:span text:style-name="T12_2"><text:s/></text:span><text:span text:style-name="T12_3">jest</text:span><text:span text:style-name="T12_4"><text:s/></text:span><text:span text:style-name="T12_5">jednym</text:span><text:span text:style-name="T12_6"><text:s/></text:span><text:span text:style-name="T12_7">z</text:span><text:span text:style-name="T12_8"><text:s/></text:span><text:span text:style-name="T12_9">paru</text:span><text:span text:style-name="T12_10"><text:s/></text:span><text:span text:style-name="T12_11">polskich</text:span><text:span text:style-name="T12_12"><text:s/></text:span><text:span text:style-name="T12_13">grafików</text:span><text:span text:style-name="T12_14"><text:s/></text:span><text:span text:style-name="T12_15">rozpoznawalnych</text:span><text:span text:style-name="T12_16"><text:s/></text:span><text:span text:style-name="T12_17">na</text:span><text:span text:style-name="T12_18"><text:s/></text:span><text:span text:style-name="T12_19">Zachodzie</text:span><text:span text:style-name="T12_20"><text:s/></text:span><text:span text:style-name="T12_21">i</text:span><text:span text:style-name="T12_22"><text:s/></text:span><text:span text:style-name="T12_23">cieszącym</text:span><text:span text:style-name="T12_24"><text:s/></text:span><text:span text:style-name="T12_25">się</text:span><text:span text:style-name="T12_26"><text:s/></text:span><text:span text:style-name="T12_27">zamówieniami</text:span><text:span text:style-name="T12_28"><text:s/></text:span><text:span text:style-name="T12_29">od</text:span><text:span text:style-name="T12_30"><text:s/></text:span><text:span text:style-name="T12_31">takich</text:span><text:span text:style-name="T12_32"><text:s/></text:span><text:span text:style-name="T12_33">osób</text:span><text:span text:style-name="T12_34">,<text:s/></text:span><text:span text:style-name="T12_35">jak</text:span><text:span text:style-name="T12_36"><text:s/></text:span><text:span text:style-name="T12_37">lektorzy</text:span><text:span text:style-name="T12_38"><text:s/></text:span><text:span text:style-name="T12_39">oryginalnej</text:span><text:span text:style-name="T12_40"><text:s/></text:span><text:span text:style-name="T12_41">wersji</text:span><text:span text:style-name="T12_42"><text:s/></text:span><text:span text:style-name="T12_43">językowej</text:span><text:span text:style-name="T12_44">.<text:s/></text:span><text:span text:style-name="T12_45">Został</text:span><text:span text:style-name="T12_46"><text:s/></text:span><text:span text:style-name="T12_47">też</text:span><text:span text:style-name="T12_48"><text:s/></text:span><text:span text:style-name="T12_49">zaproszony</text:span><text:span text:style-name="T12_50"><text:s/></text:span><text:span text:style-name="T12_51">jako</text:span><text:span text:style-name="T12_52"><text:s/></text:span><text:span text:style-name="T12_53">gość</text:span><text:span text:style-name="T12_54"><text:s/></text:span><text:span text:style-name="T12_55">specjalny</text:span><text:span text:style-name="T12_56"><text:s/></text:span><text:span text:style-name="T12_57">na</text:span><text:span text:style-name="T12_58"><text:s/></text:span><text:span text:style-name="T12_59">najbliższego</text:span><text:span text:style-name="T12_60"><text:s/></text:span><text:span text:style-name="T12_61">Everfree</text:span><text:span text:style-name="T12_62"><text:s/></text:span><text:span text:style-name="T12_63">Northwest</text:span><text:span text:style-name="T12_64">.<text:s/></text:span><text:span text:style-name="T12_65">Choć</text:span><text:span text:style-name="T12_66"><text:s/></text:span><text:span text:style-name="T12_67">pochodzi</text:span><text:span text:style-name="T12_68"><text:s/></text:span><text:span text:style-name="T12_69">z</text:span><text:span text:style-name="T12_70"><text:s/></text:span><text:span text:style-name="T12_71">Pinkoszczy</text:span><text:span text:style-name="T12_72">,<text:s/></text:span><text:span text:style-name="T12_73">to</text:span><text:span text:style-name="T12_74"><text:s/></text:span><text:span text:style-name="T12_75">utożsamia</text:span><text:span text:style-name="T12_76"><text:s/></text:span><text:span text:style-name="T12_77">się</text:span><text:span text:style-name="T12_78"><text:s/></text:span><text:span text:style-name="T12_79">z</text:span><text:span text:style-name="T12_80"><text:s/></text:span><text:span text:style-name="T12_81">Tribrony</text:span><text:span text:style-name="T12_82">.<text:s/></text:span><text:span text:style-name="T12_83">Znany</text:span><text:span text:style-name="T12_84"><text:s/></text:span><text:span text:style-name="T12_85">jest</text:span><text:span text:style-name="T12_86"><text:s/></text:span><text:span text:style-name="T12_87">z</text:span><text:span text:style-name="T12_88"><text:s/></text:span><text:span text:style-name="T12_89">kreski</text:span><text:span text:style-name="T12_90"><text:s/></text:span><text:span text:style-name="T12_91">podobnej</text:span><text:span text:style-name="T12_92"><text:s/></text:span><text:span text:style-name="T12_93">do</text:span><text:span text:style-name="T12_94"><text:s/></text:span><text:span text:style-name="T12_95">serialowej</text:span><text:span text:style-name="T12_96">,<text:s/></text:span><text:span text:style-name="T12_97">ale</text:span><text:span text:style-name="T12_98"><text:s/></text:span><text:span text:style-name="T12_99">subtelnie</text:span><text:span text:style-name="T12_100"><text:s/></text:span><text:span text:style-name="T12_101">zmodyfikowanej</text:span><text:span text:style-name="T12_102"><text:s/></text:span><text:span text:style-name="T12_103">o</text:span><text:span text:style-name="T12_104"><text:s/></text:span><text:span text:style-name="T12_105">własne</text:span><text:span text:style-name="T12_106"><text:s/></text:span><text:span text:style-name="T12_107">wynalazki</text:span><text:span text:style-name="T12_108">.<text:s/></text:span><text:span text:style-name="T12_109">Jednym</text:span><text:span text:style-name="T12_110"><text:s/></text:span><text:span text:style-name="T12_111">z</text:span><text:span text:style-name="T12_112"><text:s/></text:span><text:span text:style-name="T12_113">istotniejszych</text:span><text:span text:style-name="T12_114"><text:s/></text:span><text:span text:style-name="T12_115">faktów</text:span><text:span text:style-name="T12_116"><text:s/></text:span><text:span text:style-name="T12_117">jest</text:span><text:span text:style-name="T12_118"><text:s/></text:span><text:span text:style-name="T12_119">jego</text:span><text:span text:style-name="T12_120"><text:s/></text:span><text:span text:style-name="T12_121">pasja</text:span><text:span text:style-name="T12_122"><text:s/></text:span><text:span text:style-name="T12_123">do</text:span><text:span text:style-name="T12_124"><text:s/></text:span><text:span text:style-name="T12_125">motywów</text:span><text:span text:style-name="T12_126"><text:s/></text:span><text:span text:style-name="T12_127">lotniczych</text:span><text:span text:style-name="T12_128">,<text:s/></text:span><text:span text:style-name="T12_129">które</text:span><text:span text:style-name="T12_130"><text:s/></text:span><text:span text:style-name="T12_131">często</text:span><text:span text:style-name="T12_132"><text:s/></text:span><text:span text:style-name="T12_133">przemyca</text:span><text:span text:style-name="T12_134"><text:s/></text:span><text:span text:style-name="T12_135">w</text:span><text:span text:style-name="T12_136"><text:s/></text:span><text:span text:style-name="T12_137">swoich</text:span><text:span text:style-name="T12_138"><text:s/></text:span><text:span text:style-name="T12_139">pracach</text:span><text:span text:style-name="T12_140">.<text:s/></text:span><text:span text:style-name="T12_141">No</text:span><text:span text:style-name="T12_142"><text:s/></text:span><text:span text:style-name="T12_143">i</text:span><text:span text:style-name="T12_144"><text:s/></text:span><text:span text:style-name="T12_145">miłość</text:span><text:span text:style-name="T12_146"><text:s/></text:span><text:span text:style-name="T12_147">do</text:span><text:span text:style-name="T12_148"><text:s/></text:span><text:span text:style-name="T12_149">Applejack</text:span><text:span text:style-name="T12_150">.</text:span></text:p>
      <text:p text:style-name="P13"><text:span text:style-name="T13_1"><text:s/></text:span></text:p>
      <text:p text:style-name="P14"><text:span text:style-name="T14_1"><text:s/></text:span></text:p>
      <text:p text:style-name="P15"><text:span text:style-name="T15_1">SPIDIvonMARDER</text:span><text:span text:style-name="T15_2">:</text:span><text:span text:style-name="T15_3"><text:s/></text:span><text:span text:style-name="T15_4">Zacznę</text:span><text:span text:style-name="T15_5"><text:s/></text:span><text:span text:style-name="T15_6">brutalnie</text:span><text:span text:style-name="T15_7">:<text:s/></text:span><text:span text:style-name="T15_8">jesteś</text:span><text:span text:style-name="T15_9"><text:s/></text:span><text:span text:style-name="T15_10">podręcznikowym</text:span><text:span text:style-name="T15_11"><text:s/></text:span><text:span text:style-name="T15_12">przykładem</text:span><text:span text:style-name="T15_13"><text:s/>„</text:span><text:span text:style-name="T15_14">od</text:span><text:span text:style-name="T15_15"><text:s/></text:span><text:span text:style-name="T15_16">zera</text:span><text:span text:style-name="T15_17"><text:s/></text:span><text:span text:style-name="T15_18">do</text:span><text:span text:style-name="T15_19"><text:s/></text:span><text:span text:style-name="T15_20">bohatera</text:span><text:span text:style-name="T15_21">”,<text:s/></text:span><text:span text:style-name="T15_22">lub</text:span><text:span text:style-name="T15_23"><text:s/></text:span><text:span text:style-name="T15_24">bardziej</text:span><text:span text:style-name="T15_25"><text:s/></text:span><text:span text:style-name="T15_26">rockefellerowsko</text:span><text:span text:style-name="T15_27">:<text:s/></text:span><text:span text:style-name="T15_28">od</text:span><text:span text:style-name="T15_29"><text:s/></text:span><text:span text:style-name="T15_30">pucybuta</text:span><text:span text:style-name="T15_31"><text:s/></text:span><text:span text:style-name="T15_32">do</text:span><text:span text:style-name="T15_33"><text:s/></text:span><text:span text:style-name="T15_34">milionera</text:span><text:span text:style-name="T15_35">.<text:s/></text:span><text:span text:style-name="T15_36">Pierwszy</text:span><text:span text:style-name="T15_37"><text:s/></text:span><text:span text:style-name="T15_38">kucykowy</text:span><text:span text:style-name="T15_39"><text:s/></text:span><text:span text:style-name="T15_40">rysunek</text:span><text:span text:style-name="T15_41"><text:s/></text:span><text:span text:style-name="T15_42">opublikowałeś</text:span><text:span text:style-name="T15_43"><text:s/></text:span><text:span text:style-name="T15_44">pierwszego</text:span><text:span text:style-name="T15_45"><text:s/></text:span><text:span text:style-name="T15_46">kwietnia</text:span><text:span text:style-name="T15_47"><text:s/></text:span><text:span text:style-name="T15_48">zeszłego</text:span><text:span text:style-name="T15_49"><text:s/></text:span><text:span text:style-name="T15_50">roku</text:span><text:span text:style-name="T15_51">,<text:s/></text:span><text:span text:style-name="T15_52">lecz</text:span><text:span text:style-name="T15_53"><text:s/></text:span><text:span text:style-name="T15_54">nie</text:span><text:span text:style-name="T15_55"><text:s/></text:span><text:span text:style-name="T15_56">był</text:span><text:span text:style-name="T15_57"><text:s/></text:span><text:span text:style-name="T15_58">to</text:span><text:span text:style-name="T15_59"><text:s/></text:span><text:span text:style-name="T15_60">żart</text:span><text:span text:style-name="T15_61"><text:s/></text:span><text:span text:style-name="T15_62">primaaprilisowy</text:span><text:span text:style-name="T15_63">.<text:s/></text:span><text:span text:style-name="T15_64">Jak</text:span><text:span text:style-name="T15_65"><text:s/></text:span><text:span text:style-name="T15_66">patrzyłeś</text:span><text:span text:style-name="T15_67"><text:s/></text:span><text:span text:style-name="T15_68">na</text:span><text:span text:style-name="T15_69"><text:s/></text:span><text:span text:style-name="T15_70">swoje</text:span><text:span text:style-name="T15_71"><text:s/></text:span><text:span text:style-name="T15_72">prace</text:span><text:span text:style-name="T15_73"><text:s/></text:span><text:span text:style-name="T15_74">na</text:span><text:span text:style-name="T15_75"><text:s/></text:span><text:span text:style-name="T15_76">samym</text:span><text:span text:style-name="T15_77"><text:s/></text:span><text:span text:style-name="T15_78">początku</text:span><text:span text:style-name="T15_79">?<text:s/></text:span><text:span text:style-name="T15_80">Byłeś</text:span><text:span text:style-name="T15_81"><text:s/></text:span><text:span text:style-name="T15_82">z</text:span><text:span text:style-name="T15_83"><text:s/></text:span><text:span text:style-name="T15_84">nich</text:span><text:span text:style-name="T15_85"><text:s/></text:span><text:span text:style-name="T15_86">raczej</text:span><text:span text:style-name="T15_87"><text:s/></text:span><text:span text:style-name="T15_88">dumny</text:span><text:span text:style-name="T15_89">,<text:s/></text:span><text:span text:style-name="T15_90">czy</text:span><text:span text:style-name="T15_91"><text:s/></text:span><text:span text:style-name="T15_92">krytyczny</text:span><text:span text:style-name="T15_93"><text:s/></text:span><text:span text:style-name="T15_94">wobec</text:span><text:span text:style-name="T15_95"><text:s/></text:span><text:span text:style-name="T15_96">nich</text:span><text:span text:style-name="T15_97">?<text:s/></text:span><text:span text:style-name="T15_98">Czy</text:span><text:span text:style-name="T15_99"><text:s/></text:span><text:span text:style-name="T15_100">w</text:span><text:span text:style-name="T15_101"><text:s/></text:span><text:span text:style-name="T15_102">ogóle</text:span><text:span text:style-name="T15_103"><text:s/></text:span><text:span text:style-name="T15_104">szczerze</text:span><text:span text:style-name="T15_105"><text:s/></text:span><text:span text:style-name="T15_106">wierzyłeś</text:span><text:span text:style-name="T15_107">,<text:s/></text:span><text:span text:style-name="T15_108">że</text:span><text:span text:style-name="T15_109"><text:s/></text:span><text:span text:style-name="T15_110">w</text:span><text:span text:style-name="T15_111"><text:s/></text:span><text:span text:style-name="T15_112">sumie</text:span><text:span text:style-name="T15_113"><text:s/></text:span><text:span text:style-name="T15_114">już</text:span><text:span text:style-name="T15_115"><text:s/></text:span><text:span text:style-name="T15_116">całkiem</text:span><text:span text:style-name="T15_117"><text:s/></text:span><text:span text:style-name="T15_118">niedługo</text:span><text:span text:style-name="T15_119"><text:s/></text:span><text:span text:style-name="T15_120">te</text:span><text:span text:style-name="T15_121"><text:s/></text:span><text:span text:style-name="T15_122">koniki</text:span><text:span text:style-name="T15_123"><text:s/></text:span><text:span text:style-name="T15_124">zyskają</text:span><text:span text:style-name="T15_125"><text:s/></text:span><text:span text:style-name="T15_126">nie</text:span><text:span text:style-name="T15_127"><text:s/></text:span><text:span text:style-name="T15_128">tylko</text:span><text:span text:style-name="T15_129"><text:s/></text:span><text:span text:style-name="T15_130">sławę</text:span><text:span text:style-name="T15_131">,<text:s/></text:span><text:span text:style-name="T15_132">ale</text:span><text:span text:style-name="T15_133"><text:s/></text:span><text:span text:style-name="T15_134">i</text:span><text:span text:style-name="T15_135"><text:s/></text:span><text:span text:style-name="T15_136">naprawdę</text:span><text:span text:style-name="T15_137"><text:s/></text:span><text:span text:style-name="T15_138">dobrą</text:span><text:span text:style-name="T15_139"><text:s/></text:span><text:span text:style-name="T15_140">formę</text:span><text:span text:style-name="T15_141">?</text:span></text:p>
      <text:p text:style-name="P16"><text:span text:style-name="T16_1"><text:s/></text:span></text:p>
      <text:p text:style-name="P17"><text:span text:style-name="T17_1">Ruhisu</text:span><text:span text:style-name="T17_2">:</text:span><text:span text:style-name="T17_3"><text:s/></text:span><text:span text:style-name="T17_4">Jakbym</text:span><text:span text:style-name="T17_5"><text:s/></text:span><text:span text:style-name="T17_6">miał</text:span><text:span text:style-name="T17_7"><text:s/></text:span><text:span text:style-name="T17_8">być</text:span><text:span text:style-name="T17_9"><text:s/></text:span><text:span text:style-name="T17_10">szczery</text:span><text:span text:style-name="T17_11">,<text:s/></text:span><text:span text:style-name="T17_12">to</text:span><text:span text:style-name="T17_13"><text:s/></text:span><text:span text:style-name="T17_14">wtedy</text:span><text:span text:style-name="T17_15"><text:s/></text:span><text:span text:style-name="T17_16">jeszcze</text:span><text:span text:style-name="T17_17"><text:s/></text:span><text:span text:style-name="T17_18">w</text:span><text:span text:style-name="T17_19"><text:s/></text:span><text:span text:style-name="T17_20">ogóle</text:span><text:span text:style-name="T17_21"><text:s/></text:span><text:span text:style-name="T17_22">nie</text:span><text:span text:style-name="T17_23"><text:s/></text:span><text:span text:style-name="T17_24">zakładałem</text:span><text:span text:style-name="T17_25">,<text:s/></text:span><text:span text:style-name="T17_26">że</text:span><text:span text:style-name="T17_27"><text:s/></text:span><text:span text:style-name="T17_28">będę</text:span><text:span text:style-name="T17_29"><text:s/></text:span><text:span text:style-name="T17_30">w</text:span><text:span text:style-name="T17_31"><text:s/></text:span><text:span text:style-name="T17_32">takim</text:span><text:span text:style-name="T17_33"><text:s/></text:span><text:span text:style-name="T17_34">fandomie</text:span><text:span text:style-name="T17_35">.<text:s/></text:span><text:span text:style-name="T17_36">To</text:span><text:span text:style-name="T17_37"><text:s/></text:span><text:span text:style-name="T17_38">był</text:span><text:span text:style-name="T17_39"><text:s/></text:span><text:span text:style-name="T17_40">żart</text:span><text:span text:style-name="T17_41">,<text:s/></text:span><text:span text:style-name="T17_42">efekt</text:span><text:span text:style-name="T17_43"><text:s/></text:span><text:span text:style-name="T17_44">spamu</text:span><text:span text:style-name="T17_45"><text:s/></text:span><text:span text:style-name="T17_46">Groma</text:span><text:span text:style-name="T17_47">.<text:s/></text:span><text:span text:style-name="T17_48">Non</text:span><text:span text:style-name="T17_49"><text:s/></text:span><text:span text:style-name="T17_50">toper</text:span><text:span text:style-name="T17_51"><text:s/></text:span><text:span text:style-name="T17_52">wrzucał</text:span><text:span text:style-name="T17_53"><text:s/></text:span><text:span text:style-name="T17_54">mi</text:span><text:span text:style-name="T17_55"><text:s/></text:span><text:span text:style-name="T17_56">ciągle</text:span><text:span text:style-name="T17_57"><text:s/></text:span><text:span text:style-name="T17_58">PMVki</text:span><text:span text:style-name="T17_59"><text:s/></text:span><text:span text:style-name="T17_60">i</text:span><text:span text:style-name="T17_61"><text:s/></text:span><text:span text:style-name="T17_62">piosenki</text:span><text:span text:style-name="T17_63"><text:s/></text:span><text:span text:style-name="T17_64">fandomowe</text:span><text:span text:style-name="T17_65">,<text:s/></text:span><text:span text:style-name="T17_66">więc</text:span><text:span text:style-name="T17_67"><text:s/></text:span><text:span text:style-name="T17_68">dla</text:span><text:span text:style-name="T17_69"><text:s/></text:span><text:span text:style-name="T17_70">żartu</text:span><text:span text:style-name="T17_71"><text:s/></text:span><text:span text:style-name="T17_72">zrobiłem</text:span><text:span text:style-name="T17_73"><text:s/></text:span><text:span text:style-name="T17_74">sobie</text:span><text:span text:style-name="T17_75"><text:s/></text:span><text:span text:style-name="T17_76">kuca</text:span><text:span text:style-name="T17_77">.<text:s/></text:span><text:span text:style-name="T17_78">Tak</text:span><text:span text:style-name="T17_79"><text:s/></text:span><text:span text:style-name="T17_80">powstał</text:span><text:span text:style-name="T17_81"><text:s/></text:span><text:span text:style-name="T17_82">ten</text:span><text:span text:style-name="T17_83"><text:s/></text:span><text:span text:style-name="T17_84">pierwszy</text:span><text:span text:style-name="T17_85"><text:s/></text:span><text:span text:style-name="T17_86">rysunek</text:span><text:span text:style-name="T17_87">.<text:s/></text:span><text:span text:style-name="T17_88">Serio</text:span><text:span text:style-name="T17_89">,<text:s/></text:span><text:span text:style-name="T17_90">wtedy</text:span><text:span text:style-name="T17_91"><text:s/></text:span><text:span text:style-name="T17_92">nie</text:span><text:span text:style-name="T17_93"><text:s/></text:span><text:span text:style-name="T17_94">zakładałem</text:span><text:span text:style-name="T17_95">,<text:s/></text:span><text:span text:style-name="T17_96">że</text:span><text:span text:style-name="T17_97"><text:s/></text:span><text:span text:style-name="T17_98">będę</text:span><text:span text:style-name="T17_99"><text:s/></text:span><text:span text:style-name="T17_100">częścią</text:span><text:span text:style-name="T17_101"><text:s/></text:span><text:span text:style-name="T17_102">podobnej</text:span><text:span text:style-name="T17_103"><text:s/></text:span><text:span text:style-name="T17_104">grupy</text:span><text:span text:style-name="T17_105">.<text:s/></text:span><text:span text:style-name="T17_106">Ówcześnie</text:span><text:span text:style-name="T17_107">,<text:s/></text:span><text:span text:style-name="T17_108">jakby</text:span><text:span text:style-name="T17_109"><text:s/></text:span><text:span text:style-name="T17_110">mi</text:span><text:span text:style-name="T17_111"><text:s/></text:span><text:span text:style-name="T17_112">ktoś</text:span><text:span text:style-name="T17_113"><text:s/></text:span><text:span text:style-name="T17_114">powiedział</text:span><text:span text:style-name="T17_115">,<text:s/></text:span><text:span text:style-name="T17_116">że</text:span><text:span text:style-name="T17_117"><text:s/></text:span><text:span text:style-name="T17_118">dołączę</text:span><text:span text:style-name="T17_119"><text:s/></text:span><text:span text:style-name="T17_120">do</text:span><text:span text:style-name="T17_121"><text:s/></text:span><text:span text:style-name="T17_122">fascynatów</text:span><text:span text:style-name="T17_123"><text:s/></text:span><text:span text:style-name="T17_124">kucyków</text:span><text:span text:style-name="T17_125">,<text:s/></text:span><text:span text:style-name="T17_126">że</text:span><text:span text:style-name="T17_127"><text:s/></text:span><text:span text:style-name="T17_128">będę</text:span><text:span text:style-name="T17_129"><text:s/></text:span><text:span text:style-name="T17_130">się</text:span><text:span text:style-name="T17_131"><text:s/></text:span><text:span text:style-name="T17_132">z</text:span><text:span text:style-name="T17_133"><text:s/></text:span><text:span text:style-name="T17_134">tego</text:span><text:span text:style-name="T17_135"><text:s/></text:span><text:span text:style-name="T17_136">cieszył</text:span><text:span text:style-name="T17_137"><text:s/></text:span><text:span text:style-name="T17_138">i</text:span><text:span text:style-name="T17_139"><text:s/></text:span><text:span text:style-name="T17_140">że</text:span><text:span text:style-name="T17_141"><text:s/></text:span><text:span text:style-name="T17_142">tym</text:span><text:span text:style-name="T17_143"><text:s/></text:span><text:span text:style-name="T17_144">bardziej</text:span><text:span text:style-name="T17_145"><text:s/></text:span><text:span text:style-name="T17_146">coś</text:span><text:span text:style-name="T17_147"><text:s/></text:span><text:span text:style-name="T17_148">dzięki</text:span><text:span text:style-name="T17_149"><text:s/></text:span><text:span text:style-name="T17_150">temu</text:span><text:span text:style-name="T17_151"><text:s/></text:span><text:span text:style-name="T17_152">osiągnę</text:span><text:span text:style-name="T17_153">,<text:s/></text:span><text:span text:style-name="T17_154">to</text:span><text:span text:style-name="T17_155"><text:s/></text:span><text:span text:style-name="T17_156">bym</text:span><text:span text:style-name="T17_157"><text:s/></text:span><text:span text:style-name="T17_158">go</text:span><text:span text:style-name="T17_159"><text:s/></text:span><text:span text:style-name="T17_160">wyśmiał</text:span><text:span text:style-name="T17_161">.</text:span></text:p>
      <text:p text:style-name="P18"><text:span text:style-name="T18_1">Nie</text:span><text:span text:style-name="T18_2"><text:s/></text:span><text:span text:style-name="T18_3">ukrywam</text:span><text:span text:style-name="T18_4">,<text:s/></text:span><text:span text:style-name="T18_5">że</text:span><text:span text:style-name="T18_6"><text:s/></text:span><text:span text:style-name="T18_7">w</text:span><text:span text:style-name="T18_8"><text:s/></text:span><text:span text:style-name="T18_9">tamtych</text:span><text:span text:style-name="T18_10"><text:s/></text:span><text:span text:style-name="T18_11">czasach</text:span><text:span text:style-name="T18_12"><text:s/></text:span><text:span text:style-name="T18_13">należałem</text:span><text:span text:style-name="T18_14"><text:s/></text:span><text:span text:style-name="T18_15">do</text:span><text:span text:style-name="T18_16"><text:s/></text:span><text:span text:style-name="T18_17">osób</text:span><text:span text:style-name="T18_18">,<text:s/></text:span><text:span text:style-name="T18_19">które</text:span><text:span text:style-name="T18_20"><text:s/></text:span><text:span text:style-name="T18_21">bardziej</text:span><text:span text:style-name="T18_22"><text:s/></text:span><text:span text:style-name="T18_23">hejciły</text:span><text:span text:style-name="T18_24"><text:s/></text:span><text:span text:style-name="T18_25">poniacze</text:span><text:span text:style-name="T18_26">.<text:s/></text:span><text:span text:style-name="T18_27">Myślałem</text:span><text:span text:style-name="T18_28">:<text:s/>„</text:span><text:span text:style-name="T18_29">O</text:span><text:span text:style-name="T18_30"><text:s/></text:span><text:span text:style-name="T18_31">Boże</text:span><text:span text:style-name="T18_32">,<text:s/></text:span><text:span text:style-name="T18_33">dorośli</text:span><text:span text:style-name="T18_34"><text:s/></text:span><text:span text:style-name="T18_35">faceci</text:span><text:span text:style-name="T18_36"><text:s/></text:span><text:span text:style-name="T18_37">oglądają</text:span><text:span text:style-name="T18_38"><text:s/></text:span><text:span text:style-name="T18_39">kuce</text:span><text:span text:style-name="T18_40">,<text:s/></text:span><text:span text:style-name="T18_41">o</text:span><text:span text:style-name="T18_42"><text:s/></text:span><text:span text:style-name="T18_43">Boże</text:span><text:span text:style-name="T18_44">,<text:s/></text:span><text:span text:style-name="T18_45">ale</text:span><text:span text:style-name="T18_46"><text:s/></text:span><text:span text:style-name="T18_47">to</text:span><text:span text:style-name="T18_48"><text:s/></text:span><text:span text:style-name="T18_49">różowe</text:span><text:span text:style-name="T18_50"><text:s/></text:span><text:span text:style-name="T18_51">i</text:span><text:span text:style-name="T18_52"><text:s/></text:span><text:span text:style-name="T18_53">przesycone</text:span><text:span text:style-name="T18_54"><text:s/></text:span><text:span text:style-name="T18_55">niewinnością</text:span><text:span text:style-name="T18_56">.<text:s/></text:span><text:span text:style-name="T18_57">Jak</text:span><text:span text:style-name="T18_58"><text:s/></text:span><text:span text:style-name="T18_59">faceci</text:span><text:span text:style-name="T18_60"><text:s/></text:span><text:span text:style-name="T18_61">mogą</text:span><text:span text:style-name="T18_62"><text:s/></text:span><text:span text:style-name="T18_63">w</text:span><text:span text:style-name="T18_64"><text:s/></text:span><text:span text:style-name="T18_65">tym</text:span><text:span text:style-name="T18_66"><text:s/></text:span><text:span text:style-name="T18_67">coś</text:span><text:span text:style-name="T18_68"><text:s/></text:span><text:span text:style-name="T18_69">wynajdować</text:span><text:span text:style-name="T18_70"><text:s/></text:span><text:span text:style-name="T18_71">interesującego</text:span><text:span text:style-name="T18_72">?”.<text:s/></text:span><text:span text:style-name="T18_73">Dlatego</text:span><text:span text:style-name="T18_74"><text:s/></text:span><text:span text:style-name="T18_75">ten</text:span><text:span text:style-name="T18_76"><text:s/></text:span><text:span text:style-name="T18_77">rysunek</text:span><text:span text:style-name="T18_78"><text:s/></text:span><text:span text:style-name="T18_79">to</text:span><text:span text:style-name="T18_80"><text:s/></text:span><text:span text:style-name="T18_81">był</text:span><text:span text:style-name="T18_82"><text:s/></text:span><text:span text:style-name="T18_83">po</text:span><text:span text:style-name="T18_84"><text:s/></text:span><text:span text:style-name="T18_85">prostu</text:span><text:span text:style-name="T18_86"><text:s/></text:span><text:span text:style-name="T18_87">żart</text:span><text:span text:style-name="T18_88">.<text:s/></text:span><text:span text:style-name="T18_89">To</text:span><text:span text:style-name="T18_90"><text:s/></text:span><text:span text:style-name="T18_91">dopiero</text:span><text:span text:style-name="T18_92"><text:s/></text:span><text:span text:style-name="T18_93">drugi</text:span><text:span text:style-name="T18_94"><text:s/></text:span><text:span text:style-name="T18_95">z</text:span><text:span text:style-name="T18_96"><text:s/></text:span><text:span text:style-name="T18_97">rzędu</text:span><text:span text:style-name="T18_98"><text:s/></text:span><text:span text:style-name="T18_99">miał</text:span><text:span text:style-name="T18_100"><text:s/></text:span><text:span text:style-name="T18_101">sprawdzić</text:span><text:span text:style-name="T18_102">,<text:s/></text:span><text:span text:style-name="T18_103">czy</text:span><text:span text:style-name="T18_104"><text:s/></text:span><text:span text:style-name="T18_105">jestem</text:span><text:span text:style-name="T18_106"><text:s/></text:span><text:span text:style-name="T18_107">w</text:span><text:span text:style-name="T18_108"><text:s/></text:span><text:span text:style-name="T18_109">stanie</text:span><text:span text:style-name="T18_110"><text:s/></text:span><text:span text:style-name="T18_111">narysować</text:span><text:span text:style-name="T18_112"><text:s/></text:span><text:span text:style-name="T18_113">coś</text:span><text:span text:style-name="T18_114"><text:s/></text:span><text:span text:style-name="T18_115">kucykowego</text:span><text:span text:style-name="T18_116">.<text:s/></text:span><text:span text:style-name="T18_117">Wtedy</text:span><text:span text:style-name="T18_118"><text:s/></text:span><text:span text:style-name="T18_119">myślałem</text:span><text:span text:style-name="T18_120">,<text:s/></text:span><text:span text:style-name="T18_121">że</text:span><text:span text:style-name="T18_122"><text:s/></text:span><text:span text:style-name="T18_123">to</text:span><text:span text:style-name="T18_124"><text:s/></text:span><text:span text:style-name="T18_125">poniacz</text:span><text:span text:style-name="T18_126">,<text:s/></text:span><text:span text:style-name="T18_127">ale</text:span><text:span text:style-name="T18_128"><text:s/></text:span><text:span text:style-name="T18_129">teraz</text:span><text:span text:style-name="T18_130"><text:s/></text:span><text:span text:style-name="T18_131">widzę</text:span><text:span text:style-name="T18_132"><text:s/></text:span><text:span text:style-name="T18_133">tam</text:span><text:span text:style-name="T18_134"><text:s/></text:span><text:span text:style-name="T18_135">mieszankę</text:span><text:span text:style-name="T18_136"><text:s/></text:span><text:span text:style-name="T18_137">jamnika</text:span><text:span text:style-name="T18_138"><text:s/></text:span><text:span text:style-name="T18_139">z</text:span><text:span text:style-name="T18_140"><text:s/></text:span><text:span text:style-name="T18_141">żyrafą</text:span><text:span text:style-name="T18_142"><text:s/></text:span><text:span text:style-name="T18_143">i</text:span><text:span text:style-name="T18_144"><text:s/></text:span><text:span text:style-name="T18_145">paroma</text:span><text:span text:style-name="T18_146"><text:s/></text:span><text:span text:style-name="T18_147">innymi</text:span><text:span text:style-name="T18_148"><text:s/></text:span><text:span text:style-name="T18_149">rzeczami</text:span><text:span text:style-name="T18_150">.</text:span></text:p>
      <text:p text:style-name="P19"><text:span text:style-name="T19_1"><text:s/></text:span></text:p>
      <text:p text:style-name="P20"><text:span text:style-name="T20_1">SvM</text:span><text:span text:style-name="T20_2">:</text:span><text:span text:style-name="T20_3"><text:s/></text:span><text:span text:style-name="T20_4">Pytanie</text:span><text:span text:style-name="T20_5"><text:s/></text:span><text:span text:style-name="T20_6">miało</text:span><text:span text:style-name="T20_7"><text:s/></text:span><text:span text:style-name="T20_8">przede</text:span><text:span text:style-name="T20_9"><text:s/></text:span><text:span text:style-name="T20_10">wszystkim</text:span><text:span text:style-name="T20_11"><text:s/></text:span><text:span text:style-name="T20_12">dać</text:span><text:span text:style-name="T20_13"><text:s/></text:span><text:span text:style-name="T20_14">do</text:span><text:span text:style-name="T20_15"><text:s/></text:span><text:span text:style-name="T20_16">myślenia</text:span><text:span text:style-name="T20_17"><text:s/></text:span><text:span text:style-name="T20_18">osobom</text:span><text:span text:style-name="T20_19">,<text:s/></text:span><text:span text:style-name="T20_20">które</text:span><text:span text:style-name="T20_21"><text:s/></text:span><text:span text:style-name="T20_22">dopiero</text:span><text:span text:style-name="T20_23"><text:s/></text:span><text:span text:style-name="T20_24">zaczynają</text:span><text:span text:style-name="T20_25"><text:s/></text:span><text:span text:style-name="T20_26">kucykowo</text:span><text:span text:style-name="T20_27">-</text:span><text:span text:style-name="T20_28">artystyczną</text:span><text:span text:style-name="T20_29"><text:s/></text:span><text:span text:style-name="T20_30">przygodę</text:span><text:span text:style-name="T20_31"><text:s/></text:span><text:span text:style-name="T20_32">i</text:span><text:span text:style-name="T20_33"><text:s/></text:span><text:span text:style-name="T20_34">zastanawiają</text:span><text:span text:style-name="T20_35"><text:s/></text:span><text:span text:style-name="T20_36">się</text:span><text:span text:style-name="T20_37">,<text:s/></text:span><text:span text:style-name="T20_38">czy</text:span><text:span text:style-name="T20_39"><text:s/></text:span><text:span text:style-name="T20_40">kiedykolwiek</text:span><text:span text:style-name="T20_41"><text:s/></text:span><text:span text:style-name="T20_42">osiągną</text:span><text:span text:style-name="T20_43"><text:s/></text:span><text:span text:style-name="T20_44">coś</text:span><text:span text:style-name="T20_45"><text:s/></text:span><text:span text:style-name="T20_46">więcej</text:span><text:span text:style-name="T20_47"><text:s/></text:span><text:span text:style-name="T20_48">niż</text:span><text:span text:style-name="T20_49"><text:s/></text:span><text:span text:style-name="T20_50">dwa</text:span><text:span text:style-name="T20_51"><text:s/></text:span><text:span text:style-name="T20_52">lajki</text:span><text:span text:style-name="T20_53"><text:s/></text:span><text:span text:style-name="T20_54">na</text:span><text:span text:style-name="T20_55"><text:s/></text:span><text:span text:style-name="T20_56">fejsie</text:span><text:span text:style-name="T20_57">.<text:s/></text:span><text:span text:style-name="T20_58">Jak</text:span><text:span text:style-name="T20_59"><text:s/></text:span><text:span text:style-name="T20_60">wyglądała</text:span><text:span text:style-name="T20_61"><text:s/></text:span><text:span text:style-name="T20_62">Twoja</text:span><text:span text:style-name="T20_63"><text:s/></text:span><text:span text:style-name="T20_64">praca</text:span><text:span text:style-name="T20_65"><text:s/></text:span><text:span text:style-name="T20_66">na</text:span><text:span text:style-name="T20_67"><text:s/></text:span><text:span text:style-name="T20_68">samym</text:span><text:span text:style-name="T20_69"><text:s/></text:span><text:span text:style-name="T20_70">początku</text:span><text:span text:style-name="T20_71">?<text:s/></text:span><text:span text:style-name="T20_72">Wtedy</text:span><text:span text:style-name="T20_73"><text:s/></text:span><text:span text:style-name="T20_74">z</text:span><text:span text:style-name="T20_75"><text:s/></text:span><text:span text:style-name="T20_76">reguły</text:span><text:span text:style-name="T20_77"><text:s/></text:span><text:span text:style-name="T20_78">bardzo</text:span><text:span text:style-name="T20_79"><text:s/></text:span><text:span text:style-name="T20_80">brakuje</text:span><text:span text:style-name="T20_81"><text:s/></text:span><text:span text:style-name="T20_82">motywacji</text:span><text:span text:style-name="T20_83">,<text:s/></text:span><text:span text:style-name="T20_84">aby</text:span><text:span text:style-name="T20_85"><text:s/></text:span><text:span text:style-name="T20_86">się</text:span><text:span text:style-name="T20_87"><text:s/></text:span><text:span text:style-name="T20_88">w</text:span><text:span text:style-name="T20_89"><text:s/></text:span><text:span text:style-name="T20_90">ogóle</text:span><text:span text:style-name="T20_91"><text:s/></text:span><text:span text:style-name="T20_92">starać</text:span><text:span text:style-name="T20_93">.</text:span></text:p>
      <text:p text:style-name="P21"><text:span text:style-name="T21_1"><text:s/></text:span></text:p>
      <text:p text:style-name="P22"><text:span text:style-name="T22_1">R</text:span><text:span text:style-name="T22_2">:</text:span><text:span text:style-name="T22_3"><text:s/></text:span><text:span text:style-name="T22_4">Przede</text:span><text:span text:style-name="T22_5"><text:s/></text:span><text:span text:style-name="T22_6">wszystkim</text:span><text:span text:style-name="T22_7"><text:s/></text:span><text:span text:style-name="T22_8">wydawało</text:span><text:span text:style-name="T22_9"><text:s/></text:span><text:span text:style-name="T22_10">mi</text:span><text:span text:style-name="T22_11"><text:s/></text:span><text:span text:style-name="T22_12">się</text:span><text:span text:style-name="T22_13">,<text:s/></text:span><text:span text:style-name="T22_14">że</text:span><text:span text:style-name="T22_15"><text:s/></text:span><text:span text:style-name="T22_16">coś</text:span><text:span text:style-name="T22_17"><text:s/></text:span><text:span text:style-name="T22_18">umiem</text:span><text:span text:style-name="T22_19">,<text:s/></text:span><text:span text:style-name="T22_20">ale</text:span><text:span text:style-name="T22_21"><text:s/></text:span><text:span text:style-name="T22_22">potem</text:span><text:span text:style-name="T22_23">,<text:s/></text:span><text:span text:style-name="T22_24">kiedy</text:span><text:span text:style-name="T22_25"><text:s/></text:span><text:span text:style-name="T22_26">patrzyłem</text:span><text:span text:style-name="T22_27"><text:s/></text:span><text:span text:style-name="T22_28">na</text:span><text:span text:style-name="T22_29"><text:s/></text:span><text:span text:style-name="T22_30">postacie</text:span><text:span text:style-name="T22_31"><text:s/></text:span><text:span text:style-name="T22_32">zawarte</text:span><text:span text:style-name="T22_33"><text:s/></text:span><text:span text:style-name="T22_34">w</text:span><text:span text:style-name="T22_35"><text:s/></text:span><text:span text:style-name="T22_36">serialu</text:span><text:span text:style-name="T22_37"><text:s/></text:span><text:span text:style-name="T22_38">i</text:span><text:span text:style-name="T22_39"><text:s/></text:span><text:span text:style-name="T22_40">arty</text:span><text:span text:style-name="T22_41"><text:s/></text:span><text:span text:style-name="T22_42">innych</text:span><text:span text:style-name="T22_43">,<text:s/></text:span><text:span text:style-name="T22_44">dotarło</text:span><text:span text:style-name="T22_45"><text:s/></text:span><text:span text:style-name="T22_46">do</text:span><text:span text:style-name="T22_47"><text:s/></text:span><text:span text:style-name="T22_48">mnie</text:span><text:span text:style-name="T22_49">,<text:s/></text:span><text:span text:style-name="T22_50">jak</text:span><text:span text:style-name="T22_51"><text:s/></text:span><text:span text:style-name="T22_52">bardzo</text:span><text:span text:style-name="T22_53"><text:s/></text:span><text:span text:style-name="T22_54">okaleczałem</text:span><text:span text:style-name="T22_55"><text:s/></text:span><text:span text:style-name="T22_56">te</text:span><text:span text:style-name="T22_57"><text:s/></text:span><text:span text:style-name="T22_58">postacie</text:span><text:span text:style-name="T22_59">.<text:s/></text:span><text:span text:style-name="T22_60">Nie</text:span><text:span text:style-name="T22_61"><text:s/></text:span><text:span text:style-name="T22_62">miałem</text:span><text:span text:style-name="T22_63"><text:s/></text:span><text:span text:style-name="T22_64">żadnej</text:span><text:span text:style-name="T22_65"><text:s/></text:span><text:span text:style-name="T22_66">wiedzy</text:span><text:span text:style-name="T22_67"><text:s/></text:span><text:span text:style-name="T22_68">na</text:span><text:span text:style-name="T22_69"><text:s/></text:span><text:span text:style-name="T22_70">temat</text:span><text:span text:style-name="T22_71"><text:s/></text:span><text:span text:style-name="T22_72">serialowej</text:span><text:span text:style-name="T22_73">,<text:s/></text:span><text:span text:style-name="T22_74">kucykowej</text:span><text:span text:style-name="T22_75"><text:s/></text:span><text:span text:style-name="T22_76">anatomii</text:span><text:span text:style-name="T22_77"><text:s/></text:span><text:span text:style-name="T22_78">i</text:span><text:span text:style-name="T22_79"><text:s/></text:span><text:span text:style-name="T22_80">wszystko</text:span><text:span text:style-name="T22_81"><text:s/></text:span><text:span text:style-name="T22_82">robiłem</text:span><text:span text:style-name="T22_83"><text:s/></text:span><text:span text:style-name="T22_84">na</text:span><text:span text:style-name="T22_85"><text:s/></text:span><text:span text:style-name="T22_86">czuja</text:span><text:span text:style-name="T22_87">.<text:s/></text:span><text:span text:style-name="T22_88">Nie</text:span><text:span text:style-name="T22_89"><text:s/></text:span><text:span text:style-name="T22_90">spodziewałem</text:span><text:span text:style-name="T22_91"><text:s/></text:span><text:span text:style-name="T22_92">się</text:span><text:span text:style-name="T22_93"><text:s/></text:span><text:span text:style-name="T22_94">żadnej</text:span><text:span text:style-name="T22_95"><text:s/></text:span><text:span text:style-name="T22_96">sławy</text:span><text:span text:style-name="T22_97"><text:s/></text:span><text:span text:style-name="T22_98">i</text:span><text:span text:style-name="T22_99"><text:s/></text:span><text:span text:style-name="T22_100">nadal</text:span><text:span text:style-name="T22_101"><text:s/></text:span><text:span text:style-name="T22_102">jej</text:span><text:span text:style-name="T22_103"><text:s/></text:span><text:span text:style-name="T22_104">nie</text:span><text:span text:style-name="T22_105"><text:s/></text:span><text:span text:style-name="T22_106">oczekuję</text:span><text:span text:style-name="T22_107">,<text:s/></text:span><text:span text:style-name="T22_108">bo</text:span><text:span text:style-name="T22_109"><text:s/></text:span><text:span text:style-name="T22_110">wychodzę</text:span><text:span text:style-name="T22_111"><text:s/></text:span><text:span text:style-name="T22_112">z</text:span><text:span text:style-name="T22_113"><text:s/></text:span><text:span text:style-name="T22_114">założenia</text:span><text:span text:style-name="T22_115">,<text:s/></text:span><text:span text:style-name="T22_116">że</text:span><text:span text:style-name="T22_117"><text:s/></text:span><text:span text:style-name="T22_118">przychodzi</text:span><text:span text:style-name="T22_119"><text:s/></text:span><text:span text:style-name="T22_120">sama</text:span><text:span text:style-name="T22_121"><text:s/></text:span><text:span text:style-name="T22_122">i</text:span><text:span text:style-name="T22_123"><text:s/></text:span><text:span text:style-name="T22_124">trzeba</text:span><text:span text:style-name="T22_125"><text:s/></text:span><text:span text:style-name="T22_126">na</text:span><text:span text:style-name="T22_127"><text:s/></text:span><text:span text:style-name="T22_128">nią</text:span><text:span text:style-name="T22_129"><text:s/></text:span><text:span text:style-name="T22_130">zasłużyć</text:span><text:span text:style-name="T22_131">,<text:s/></text:span><text:span text:style-name="T22_132">nie</text:span><text:span text:style-name="T22_133"><text:s/></text:span><text:span text:style-name="T22_134">jej</text:span><text:span text:style-name="T22_135"><text:s/></text:span><text:span text:style-name="T22_136">żądać</text:span><text:span text:style-name="T22_137">,<text:s/></text:span><text:span text:style-name="T22_138">więc</text:span><text:span text:style-name="T22_139"><text:s/></text:span><text:span text:style-name="T22_140">robiłem</text:span><text:span text:style-name="T22_141"><text:s/></text:span><text:span text:style-name="T22_142">arty</text:span><text:span text:style-name="T22_143"><text:s/></text:span><text:span text:style-name="T22_144">dla</text:span><text:span text:style-name="T22_145"><text:s/></text:span><text:span text:style-name="T22_146">siebie</text:span><text:span text:style-name="T22_147">.<text:s/></text:span><text:span text:style-name="T22_148">Zauważałem</text:span><text:span text:style-name="T22_149"><text:s/></text:span><text:span text:style-name="T22_150">błędy</text:span><text:span text:style-name="T22_151"><text:s/></text:span><text:span text:style-name="T22_152">i</text:span><text:span text:style-name="T22_153"><text:s/></text:span><text:span text:style-name="T22_154">powoli</text:span><text:span text:style-name="T22_155"><text:s/></text:span><text:span text:style-name="T22_156">starałem</text:span><text:span text:style-name="T22_157"><text:s/></text:span><text:span text:style-name="T22_158">się</text:span><text:span text:style-name="T22_159"><text:s/></text:span><text:span text:style-name="T22_160">oglądać</text:span><text:span text:style-name="T22_161"><text:s/></text:span><text:span text:style-name="T22_162">tutoriale</text:span><text:span text:style-name="T22_163"><text:s/></text:span><text:span text:style-name="T22_164">i</text:span><text:span text:style-name="T22_165"><text:s/></text:span><text:span text:style-name="T22_166">sugerować</text:span><text:span text:style-name="T22_167"><text:s/></text:span><text:span text:style-name="T22_168">pracami</text:span><text:span text:style-name="T22_169"><text:s/></text:span><text:span text:style-name="T22_170">innych</text:span><text:span text:style-name="T22_171">,<text:s/></text:span><text:span text:style-name="T22_172">aby</text:span><text:span text:style-name="T22_173"><text:s/></text:span><text:span text:style-name="T22_174">moje</text:span><text:span text:style-name="T22_175"><text:s/></text:span><text:span text:style-name="T22_176">prace</text:span><text:span text:style-name="T22_177"><text:s/></text:span><text:span text:style-name="T22_178">stawały</text:span><text:span text:style-name="T22_179"><text:s/></text:span><text:span text:style-name="T22_180">się</text:span><text:span text:style-name="T22_181"><text:s/></text:span><text:span text:style-name="T22_182">coraz</text:span><text:span text:style-name="T22_183"><text:s/></text:span><text:span text:style-name="T22_184">lepsze</text:span><text:span text:style-name="T22_185">.<text:s/></text:span><text:span text:style-name="T22_186">No</text:span><text:span text:style-name="T22_187"><text:s/></text:span><text:span text:style-name="T22_188">i</text:span><text:span text:style-name="T22_189"><text:s/></text:span><text:span text:style-name="T22_190">nie</text:span><text:span text:style-name="T22_191"><text:s/></text:span><text:span text:style-name="T22_192">siedziałem</text:span><text:span text:style-name="T22_193"><text:s/></text:span><text:span text:style-name="T22_194">tak</text:span><text:span text:style-name="T22_195"><text:s/></text:span><text:span text:style-name="T22_196">mocno</text:span><text:span text:style-name="T22_197"><text:s/></text:span><text:span text:style-name="T22_198">w</text:span><text:span text:style-name="T22_199"><text:s/></text:span><text:span text:style-name="T22_200">fandomie</text:span><text:span text:style-name="T22_201">,<text:s/></text:span><text:span text:style-name="T22_202">że</text:span><text:span text:style-name="T22_203"><text:s/></text:span><text:span text:style-name="T22_204">wiązałem</text:span><text:span text:style-name="T22_205"><text:s/></text:span><text:span text:style-name="T22_206">z</text:span><text:span text:style-name="T22_207"><text:s/></text:span><text:span text:style-name="T22_208">tym</text:span><text:span text:style-name="T22_209"><text:s/></text:span><text:span text:style-name="T22_210">jakikolwiek</text:span><text:span text:style-name="T22_211"><text:s/></text:span><text:span text:style-name="T22_212">marzenia</text:span><text:span text:style-name="T22_213">.</text:span></text:p>
      <text:p text:style-name="P23"><text:span text:style-name="T23_1"><text:s/></text:span></text:p>
      <text:p text:style-name="P24"><text:span text:style-name="T24_1">SvM</text:span><text:span text:style-name="T24_2">:</text:span><text:span text:style-name="T24_3"><text:s/></text:span><text:span text:style-name="T24_4">Początkowo</text:span><text:span text:style-name="T24_5"><text:s/></text:span><text:span text:style-name="T24_6">przede</text:span><text:span text:style-name="T24_7"><text:s/></text:span><text:span text:style-name="T24_8">wszystkim</text:span><text:span text:style-name="T24_9"><text:s/></text:span><text:span text:style-name="T24_10">robiłeś</text:span><text:span text:style-name="T24_11"><text:s/></text:span><text:span text:style-name="T24_12">requesty</text:span><text:span text:style-name="T24_13"><text:s/></text:span><text:span text:style-name="T24_14">i</text:span><text:span text:style-name="T24_15"><text:s/></text:span><text:span text:style-name="T24_16">tanie</text:span><text:span text:style-name="T24_17"><text:s/></text:span><text:span text:style-name="T24_18">commissiony</text:span><text:span text:style-name="T24_19">.<text:s/></text:span><text:span text:style-name="T24_20">To</text:span><text:span text:style-name="T24_21"><text:s/></text:span><text:span text:style-name="T24_22">dobry</text:span><text:span text:style-name="T24_23"><text:s/></text:span><text:span text:style-name="T24_24">trening</text:span><text:span text:style-name="T24_25">?</text:span></text:p>
      <text:p text:style-name="P25"><text:span text:style-name="T25_1"><text:s/></text:span></text:p>
      <text:p text:style-name="P26"><text:span text:style-name="T26_1">R</text:span><text:span text:style-name="T26_2">:</text:span><text:span text:style-name="T26_3"><text:s/></text:span><text:span text:style-name="T26_4">Każda</text:span><text:span text:style-name="T26_5"><text:s/></text:span><text:span text:style-name="T26_6">forma</text:span><text:span text:style-name="T26_7"><text:s/></text:span><text:span text:style-name="T26_8">pracy</text:span><text:span text:style-name="T26_9"><text:s/></text:span><text:span text:style-name="T26_10">jest</text:span><text:span text:style-name="T26_11"><text:s/></text:span><text:span text:style-name="T26_12">dobrym</text:span><text:span text:style-name="T26_13"><text:s/></text:span><text:span text:style-name="T26_14">treningiem</text:span><text:span text:style-name="T26_15">,<text:s/></text:span><text:span text:style-name="T26_16">a</text:span><text:span text:style-name="T26_17"><text:s/></text:span><text:span text:style-name="T26_18">tym</text:span><text:span text:style-name="T26_19"><text:s/></text:span><text:span text:style-name="T26_20">bardziej</text:span><text:span text:style-name="T26_21"><text:s/></text:span><text:span text:style-name="T26_22">one</text:span><text:span text:style-name="T26_23">.<text:s/></text:span><text:span text:style-name="T26_24">Wiadomo</text:span><text:span text:style-name="T26_25">,<text:s/></text:span><text:span text:style-name="T26_26">że</text:span><text:span text:style-name="T26_27"><text:s/></text:span><text:span text:style-name="T26_28">jeśli</text:span><text:span text:style-name="T26_29"><text:s/></text:span><text:span text:style-name="T26_30">coś</text:span><text:span text:style-name="T26_31"><text:s/></text:span><text:span text:style-name="T26_32">się</text:span><text:span text:style-name="T26_33"><text:s/></text:span><text:span text:style-name="T26_34">robi</text:span><text:span text:style-name="T26_35"><text:s/></text:span><text:span text:style-name="T26_36">na</text:span><text:span text:style-name="T26_37"><text:s/></text:span><text:span text:style-name="T26_38">własną</text:span><text:span text:style-name="T26_39"><text:s/></text:span><text:span text:style-name="T26_40">modłę</text:span><text:span text:style-name="T26_41">,<text:s/></text:span><text:span text:style-name="T26_42">to</text:span><text:span text:style-name="T26_43"><text:s/></text:span><text:span text:style-name="T26_44">łatwo</text:span><text:span text:style-name="T26_45"><text:s/></text:span><text:span text:style-name="T26_46">wtedy</text:span><text:span text:style-name="T26_47"><text:s/></text:span><text:span text:style-name="T26_48">osiągnąć</text:span><text:span text:style-name="T26_49"><text:s/></text:span><text:span text:style-name="T26_50">taki</text:span><text:span text:style-name="T26_51"><text:s/></text:span><text:span text:style-name="T26_52">niepożądany</text:span><text:span text:style-name="T26_53"><text:s/></text:span><text:span text:style-name="T26_54">efekt</text:span><text:span text:style-name="T26_55"><text:s/></text:span><text:span text:style-name="T26_56">zastoju</text:span><text:span text:style-name="T26_57">,<text:s/></text:span><text:span text:style-name="T26_58">gdyż</text:span><text:span text:style-name="T26_59"><text:s/></text:span><text:span text:style-name="T26_60">możesz</text:span><text:span text:style-name="T26_61"><text:s/></text:span><text:span text:style-name="T26_62">sobie</text:span><text:span text:style-name="T26_63"><text:s/></text:span><text:span text:style-name="T26_64">upatrzyć</text:span><text:span text:style-name="T26_65"><text:s/></text:span><text:span text:style-name="T26_66">jeden</text:span><text:span text:style-name="T26_67"><text:s/></text:span><text:span text:style-name="T26_68">schemat</text:span><text:span text:style-name="T26_69">,<text:s/></text:span><text:span text:style-name="T26_70">którego</text:span><text:span text:style-name="T26_71"><text:s/></text:span><text:span text:style-name="T26_72">wciąż</text:span><text:span text:style-name="T26_73"><text:s/></text:span><text:span text:style-name="T26_74">będziesz</text:span><text:span text:style-name="T26_75"><text:s/></text:span><text:span text:style-name="T26_76">się</text:span><text:span text:style-name="T26_77"><text:s/></text:span><text:span text:style-name="T26_78">trzymać</text:span><text:span text:style-name="T26_79"><text:s/></text:span><text:span text:style-name="T26_80">i</text:span><text:span text:style-name="T26_81"><text:s/></text:span><text:span text:style-name="T26_82">będziesz</text:span><text:span text:style-name="T26_83"><text:s/></text:span><text:span text:style-name="T26_84">się</text:span><text:span text:style-name="T26_85"><text:s/></text:span><text:span text:style-name="T26_86">doskonalić</text:span><text:span text:style-name="T26_87"><text:s/></text:span><text:span text:style-name="T26_88">tylko</text:span><text:span text:style-name="T26_89"><text:s/></text:span><text:span text:style-name="T26_90">w</text:span><text:span text:style-name="T26_91"><text:s/></text:span><text:span text:style-name="T26_92">tym</text:span><text:span text:style-name="T26_93"><text:s/></text:span><text:span text:style-name="T26_94">jednym</text:span><text:span text:style-name="T26_95"><text:s/></text:span><text:span text:style-name="T26_96">kierunku</text:span><text:span text:style-name="T26_97">.<text:s/></text:span><text:span text:style-name="T26_98">Kiedy</text:span><text:span text:style-name="T26_99"><text:s/></text:span><text:span text:style-name="T26_100">przyjmujesz</text:span><text:span text:style-name="T26_101"><text:s/></text:span><text:span text:style-name="T26_102">commissiony</text:span><text:span text:style-name="T26_103">,<text:s/></text:span><text:span text:style-name="T26_104">to</text:span><text:span text:style-name="T26_105"><text:s/></text:span><text:span text:style-name="T26_106">jesteś</text:span><text:span text:style-name="T26_107"><text:s/></text:span><text:span text:style-name="T26_108">zmuszony</text:span><text:span text:style-name="T26_109"><text:s/></text:span><text:span text:style-name="T26_110">dostosować</text:span><text:span text:style-name="T26_111"><text:s/></text:span><text:span text:style-name="T26_112">się</text:span><text:span text:style-name="T26_113"><text:s/></text:span><text:span text:style-name="T26_114">do</text:span><text:span text:style-name="T26_115"><text:s/></text:span><text:span text:style-name="T26_116">wizji</text:span><text:span text:style-name="T26_117"><text:s/></text:span><text:span text:style-name="T26_118">osoby</text:span><text:span text:style-name="T26_119">,<text:s/></text:span><text:span text:style-name="T26_120">która</text:span><text:span text:style-name="T26_121"><text:s/></text:span><text:span text:style-name="T26_122">tę</text:span><text:span text:style-name="T26_123"><text:s/></text:span><text:span text:style-name="T26_124">postać</text:span><text:span text:style-name="T26_125"><text:s/></text:span><text:span text:style-name="T26_126">zamówiła</text:span><text:span text:style-name="T26_127">.<text:s/></text:span><text:span text:style-name="T26_128">Widzi</text:span><text:span text:style-name="T26_129"><text:s/></text:span><text:span text:style-name="T26_130">ją</text:span><text:span text:style-name="T26_131"><text:s/></text:span><text:span text:style-name="T26_132">w</text:span><text:span text:style-name="T26_133"><text:s/></text:span><text:span text:style-name="T26_134">jakiejś</text:span><text:span text:style-name="T26_135"><text:s/></text:span><text:span text:style-name="T26_136">pozie</text:span><text:span text:style-name="T26_137">,<text:s/></text:span><text:span text:style-name="T26_138">ubraniu</text:span><text:span text:style-name="T26_139">,<text:s/></text:span><text:span text:style-name="T26_140">pokazaną</text:span><text:span text:style-name="T26_141"><text:s/></text:span><text:span text:style-name="T26_142">z</text:span><text:span text:style-name="T26_143"><text:s/></text:span><text:span text:style-name="T26_144">różnych</text:span><text:span text:style-name="T26_145"><text:s/></text:span><text:span text:style-name="T26_146">perspektyw</text:span><text:span text:style-name="T26_147">,<text:s/></text:span><text:span text:style-name="T26_148">oddającą</text:span><text:span text:style-name="T26_149"><text:s/></text:span><text:span text:style-name="T26_150">na</text:span><text:span text:style-name="T26_151"><text:s/></text:span><text:span text:style-name="T26_152">rysunku</text:span><text:span text:style-name="T26_153"><text:s/></text:span><text:span text:style-name="T26_154">różnorakie</text:span><text:span text:style-name="T26_155"><text:s/></text:span><text:span text:style-name="T26_156">emocje</text:span><text:span text:style-name="T26_157">.<text:s/></text:span><text:span text:style-name="T26_158">Dzięki</text:span><text:span text:style-name="T26_159"><text:s/></text:span><text:span text:style-name="T26_160">temu</text:span><text:span text:style-name="T26_161"><text:s/></text:span><text:span text:style-name="T26_162">wychodzisz</text:span><text:span text:style-name="T26_163"><text:s/></text:span><text:span text:style-name="T26_164">dalej</text:span><text:span text:style-name="T26_165"><text:s/></text:span><text:span text:style-name="T26_166">poza</text:span><text:span text:style-name="T26_167"><text:s/></text:span><text:span text:style-name="T26_168">rysowanie</text:span><text:span text:style-name="T26_169"><text:s/></text:span><text:span text:style-name="T26_170">swojego</text:span><text:span text:style-name="T26_171"><text:s/></text:span><text:span text:style-name="T26_172">OC</text:span><text:span text:style-name="T26_173"><text:s/></text:span><text:span text:style-name="T26_174">wpatrzonego</text:span><text:span text:style-name="T26_175"><text:s/></text:span><text:span text:style-name="T26_176">w</text:span><text:span text:style-name="T26_177"><text:s/></text:span><text:span text:style-name="T26_178">nicość</text:span><text:span text:style-name="T26_179">.</text:span></text:p>
      <text:p text:style-name="P27"><text:span text:style-name="T27_1"><text:s/></text:span></text:p>
      <text:p text:style-name="P28"><text:span text:style-name="T28_1">SvM</text:span><text:span text:style-name="T28_2">:</text:span><text:span text:style-name="T28_3"><text:s/></text:span><text:span text:style-name="T28_4">Ok</text:span><text:span text:style-name="T28_5">,<text:s/></text:span><text:span text:style-name="T28_6">to</text:span><text:span text:style-name="T28_7"><text:s/></text:span><text:span text:style-name="T28_8">teraz</text:span><text:span text:style-name="T28_9"><text:s/></text:span><text:span text:style-name="T28_10">może</text:span><text:span text:style-name="T28_11"><text:s/></text:span><text:span text:style-name="T28_12">przejdźmy</text:span><text:span text:style-name="T28_13"><text:s/></text:span><text:span text:style-name="T28_14">z</text:span><text:span text:style-name="T28_15"><text:s/></text:span><text:span text:style-name="T28_16">ogółu</text:span><text:span text:style-name="T28_17"><text:s/></text:span><text:span text:style-name="T28_18">rysowania</text:span><text:span text:style-name="T28_19"><text:s/></text:span><text:span text:style-name="T28_20">do</text:span><text:span text:style-name="T28_21"><text:s/></text:span><text:span text:style-name="T28_22">kariery</text:span><text:span text:style-name="T28_23">.<text:s/></text:span><text:span text:style-name="T28_24">Jedno</text:span><text:span text:style-name="T28_25">,<text:s/></text:span><text:span text:style-name="T28_26">dwa</text:span><text:span text:style-name="T28_27"><text:s/></text:span><text:span text:style-name="T28_28">pytania</text:span><text:span text:style-name="T28_29">.<text:s/></text:span><text:span text:style-name="T28_30">Pierwsze</text:span><text:span text:style-name="T28_31">,<text:s/></text:span><text:span text:style-name="T28_32">który</text:span><text:span text:style-name="T28_33"><text:s/></text:span><text:span text:style-name="T28_34">moment</text:span><text:span text:style-name="T28_35"><text:s/></text:span><text:span text:style-name="T28_36">określiłbyś</text:span><text:span text:style-name="T28_37"><text:s/></text:span><text:span text:style-name="T28_38">jako</text:span><text:span text:style-name="T28_39"><text:s/></text:span><text:span text:style-name="T28_40">początek</text:span><text:span text:style-name="T28_41"><text:s/></text:span><text:span text:style-name="T28_42">robienia</text:span><text:span text:style-name="T28_43"><text:s/></text:span><text:span text:style-name="T28_44">tych</text:span><text:span text:style-name="T28_45"><text:s/></text:span><text:span text:style-name="T28_46">kucyków</text:span><text:span text:style-name="T28_47"><text:s/></text:span><text:span text:style-name="T28_48">na</text:span><text:span text:style-name="T28_49"><text:s/></text:span><text:span text:style-name="T28_50">poważnie</text:span><text:span text:style-name="T28_51">?</text:span></text:p>
      <text:p text:style-name="P29"><text:span text:style-name="T29_1"><text:s/></text:span></text:p>
      <text:p text:style-name="P30"><text:span text:style-name="T30_1">R</text:span><text:span text:style-name="T30_2">:</text:span><text:span text:style-name="T30_3"><text:s/></text:span><text:span text:style-name="T30_4">Jeśli</text:span><text:span text:style-name="T30_5"><text:s/></text:span><text:span text:style-name="T30_6">miałbym</text:span><text:span text:style-name="T30_7"><text:s/></text:span><text:span text:style-name="T30_8">wybrać</text:span><text:span text:style-name="T30_9"><text:s/></text:span><text:span text:style-name="T30_10">ten</text:span><text:span text:style-name="T30_11"><text:s/></text:span><text:span text:style-name="T30_12">jeden</text:span><text:span text:style-name="T30_13">,<text:s/></text:span><text:span text:style-name="T30_14">to</text:span><text:span text:style-name="T30_15"><text:s/></text:span><text:span text:style-name="T30_16">z</text:span><text:span text:style-name="T30_17"><text:s/></text:span><text:span text:style-name="T30_18">pewnością</text:span><text:span text:style-name="T30_19"><text:s/></text:span><text:span text:style-name="T30_20">jest</text:span><text:span text:style-name="T30_21"><text:s/></text:span><text:span text:style-name="T30_22">to</text:span><text:span text:style-name="T30_23"><text:s/></text:span><text:span text:style-name="T30_24">narysowanie</text:span><text:span text:style-name="T30_25"><text:s/></text:span><text:span text:style-name="T30_26">na</text:span><text:span text:style-name="T30_27"><text:s/></text:span><text:span text:style-name="T30_28">początku</text:span><text:span text:style-name="T30_29"><text:s/></text:span><text:span text:style-name="T30_30">znajomości</text:span><text:span text:style-name="T30_31"><text:s/></text:span><text:span text:style-name="T30_32">dla</text:span><text:span text:style-name="T30_33"><text:s/></text:span><text:span text:style-name="T30_34"><office:annotation><dc:creator/><text:p text:style-name="P31"><text:span text:style-name="T31_1">Nie</text:span><text:span text:style-name="T31_2"><text:s/></text:span><text:span text:style-name="T31_3">jestem</text:span><text:span text:style-name="T31_4"><text:s/></text:span><text:span text:style-name="T31_5">przekonany</text:span><text:span text:style-name="T31_6"><text:s/></text:span><text:span text:style-name="T31_7">co</text:span><text:span text:style-name="T31_8"><text:s/></text:span><text:span text:style-name="T31_9">do</text:span><text:span text:style-name="T31_10"><text:s/></text:span><text:span text:style-name="T31_11">zasadności</text:span><text:span text:style-name="T31_12"><text:s/></text:span><text:span text:style-name="T31_13">użycia</text:span><text:span text:style-name="T31_14"><text:s/></text:span><text:span text:style-name="T31_15">w</text:span><text:span text:style-name="T31_16"><text:s/></text:span><text:span text:style-name="T31_17">stosunku</text:span><text:span text:style-name="T31_18"><text:s/></text:span><text:span text:style-name="T31_19">do</text:span><text:span text:style-name="T31_20"><text:s/></text:span><text:span text:style-name="T31_21">rozmówcy</text:span><text:span text:style-name="T31_22"><text:s/>3<text:s/></text:span><text:span text:style-name="T31_23">osoby</text:span><text:span text:style-name="T31_24">...</text:span></text:p></office:annotation></text:span><text:span text:style-name="T31_25"><office:annotation><dc:creator/><text:p text:style-name="P32"><text:span text:style-name="T32_1">Tak</text:span><text:span text:style-name="T32_2"><text:s/></text:span><text:span text:style-name="T32_3">mi</text:span><text:span text:style-name="T32_4"><text:s/></text:span><text:span text:style-name="T32_5">powiedział</text:span><text:span text:style-name="T32_6"><text:s/></text:span><text:span text:style-name="T32_7">w</text:span><text:span text:style-name="T32_8"><text:s/></text:span><text:span text:style-name="T32_9">czasie</text:span><text:span text:style-name="T32_10"><text:s/></text:span><text:span text:style-name="T32_11">rozmowy</text:span><text:span text:style-name="T32_12">.</text:span></text:p></office:annotation></text:span><text:span text:style-name="T32_13">SPIDIvonMARDERa</text:span><text:span text:style-name="T32_14">,<text:s/></text:span><text:span text:style-name="T32_15">kiedy</text:span><text:span text:style-name="T32_16"><text:s/></text:span><text:span text:style-name="T32_17">narysowałem</text:span><text:span text:style-name="T32_18"><text:s/></text:span><text:span text:style-name="T32_19">postać</text:span><text:span text:style-name="T32_20"><text:s/></text:span><text:span text:style-name="T32_21">z</text:span><text:span text:style-name="T32_22"><text:s/></text:span><text:span text:style-name="T32_23">jego</text:span><text:span text:style-name="T32_24"><text:s/></text:span><text:span text:style-name="T32_25">fanfika</text:span><text:span text:style-name="T32_26"><text:s/>„</text:span><text:span text:style-name="T32_27">Żelazny</text:span><text:span text:style-name="T32_28"><text:s/></text:span><text:span text:style-name="T32_29">Księżyc</text:span><text:span text:style-name="T32_30">”</text:span><text:span text:style-name="T32_31">.<text:s/></text:span><text:span text:style-name="T32_32">Wtedy</text:span><text:span text:style-name="T32_33"><text:s/></text:span><text:span text:style-name="T32_34">postanowiliśmy</text:span><text:span text:style-name="T32_35"><text:s/></text:span><text:span text:style-name="T32_36">rozpocząć</text:span><text:span text:style-name="T32_37"><text:s/></text:span><text:span text:style-name="T32_38">współpracę</text:span><text:span text:style-name="T32_39">.<text:s/></text:span><text:span text:style-name="T32_40">Chciałem</text:span><text:span text:style-name="T32_41"><text:s/></text:span><text:span text:style-name="T32_42">dla</text:span><text:span text:style-name="T32_43"><text:s/></text:span><text:span text:style-name="T32_44">niego</text:span><text:span text:style-name="T32_45"><text:s/></text:span><text:span text:style-name="T32_46">wykonywać</text:span><text:span text:style-name="T32_47"><text:s/></text:span><text:span text:style-name="T32_48">coraz</text:span><text:span text:style-name="T32_49"><text:s/></text:span><text:span text:style-name="T32_50">to</text:span><text:span text:style-name="T32_51"><text:s/></text:span><text:span text:style-name="T32_52">bardziej</text:span><text:span text:style-name="T32_53"><text:s/></text:span><text:span text:style-name="T32_54">różnorodne</text:span><text:span text:style-name="T32_55"><text:s/></text:span><text:span text:style-name="T32_56">ilustracje</text:span><text:span text:style-name="T32_57"><text:s/></text:span><text:span text:style-name="T32_58">związane</text:span><text:span text:style-name="T32_59"><text:s/></text:span><text:span text:style-name="T32_60">z</text:span><text:span text:style-name="T32_61"><text:s/></text:span><text:span text:style-name="T32_62">opowiadaniem</text:span><text:span text:style-name="T32_63">.<text:s/></text:span><text:span text:style-name="T32_64">A</text:span><text:span text:style-name="T32_65"><text:s/></text:span><text:span text:style-name="T32_66">jeśli</text:span><text:span text:style-name="T32_67"><text:s/></text:span><text:span text:style-name="T32_68">miałbym</text:span><text:span text:style-name="T32_69"><text:s/></text:span><text:span text:style-name="T32_70">wybrać</text:span><text:span text:style-name="T32_71"><text:s/></text:span><text:span text:style-name="T32_72">ten</text:span><text:span text:style-name="T32_73"><text:s/></text:span><text:span text:style-name="T32_74">punkt</text:span><text:span text:style-name="T32_75"><text:s/></text:span><text:span text:style-name="T32_76">zwrotny</text:span><text:span text:style-name="T32_77"><text:s/></text:span><text:span text:style-name="T32_78">w</text:span><text:span text:style-name="T32_79"><text:s/></text:span><text:span text:style-name="T32_80">samych</text:span><text:span text:style-name="T32_81"><text:s/></text:span><text:span text:style-name="T32_82">commissionach</text:span><text:span text:style-name="T32_83">,<text:s/></text:span><text:span text:style-name="T32_84">to</text:span><text:span text:style-name="T32_85"><text:s/></text:span><text:span text:style-name="T32_86">byłaby</text:span><text:span text:style-name="T32_87"><text:s/></text:span><text:span text:style-name="T32_88">to</text:span><text:span text:style-name="T32_89"><text:s/></text:span><text:span text:style-name="T32_90">praca</text:span><text:span text:style-name="T32_91"><text:s/></text:span><text:span text:style-name="T32_92">dla</text:span><text:span text:style-name="T32_93"><text:s/></text:span><text:span text:style-name="T32_94">Ethernala</text:span><text:span text:style-name="T32_95">.<text:s/></text:span><text:span text:style-name="T32_96">Była</text:span><text:span text:style-name="T32_97"><text:s/></text:span><text:span text:style-name="T32_98">to</text:span><text:span text:style-name="T32_99"><text:s/></text:span><text:span text:style-name="T32_100">zebra</text:span><text:span text:style-name="T32_101"><text:s/></text:span><text:span text:style-name="T32_102">w</text:span><text:span text:style-name="T32_103"><text:s/></text:span><text:span text:style-name="T32_104">specyficznym</text:span><text:span text:style-name="T32_105"><text:s/></text:span><text:span text:style-name="T32_106">stroju</text:span><text:span text:style-name="T32_107"><text:s/></text:span><text:span text:style-name="T32_108">i</text:span><text:span text:style-name="T32_109"><text:s/></text:span><text:span text:style-name="T32_110">zaczepionym</text:span><text:span text:style-name="T32_111"><text:s/></text:span><text:span text:style-name="T32_112">na</text:span><text:span text:style-name="T32_113"><text:s/></text:span><text:span text:style-name="T32_114">boku</text:span><text:span text:style-name="T32_115"><text:s/></text:span><text:span text:style-name="T32_116">karabinem</text:span><text:span text:style-name="T32_117">.<text:s/></text:span><text:span text:style-name="T32_118">Ale</text:span><text:span text:style-name="T32_119"><text:s/></text:span><text:span text:style-name="T32_120">zaczęło</text:span><text:span text:style-name="T32_121"><text:s/></text:span><text:span text:style-name="T32_122">się</text:span><text:span text:style-name="T32_123"><text:s/></text:span><text:span text:style-name="T32_124">od</text:span><text:span text:style-name="T32_125"><text:s/></text:span><text:span text:style-name="T32_126">Dorniera</text:span><text:span text:style-name="T32_127">.</text:span></text:p>
      <text:p text:style-name="P33"><text:span text:style-name="T33_1"><text:s/></text:span></text:p>
      <text:p text:style-name="P34"><text:span text:style-name="T34_1">SvM</text:span><text:span text:style-name="T34_2">:</text:span><text:span text:style-name="T34_3"><text:s/></text:span><text:span text:style-name="T34_4">A</text:span><text:span text:style-name="T34_5"><text:s/></text:span><text:span text:style-name="T34_6">kolejny</text:span><text:span text:style-name="T34_7"><text:s/></text:span><text:span text:style-name="T34_8">punkt</text:span><text:span text:style-name="T34_9">,<text:s/></text:span><text:span text:style-name="T34_10">kiedy</text:span><text:span text:style-name="T34_11"><text:s/></text:span><text:span text:style-name="T34_12">zacząłeś</text:span><text:span text:style-name="T34_13"><text:s/></text:span><text:span text:style-name="T34_14">tworzyć</text:span><text:span text:style-name="T34_15"><text:s/></text:span><text:span text:style-name="T34_16">już</text:span><text:span text:style-name="T34_17"><text:s/></text:span><text:span text:style-name="T34_18">zamówienia</text:span><text:span text:style-name="T34_19"><text:s/></text:span><text:span text:style-name="T34_20">dużego</text:span><text:span text:style-name="T34_21"><text:s/></text:span><text:span text:style-name="T34_22">formatu</text:span><text:span text:style-name="T34_23">?</text:span></text:p>
      <text:p text:style-name="P35"><text:span text:style-name="T35_1"><text:s/></text:span></text:p>
      <text:p text:style-name="P36"><text:span text:style-name="T36_1">R</text:span><text:span text:style-name="T36_2">:</text:span><text:span text:style-name="T36_3"><text:s/></text:span><text:span text:style-name="T36_4">Duże</text:span><text:span text:style-name="T36_5"><text:s/></text:span><text:span text:style-name="T36_6">zamówienia</text:span><text:span text:style-name="T36_7"><text:s/></text:span><text:span text:style-name="T36_8">zacząłem</text:span><text:span text:style-name="T36_9"><text:s/></text:span><text:span text:style-name="T36_10">przyjmować</text:span><text:span text:style-name="T36_11"><text:s/></text:span><text:span text:style-name="T36_12">w</text:span><text:span text:style-name="T36_13"><text:s/></text:span><text:span text:style-name="T36_14">momencie</text:span><text:span text:style-name="T36_15"><text:s/></text:span><text:span text:style-name="T36_16">zareklamowania</text:span><text:span text:style-name="T36_17"><text:s/></text:span><text:span text:style-name="T36_18">swoich</text:span><text:span text:style-name="T36_19"><text:s/></text:span><text:span text:style-name="T36_20">usług</text:span><text:span text:style-name="T36_21"><text:s/></text:span><text:span text:style-name="T36_22">na</text:span><text:span text:style-name="T36_23"><text:s/></text:span><text:span text:style-name="T36_24">stronie</text:span><text:span text:style-name="T36_25"><text:s/></text:span><text:span text:style-name="T36_26">MLP</text:span><text:span text:style-name="T36_27"><text:s/></text:span><text:span text:style-name="T36_28">Forums</text:span><text:span text:style-name="T36_29"><text:s/>(</text:span><text:span text:style-name="T36_30">największe</text:span><text:span text:style-name="T36_31"><text:s/></text:span><text:span text:style-name="T36_32">broniaczowe</text:span><text:span text:style-name="T36_33"><text:s/></text:span><text:span text:style-name="T36_34">forum</text:span><text:span text:style-name="T36_35"><text:s/></text:span><text:span text:style-name="T36_36">ogólnoświatowe</text:span><text:span text:style-name="T36_37">)<text:s/></text:span><text:span text:style-name="T36_38">i</text:span><text:span text:style-name="T36_39"><text:s/></text:span><text:span text:style-name="T36_40">tam</text:span><text:span text:style-name="T36_41"><text:s/></text:span><text:span text:style-name="T36_42">w</text:span><text:span text:style-name="T36_43"><text:s/></text:span><text:span text:style-name="T36_44">sumie</text:span><text:span text:style-name="T36_45"><text:s/></text:span><text:span text:style-name="T36_46">nie</text:span><text:span text:style-name="T36_47"><text:s/></text:span><text:span text:style-name="T36_48">spodziewałem</text:span><text:span text:style-name="T36_49"><text:s/></text:span><text:span text:style-name="T36_50">się</text:span><text:span text:style-name="T36_51"><text:s/></text:span><text:span text:style-name="T36_52">dużego</text:span><text:span text:style-name="T36_53"><text:s/></text:span><text:span text:style-name="T36_54">zainteresowania</text:span><text:span text:style-name="T36_55">.<text:s/></text:span><text:span text:style-name="T36_56">Jednakże</text:span><text:span text:style-name="T36_57"><text:s/></text:span><text:span text:style-name="T36_58">szybko</text:span><text:span text:style-name="T36_59"><text:s/></text:span><text:span text:style-name="T36_60">okazało</text:span><text:span text:style-name="T36_61"><text:s/></text:span><text:span text:style-name="T36_62">się</text:span><text:span text:style-name="T36_63">,<text:s/></text:span><text:span text:style-name="T36_64">że</text:span><text:span text:style-name="T36_65"><text:s/></text:span><text:span text:style-name="T36_66">ludzie</text:span><text:span text:style-name="T36_67"><text:s/></text:span><text:span text:style-name="T36_68">zaczęli</text:span><text:span text:style-name="T36_69"><text:s/></text:span><text:span text:style-name="T36_70">korzystać</text:span><text:span text:style-name="T36_71"><text:s/></text:span><text:span text:style-name="T36_72">z</text:span><text:span text:style-name="T36_73"><text:s/></text:span><text:span text:style-name="T36_74">moich</text:span><text:span text:style-name="T36_75"><text:s/></text:span><text:span text:style-name="T36_76">usług</text:span><text:span text:style-name="T36_77"><text:s/></text:span><text:span text:style-name="T36_78">i</text:span><text:span text:style-name="T36_79"><text:s/></text:span><text:span text:style-name="T36_80">dzisiaj</text:span><text:span text:style-name="T36_81"><text:s/></text:span><text:span text:style-name="T36_82">co</text:span><text:span text:style-name="T36_83"><text:s/></text:span><text:span text:style-name="T36_84">chwilę</text:span><text:span text:style-name="T36_85"><text:s/></text:span><text:span text:style-name="T36_86">dostaję</text:span><text:span text:style-name="T36_87"><text:s/></text:span><text:span text:style-name="T36_88">na</text:span><text:span text:style-name="T36_89"><text:s/></text:span><text:span text:style-name="T36_90">skrzynkę</text:span><text:span text:style-name="T36_91"><text:s/></text:span><text:span text:style-name="T36_92">mailową</text:span><text:span text:style-name="T36_93"><text:s/></text:span><text:span text:style-name="T36_94">wiadomości</text:span><text:span text:style-name="T36_95">,<text:s/></text:span><text:span text:style-name="T36_96">że</text:span><text:span text:style-name="T36_97"><text:s/></text:span><text:span text:style-name="T36_98">jakiś</text:span><text:span text:style-name="T36_99"><text:s/></text:span><text:span text:style-name="T36_100">produkt</text:span><text:span text:style-name="T36_101"><text:s/></text:span><text:span text:style-name="T36_102">został</text:span><text:span text:style-name="T36_103"><text:s/></text:span><text:span text:style-name="T36_104">zakupiony</text:span><text:span text:style-name="T36_105"><text:s/></text:span><text:span text:style-name="T36_106">i</text:span><text:span text:style-name="T36_107"><text:s/></text:span><text:span text:style-name="T36_108">szykuje</text:span><text:span text:style-name="T36_109"><text:s/></text:span><text:span text:style-name="T36_110">się</text:span><text:span text:style-name="T36_111"><text:s/></text:span><text:span text:style-name="T36_112">kolejne</text:span><text:span text:style-name="T36_113"><text:s/></text:span><text:span text:style-name="T36_114">zlecenie</text:span><text:span text:style-name="T36_115">,<text:s/></text:span><text:span text:style-name="T36_116">kiedy</text:span><text:span text:style-name="T36_117"><text:s/></text:span><text:span text:style-name="T36_118">jeszcze</text:span><text:span text:style-name="T36_119"><text:s/></text:span><text:span text:style-name="T36_120">nie</text:span><text:span text:style-name="T36_121"><text:s/></text:span><text:span text:style-name="T36_122">wykonałem</text:span><text:span text:style-name="T36_123"><text:s/></text:span><text:span text:style-name="T36_124">miliona</text:span><text:span text:style-name="T36_125"><text:s/></text:span><text:span text:style-name="T36_126">poprzednich</text:span><text:span text:style-name="T36_127">.<text:s/></text:span><text:span text:style-name="T36_128">Bogu</text:span><text:span text:style-name="T36_129"><text:s/></text:span><text:span text:style-name="T36_130">dzięki</text:span><text:span text:style-name="T36_131">,<text:s/></text:span><text:span text:style-name="T36_132">ludzie</text:span><text:span text:style-name="T36_133"><text:s/></text:span><text:span text:style-name="T36_134">tam</text:span><text:span text:style-name="T36_135"><text:s/></text:span><text:span text:style-name="T36_136">są</text:span><text:span text:style-name="T36_137"><text:s/></text:span><text:span text:style-name="T36_138">bardzo</text:span><text:span text:style-name="T36_139"><text:s/></text:span><text:span text:style-name="T36_140">wyrozumiali</text:span><text:span text:style-name="T36_141"><text:s/></text:span><text:span text:style-name="T36_142">i</text:span><text:span text:style-name="T36_143"><text:s/></text:span><text:span text:style-name="T36_144">wiedzą</text:span><text:span text:style-name="T36_145">,<text:s/></text:span><text:span text:style-name="T36_146">że</text:span><text:span text:style-name="T36_147"><text:s/></text:span><text:span text:style-name="T36_148">wykonanie</text:span><text:span text:style-name="T36_149"><text:s/></text:span><text:span text:style-name="T36_150">commisza</text:span><text:span text:style-name="T36_151"><text:s/></text:span><text:span text:style-name="T36_152">zajmuje</text:span><text:span text:style-name="T36_153"><text:s/></text:span><text:span text:style-name="T36_154">dużo</text:span><text:span text:style-name="T36_155"><text:s/></text:span><text:span text:style-name="T36_156">czasu</text:span><text:span text:style-name="T36_157">.<text:s/></text:span><text:span text:style-name="T36_158">Ale</text:span><text:span text:style-name="T36_159"><text:s/></text:span><text:span text:style-name="T36_160">to</text:span><text:span text:style-name="T36_161"><text:s/></text:span><text:span text:style-name="T36_162">tam</text:span><text:span text:style-name="T36_163"><text:s/></text:span><text:span text:style-name="T36_164">zaczęło</text:span><text:span text:style-name="T36_165"><text:s/></text:span><text:span text:style-name="T36_166">się</text:span><text:span text:style-name="T36_167"><text:s/></text:span><text:span text:style-name="T36_168">przyjmowanie</text:span><text:span text:style-name="T36_169"><text:s/></text:span><text:span text:style-name="T36_170">tych</text:span><text:span text:style-name="T36_171"><text:s/></text:span><text:span text:style-name="T36_172">dużych</text:span><text:span text:style-name="T36_173"><text:s/></text:span><text:span text:style-name="T36_174">zleceń</text:span><text:span text:style-name="T36_175">.</text:span></text:p>
      <text:p text:style-name="P37"><text:span text:style-name="T37_1"><text:s/></text:span></text:p>
      <text:p text:style-name="P38"><text:span text:style-name="T38_1">SvM</text:span><text:span text:style-name="T38_2">:</text:span><text:span text:style-name="T38_3"><text:s/></text:span><text:span text:style-name="T38_4">I</text:span><text:span text:style-name="T38_5"><text:s/></text:span><text:span text:style-name="T38_6">tak</text:span><text:span text:style-name="T38_7"><text:s/></text:span><text:span text:style-name="T38_8">dochodzimy</text:span><text:span text:style-name="T38_9"><text:s/></text:span><text:span text:style-name="T38_10">do</text:span><text:span text:style-name="T38_11"><text:s/></text:span><text:span text:style-name="T38_12">tych</text:span><text:span text:style-name="T38_13"><text:s/></text:span><text:span text:style-name="T38_14">ostatnich</text:span><text:span text:style-name="T38_15">,<text:s/></text:span><text:span text:style-name="T38_16">czyli</text:span><text:span text:style-name="T38_17"><text:s/></text:span><text:span text:style-name="T38_18">prac</text:span><text:span text:style-name="T38_19"><text:s/></text:span><text:span text:style-name="T38_20">dla</text:span><text:span text:style-name="T38_21"><text:s/></text:span><text:span text:style-name="T38_22">lektorek</text:span><text:span text:style-name="T38_23"><text:s/></text:span><text:span text:style-name="T38_24">angielskiej</text:span><text:span text:style-name="T38_25"><text:s/></text:span><text:span text:style-name="T38_26">wersji</text:span><text:span text:style-name="T38_27"><text:s/></text:span><text:span text:style-name="T38_28">językowej</text:span><text:span text:style-name="T38_29">,<text:s/></text:span><text:span text:style-name="T38_30">wpisów</text:span><text:span text:style-name="T38_31"><text:s/></text:span><text:span text:style-name="T38_32">na</text:span><text:span text:style-name="T38_33"><text:s/></text:span><text:span text:style-name="T38_34">Twitterze</text:span><text:span text:style-name="T38_35"><text:s/></text:span><text:span text:style-name="T38_36">od</text:span><text:span text:style-name="T38_37"><text:s/></text:span><text:span text:style-name="T38_38">Larsona</text:span><text:span text:style-name="T38_39">...</text:span></text:p>
      <text:p text:style-name="P39"><text:span text:style-name="T39_1"><text:s/></text:span></text:p>
      <text:p text:style-name="P40"><text:span text:style-name="T40_1">R</text:span><text:span text:style-name="T40_2">:</text:span><text:span text:style-name="T40_3"><text:s/></text:span><text:span text:style-name="T40_4">Moim</text:span><text:span text:style-name="T40_5"><text:s/></text:span><text:span text:style-name="T40_6">największym</text:span><text:span text:style-name="T40_7"><text:s/></text:span><text:span text:style-name="T40_8">commissionowym</text:span><text:span text:style-name="T40_9"><text:s/></text:span><text:span text:style-name="T40_10">klientem</text:span><text:span text:style-name="T40_11"><text:s/></text:span><text:span text:style-name="T40_12">okazał</text:span><text:span text:style-name="T40_13"><text:s/></text:span><text:span text:style-name="T40_14">się</text:span><text:span text:style-name="T40_15"><text:s/></text:span><text:span text:style-name="T40_16">być</text:span><text:span text:style-name="T40_17"><text:s/></text:span><text:span text:style-name="T40_18">mieszkaniec</text:span><text:span text:style-name="T40_19"><text:s/></text:span><text:span text:style-name="T40_20">Vancouver</text:span><text:span text:style-name="T40_21">,<text:s/></text:span><text:span text:style-name="T40_22">który</text:span><text:span text:style-name="T40_23"><text:s/></text:span><text:span text:style-name="T40_24">sygnuje</text:span><text:span text:style-name="T40_25"><text:s/></text:span><text:span text:style-name="T40_26">się</text:span><text:span text:style-name="T40_27"><text:s/></text:span><text:span text:style-name="T40_28">ksywą</text:span><text:span text:style-name="T40_29"><text:s/></text:span><text:span text:style-name="T40_30">Tipsy</text:span><text:span text:style-name="T40_31"><text:s/></text:span><text:span text:style-name="T40_32">albo</text:span><text:span text:style-name="T40_33"><text:s/></text:span><text:span text:style-name="T40_34">White</text:span><text:span text:style-name="T40_35"><text:s/></text:span><text:span text:style-name="T40_36">Blue</text:span><text:span text:style-name="T40_37">.<text:s/></text:span><text:span text:style-name="T40_38">W</text:span><text:span text:style-name="T40_39"><text:s/></text:span><text:span text:style-name="T40_40">sumie</text:span><text:span text:style-name="T40_41"><text:s/></text:span><text:span text:style-name="T40_42">zamawiał</text:span><text:span text:style-name="T40_43"><text:s/></text:span><text:span text:style-name="T40_44">on</text:span><text:span text:style-name="T40_45"><text:s/></text:span><text:span text:style-name="T40_46">u</text:span><text:span text:style-name="T40_47"><text:s/></text:span><text:span text:style-name="T40_48">mnie</text:span><text:span text:style-name="T40_49"><text:s/></text:span><text:span text:style-name="T40_50">te</text:span><text:span text:style-name="T40_51"><text:s/></text:span><text:span text:style-name="T40_52">największe</text:span><text:span text:style-name="T40_53"><text:s/></text:span><text:span text:style-name="T40_54">prace</text:span><text:span text:style-name="T40_55">,<text:s/></text:span><text:span text:style-name="T40_56">czyli</text:span><text:span text:style-name="T40_57"><text:s/></text:span><text:span text:style-name="T40_58">idące</text:span><text:span text:style-name="T40_59"><text:s/></text:span><text:span text:style-name="T40_60">po</text:span><text:span text:style-name="T40_61"><text:s/>45$,<text:s/></text:span><text:span text:style-name="T40_62">i</text:span><text:span text:style-name="T40_63"><text:s/></text:span><text:span text:style-name="T40_64">zaczął</text:span><text:span text:style-name="T40_65"><text:s/></text:span><text:span text:style-name="T40_66">zamawiać</text:span><text:span text:style-name="T40_67"><text:s/></text:span><text:span text:style-name="T40_68">coraz</text:span><text:span text:style-name="T40_69"><text:s/></text:span><text:span text:style-name="T40_70">więcej</text:span><text:span text:style-name="T40_71"><text:s/></text:span><text:span text:style-name="T40_72">i</text:span><text:span text:style-name="T40_73"><text:s/></text:span><text:span text:style-name="T40_74">w</text:span><text:span text:style-name="T40_75"><text:s/></text:span><text:span text:style-name="T40_76">tej</text:span><text:span text:style-name="T40_77"><text:s/></text:span><text:span text:style-name="T40_78">chwili</text:span><text:span text:style-name="T40_79"><text:s/></text:span><text:span text:style-name="T40_80">jest</text:span><text:span text:style-name="T40_81"><text:s/></text:span><text:span text:style-name="T40_82">moim</text:span><text:span text:style-name="T40_83"><text:s/></text:span><text:span text:style-name="T40_84">największym</text:span><text:span text:style-name="T40_85"><text:s/></text:span><text:span text:style-name="T40_86">klientem</text:span><text:span text:style-name="T40_87">.<text:s/></text:span><text:span text:style-name="T40_88">Z</text:span><text:span text:style-name="T40_89"><text:s/></text:span><text:span text:style-name="T40_90">klienta</text:span><text:span text:style-name="T40_91"><text:s/></text:span><text:span text:style-name="T40_92">zmienił</text:span><text:span text:style-name="T40_93"><text:s/></text:span><text:span text:style-name="T40_94">się</text:span><text:span text:style-name="T40_95"><text:s/></text:span><text:span text:style-name="T40_96">w</text:span><text:span text:style-name="T40_97"><text:s/></text:span><text:span text:style-name="T40_98">menadżera</text:span><text:span text:style-name="T40_99">.<text:s/></text:span><text:span text:style-name="T40_100">W</text:span><text:span text:style-name="T40_101"><text:s/></text:span><text:span text:style-name="T40_102">Vancouver</text:span><text:span text:style-name="T40_103"><text:s/></text:span><text:span text:style-name="T40_104">i</text:span><text:span text:style-name="T40_105"><text:s/></text:span><text:span text:style-name="T40_106">w</text:span><text:span text:style-name="T40_107"><text:s/></text:span><text:span text:style-name="T40_108">całej</text:span><text:span text:style-name="T40_109"><text:s/></text:span><text:span text:style-name="T40_110">Kanadzie</text:span><text:span text:style-name="T40_111"><text:s/></text:span><text:span text:style-name="T40_112">szuka</text:span><text:span text:style-name="T40_113"><text:s/></text:span><text:span text:style-name="T40_114">dla</text:span><text:span text:style-name="T40_115"><text:s/></text:span><text:span text:style-name="T40_116">mnie</text:span><text:span text:style-name="T40_117"><text:s/></text:span><text:span text:style-name="T40_118">klientów</text:span><text:span text:style-name="T40_119"><text:s/></text:span><text:span text:style-name="T40_120">i</text:span><text:span text:style-name="T40_121"><text:s/></text:span><text:span text:style-name="T40_122">sposobów</text:span><text:span text:style-name="T40_123">,<text:s/></text:span><text:span text:style-name="T40_124">aby</text:span><text:span text:style-name="T40_125"><text:s/></text:span><text:span text:style-name="T40_126">zrobić</text:span><text:span text:style-name="T40_127"><text:s/></text:span><text:span text:style-name="T40_128">mnie</text:span><text:span text:style-name="T40_129"><text:s/></text:span><text:span text:style-name="T40_130">sławnym</text:span><text:span text:style-name="T40_131">,<text:s/></text:span><text:span text:style-name="T40_132">cytując</text:span><text:span text:style-name="T40_133">:<text:s/>„</text:span><text:span text:style-name="T40_134">On</text:span><text:span text:style-name="T40_135"><text:s/></text:span><text:span text:style-name="T40_136">jeszcze</text:span><text:span text:style-name="T40_137"><text:s/></text:span><text:span text:style-name="T40_138">zrobi</text:span><text:span text:style-name="T40_139"><text:s/></text:span><text:span text:style-name="T40_140">ze</text:span><text:span text:style-name="T40_141"><text:s/></text:span><text:span text:style-name="T40_142">mnie</text:span><text:span text:style-name="T40_143"><text:s/></text:span><text:span text:style-name="T40_144">naprawdę</text:span><text:span text:style-name="T40_145"><text:s/></text:span><text:span text:style-name="T40_146">sławną</text:span><text:span text:style-name="T40_147"><text:s/></text:span><text:span text:style-name="T40_148">osobę</text:span><text:span text:style-name="T40_149">”.</text:span></text:p>
      <text:p text:style-name="P41"><text:span text:style-name="T41_1">W</text:span><text:span text:style-name="T41_2"><text:s/></text:span><text:span text:style-name="T41_3">ten</text:span><text:span text:style-name="T41_4"><text:s/></text:span><text:span text:style-name="T41_5">sposób</text:span><text:span text:style-name="T41_6"><text:s/></text:span><text:span text:style-name="T41_7">zasugerował</text:span><text:span text:style-name="T41_8">,<text:s/></text:span><text:span text:style-name="T41_9">abym</text:span><text:span text:style-name="T41_10"><text:s/></text:span><text:span text:style-name="T41_11">założył</text:span><text:span text:style-name="T41_12"><text:s/></text:span><text:span text:style-name="T41_13">Twittera</text:span><text:span text:style-name="T41_14">,<text:s/></text:span><text:span text:style-name="T41_15">bo</text:span><text:span text:style-name="T41_16"><text:s/></text:span><text:span text:style-name="T41_17">to</text:span><text:span text:style-name="T41_18"><text:s/></text:span><text:span text:style-name="T41_19">będzie</text:span><text:span text:style-name="T41_20"><text:s/></text:span><text:span text:style-name="T41_21">duży</text:span><text:span text:style-name="T41_22"><text:s/></text:span><text:span text:style-name="T41_23">skok</text:span><text:span text:style-name="T41_24">,<text:s/></text:span><text:span text:style-name="T41_25">jeśli</text:span><text:span text:style-name="T41_26"><text:s/></text:span><text:span text:style-name="T41_27">chodzi</text:span><text:span text:style-name="T41_28"><text:s/></text:span><text:span text:style-name="T41_29">o</text:span><text:span text:style-name="T41_30"><text:s/></text:span><text:span text:style-name="T41_31">sławę</text:span><text:span text:style-name="T41_32">.<text:s/></text:span><text:span text:style-name="T41_33">I</text:span><text:span text:style-name="T41_34"><text:s/></text:span><text:span text:style-name="T41_35">faktycznie</text:span><text:span text:style-name="T41_36">,<text:s/></text:span><text:span text:style-name="T41_37">jak</text:span><text:span text:style-name="T41_38"><text:s/></text:span><text:span text:style-name="T41_39">to</text:span><text:span text:style-name="T41_40"><text:s/></text:span><text:span text:style-name="T41_41">zrobiłem</text:span><text:span text:style-name="T41_42">,<text:s/></text:span><text:span text:style-name="T41_43">to</text:span><text:span text:style-name="T41_44"><text:s/></text:span><text:span text:style-name="T41_45">zaczęły</text:span><text:span text:style-name="T41_46"><text:s/></text:span><text:span text:style-name="T41_47">mnie</text:span><text:span text:style-name="T41_48"><text:s/></text:span><text:span text:style-name="T41_49">obserwować</text:span><text:span text:style-name="T41_50"><text:s/></text:span><text:span text:style-name="T41_51">takie</text:span><text:span text:style-name="T41_52"><text:s/></text:span><text:span text:style-name="T41_53">osoby</text:span><text:span text:style-name="T41_54"><text:s/></text:span><text:span text:style-name="T41_55">jak</text:span><text:span text:style-name="T41_56"><text:s/></text:span><text:span text:style-name="T41_57">Andrea</text:span><text:span text:style-name="T41_58"><text:s/></text:span><text:span text:style-name="T41_59">Libman</text:span><text:span text:style-name="T41_60">,<text:s/></text:span><text:span text:style-name="T41_61">Michelle</text:span><text:span text:style-name="T41_62"><text:s/></text:span><text:span text:style-name="T41_63">Creber</text:span><text:span text:style-name="T41_64">,<text:s/></text:span><text:span text:style-name="T41_65">Tabitha</text:span><text:span text:style-name="T41_66"><text:s/></text:span><text:span text:style-name="T41_67">St</text:span><text:span text:style-name="T41_68">.<text:s/></text:span><text:span text:style-name="T41_69">Germain</text:span><text:span text:style-name="T41_70">...<text:s/></text:span><text:span text:style-name="T41_71">Już</text:span><text:span text:style-name="T41_72"><text:s/></text:span><text:span text:style-name="T41_73">nie</text:span><text:span text:style-name="T41_74"><text:s/></text:span><text:span text:style-name="T41_75">liczę</text:span><text:span text:style-name="T41_76"><text:s/></text:span><text:span text:style-name="T41_77">takich</text:span><text:span text:style-name="T41_78"><text:s/></text:span><text:span text:style-name="T41_79">ludzi</text:span><text:span text:style-name="T41_80"><text:s/></text:span><text:span text:style-name="T41_81">jak</text:span><text:span text:style-name="T41_82"><text:s/></text:span><text:span text:style-name="T41_83">MA</text:span><text:span text:style-name="T41_84"><text:s/></text:span><text:span text:style-name="T41_85">Larson</text:span><text:span text:style-name="T41_86"><text:s/></text:span><text:span text:style-name="T41_87">oraz</text:span><text:span text:style-name="T41_88"><text:s/></text:span><text:span text:style-name="T41_89">kilku</text:span><text:span text:style-name="T41_90"><text:s/></text:span><text:span text:style-name="T41_91">pracowników</text:span><text:span text:style-name="T41_92"><text:s/></text:span><text:span text:style-name="T41_93">firmy</text:span><text:span text:style-name="T41_94"><text:s/></text:span><text:span text:style-name="T41_95">DHX</text:span><text:span text:style-name="T41_96">,<text:s/></text:span><text:span text:style-name="T41_97">którzy</text:span><text:span text:style-name="T41_98"><text:s/></text:span><text:span text:style-name="T41_99">zaczęli</text:span><text:span text:style-name="T41_100"><text:s/></text:span><text:span text:style-name="T41_101">publikować</text:span><text:span text:style-name="T41_102"><text:s/></text:span><text:span text:style-name="T41_103">moje</text:span><text:span text:style-name="T41_104"><text:s/></text:span><text:span text:style-name="T41_105">prace</text:span><text:span text:style-name="T41_106"><text:s/></text:span><text:span text:style-name="T41_107">na</text:span><text:span text:style-name="T41_108"><text:s/></text:span><text:span text:style-name="T41_109">swoich</text:span><text:span text:style-name="T41_110"><text:s/></text:span><text:span text:style-name="T41_111">Twitterach</text:span><text:span text:style-name="T41_112">.</text:span></text:p>
      <text:p text:style-name="P42"><text:span text:style-name="T42_1">Przede</text:span><text:span text:style-name="T42_2"><text:s/></text:span><text:span text:style-name="T42_3">wszystkim</text:span><text:span text:style-name="T42_4"><text:s/></text:span><text:span text:style-name="T42_5">największym</text:span><text:span text:style-name="T42_6"><text:s/></text:span><text:span text:style-name="T42_7">krokiem</text:span><text:span text:style-name="T42_8"><text:s/></text:span><text:span text:style-name="T42_9">naprzód</text:span><text:span text:style-name="T42_10"><text:s/></text:span><text:span text:style-name="T42_11">było</text:span><text:span text:style-name="T42_12"><text:s/></text:span><text:span text:style-name="T42_13">wykonanie</text:span><text:span text:style-name="T42_14"><text:s/></text:span><text:span text:style-name="T42_15">świątecznej</text:span><text:span text:style-name="T42_16"><text:s/></text:span><text:span text:style-name="T42_17">pracy</text:span><text:span text:style-name="T42_18"><text:s/></text:span><text:span text:style-name="T42_19">z</text:span><text:span text:style-name="T42_20"><text:s/></text:span><text:span text:style-name="T42_21">okazji</text:span><text:span text:style-name="T42_22"><text:s/></text:span><text:span text:style-name="T42_23">tournée</text:span><text:span text:style-name="T42_24"><text:s/></text:span><text:span text:style-name="T42_25">muzycznego</text:span><text:span text:style-name="T42_26"><text:s/></text:span><text:span text:style-name="T42_27">Michale</text:span><text:span text:style-name="T42_28"><text:s/></text:span><text:span text:style-name="T42_29">Creber</text:span><text:span text:style-name="T42_30"><text:s/></text:span><text:span text:style-name="T42_31">i</text:span><text:span text:style-name="T42_32"><text:s/></text:span><text:span text:style-name="T42_33">Andrei</text:span><text:span text:style-name="T42_34"><text:s/></text:span><text:span text:style-name="T42_35">Libman</text:span><text:span text:style-name="T42_36">.<text:s/></text:span><text:span text:style-name="T42_37">Dowiedziałem</text:span><text:span text:style-name="T42_38"><text:s/></text:span><text:span text:style-name="T42_39">się</text:span><text:span text:style-name="T42_40"><text:s/></text:span><text:span text:style-name="T42_41">o</text:span><text:span text:style-name="T42_42"><text:s/></text:span><text:span text:style-name="T42_43">tym</text:span><text:span text:style-name="T42_44"><text:s/></text:span><text:span text:style-name="T42_45">od</text:span><text:span text:style-name="T42_46"><text:s/></text:span><text:span text:style-name="T42_47">Tipsiego</text:span><text:span text:style-name="T42_48">,<text:s/></text:span><text:span text:style-name="T42_49">od</text:span><text:span text:style-name="T42_50"><text:s/>„</text:span><text:span text:style-name="T42_51">mojego</text:span><text:span text:style-name="T42_52"><text:s/></text:span><text:span text:style-name="T42_53">menadżera</text:span><text:span text:style-name="T42_54">”,<text:s/></text:span><text:span text:style-name="T42_55">że</text:span><text:span text:style-name="T42_56"><text:s/></text:span><text:span text:style-name="T42_57">one</text:span><text:span text:style-name="T42_58"><text:s/></text:span><text:span text:style-name="T42_59">osobiście</text:span><text:span text:style-name="T42_60"><text:s/></text:span><text:span text:style-name="T42_61">skomentowały</text:span><text:span text:style-name="T42_62"><text:s/></text:span><text:span text:style-name="T42_63">tę</text:span><text:span text:style-name="T42_64"><text:s/></text:span><text:span text:style-name="T42_65">ilustrację</text:span><text:span text:style-name="T42_66"><text:s/></text:span><text:span text:style-name="T42_67">i</text:span><text:span text:style-name="T42_68"><text:s/></text:span><text:span text:style-name="T42_69">zażyczyły</text:span><text:span text:style-name="T42_70"><text:s/></text:span><text:span text:style-name="T42_71">sobie</text:span><text:span text:style-name="T42_72"><text:s/></text:span><text:span text:style-name="T42_73">własnej</text:span><text:span text:style-name="T42_74"><text:s/></text:span><text:span text:style-name="T42_75">kopii</text:span><text:span text:style-name="T42_76">.<text:s/></text:span><text:span text:style-name="T42_77">Praca</text:span><text:span text:style-name="T42_78"><text:s/></text:span><text:span text:style-name="T42_79">została</text:span><text:span text:style-name="T42_80"><text:s/></text:span><text:span text:style-name="T42_81">wydrukowana</text:span><text:span text:style-name="T42_82"><text:s/></text:span><text:span text:style-name="T42_83">w</text:span><text:span text:style-name="T42_84"><text:s/></text:span><text:span text:style-name="T42_85">trzech</text:span><text:span text:style-name="T42_86"><text:s/></text:span><text:span text:style-name="T42_87">egzemplarzach</text:span><text:span text:style-name="T42_88">,<text:s/></text:span><text:span text:style-name="T42_89">z</text:span><text:span text:style-name="T42_90"><text:s/></text:span><text:span text:style-name="T42_91">czego</text:span><text:span text:style-name="T42_92"><text:s/></text:span><text:span text:style-name="T42_93">jeden</text:span><text:span text:style-name="T42_94"><text:s/></text:span><text:span text:style-name="T42_95">osobiście</text:span><text:span text:style-name="T42_96"><text:s/></text:span><text:span text:style-name="T42_97">podpisały</text:span><text:span text:style-name="T42_98"><text:s/></text:span><text:span text:style-name="T42_99">głosy</text:span><text:span text:style-name="T42_100"><text:s/></text:span><text:span text:style-name="T42_101">Apple</text:span><text:span text:style-name="T42_102"><text:s/></text:span><text:span text:style-name="T42_103">Bloom</text:span><text:span text:style-name="T42_104"><text:s/></text:span><text:span text:style-name="T42_105">i</text:span><text:span text:style-name="T42_106"><text:s/></text:span><text:span text:style-name="T42_107">Pinkie</text:span><text:span text:style-name="T42_108"><text:s/></text:span><text:span text:style-name="T42_109">Pie</text:span><text:span text:style-name="T42_110">/</text:span><text:span text:style-name="T42_111">Fluttershy</text:span><text:span text:style-name="T42_112"><text:s/></text:span><text:span text:style-name="T42_113">i</text:span><text:span text:style-name="T42_114"><text:s/></text:span><text:span text:style-name="T42_115">przysłano</text:span><text:span text:style-name="T42_116"><text:s/></text:span><text:span text:style-name="T42_117">mi</text:span><text:span text:style-name="T42_118"><text:s/></text:span><text:span text:style-name="T42_119">ją</text:span><text:span text:style-name="T42_120"><text:s/></text:span><text:span text:style-name="T42_121">do</text:span><text:span text:style-name="T42_122"><text:s/></text:span><text:span text:style-name="T42_123">Polski</text:span><text:span text:style-name="T42_124">.<text:s/></text:span><text:span text:style-name="T42_125">To</text:span><text:span text:style-name="T42_126"><text:s/></text:span><text:span text:style-name="T42_127">piękny</text:span><text:span text:style-name="T42_128"><text:s/></text:span><text:span text:style-name="T42_129">prezent</text:span><text:span text:style-name="T42_130"><text:s/></text:span><text:span text:style-name="T42_131">na</text:span><text:span text:style-name="T42_132"><text:s/></text:span><text:span text:style-name="T42_133">święta</text:span><text:span text:style-name="T42_134">.<text:s/></text:span><text:span text:style-name="T42_135">Sam</text:span><text:span text:style-name="T42_136"><text:s/></text:span><text:span text:style-name="T42_137">fakt</text:span><text:span text:style-name="T42_138">,<text:s/></text:span><text:span text:style-name="T42_139">że</text:span><text:span text:style-name="T42_140"><text:s/></text:span><text:span text:style-name="T42_141">byłem</text:span><text:span text:style-name="T42_142"><text:s/></text:span><text:span text:style-name="T42_143">w</text:span><text:span text:style-name="T42_144"><text:s/></text:span><text:span text:style-name="T42_145">stanie</text:span><text:span text:style-name="T42_146"><text:s/></text:span><text:span text:style-name="T42_147">zainteresować</text:span><text:span text:style-name="T42_148"><text:s/></text:span><text:span text:style-name="T42_149">sobą</text:span><text:span text:style-name="T42_150"><text:s/></text:span><text:span text:style-name="T42_151">nie</text:span><text:span text:style-name="T42_152"><text:s/></text:span><text:span text:style-name="T42_153">tylko</text:span><text:span text:style-name="T42_154"><text:s/></text:span><text:span text:style-name="T42_155">voice</text:span><text:span text:style-name="T42_156"><text:s/></text:span><text:span text:style-name="T42_157">aktorów</text:span><text:span text:style-name="T42_158">,<text:s/></text:span><text:span text:style-name="T42_159">ale</text:span><text:span text:style-name="T42_160"><text:s/></text:span><text:span text:style-name="T42_161">i</text:span><text:span text:style-name="T42_162"><text:s/></text:span><text:span text:style-name="T42_163">pracowników</text:span><text:span text:style-name="T42_164"><text:s/></text:span><text:span text:style-name="T42_165">DHX</text:span><text:span text:style-name="T42_166">,<text:s/></text:span><text:span text:style-name="T42_167">to</text:span><text:span text:style-name="T42_168"><text:s/></text:span><text:span text:style-name="T42_169">spełnienie</text:span><text:span text:style-name="T42_170"><text:s/></text:span><text:span text:style-name="T42_171">marzeń</text:span><text:span text:style-name="T42_172">.<text:s/></text:span><text:span text:style-name="T42_173">Chyba</text:span><text:span text:style-name="T42_174"><text:s/></text:span><text:span text:style-name="T42_175">lepsze</text:span><text:span text:style-name="T42_176"><text:s/></text:span><text:span text:style-name="T42_177">mogłoby</text:span><text:span text:style-name="T42_178"><text:s/></text:span><text:span text:style-name="T42_179">tylko</text:span><text:span text:style-name="T42_180"><text:s/></text:span><text:span text:style-name="T42_181">być</text:span><text:span text:style-name="T42_182"><text:s/></text:span><text:span text:style-name="T42_183">podjęcie</text:span><text:span text:style-name="T42_184"><text:s/></text:span><text:span text:style-name="T42_185">pracy</text:span><text:span text:style-name="T42_186"><text:s/></text:span><text:span text:style-name="T42_187">w</text:span><text:span text:style-name="T42_188"><text:s/></text:span><text:span text:style-name="T42_189">Vancouver</text:span><text:span text:style-name="T42_190">.</text:span></text:p>
      <text:p text:style-name="P43"><text:span text:style-name="T43_1"><text:s/></text:span></text:p>
      <text:p text:style-name="P44"><text:span text:style-name="T44_1">SvM</text:span><text:span text:style-name="T44_2">:</text:span><text:span text:style-name="T44_3"><text:s/></text:span><text:span text:style-name="T44_4">Teraz</text:span><text:span text:style-name="T44_5"><text:s/></text:span><text:span text:style-name="T44_6">nieco</text:span><text:span text:style-name="T44_7"><text:s/></text:span><text:span text:style-name="T44_8">medyczne</text:span><text:span text:style-name="T44_9"><text:s/></text:span><text:span text:style-name="T44_10">pytanie</text:span><text:span text:style-name="T44_11">,<text:s/></text:span><text:span text:style-name="T44_12">dotyczące</text:span><text:span text:style-name="T44_13"><text:s/></text:span><text:span text:style-name="T44_14">bólu</text:span><text:span text:style-name="T44_15"><text:s/></text:span><text:span text:style-name="T44_16">czterech</text:span><text:span text:style-name="T44_17"><text:s/></text:span><text:span text:style-name="T44_18">liter</text:span><text:span text:style-name="T44_19">.<text:s/></text:span><text:span text:style-name="T44_20">Dużo</text:span><text:span text:style-name="T44_21"><text:s/></text:span><text:span text:style-name="T44_22">działasz</text:span><text:span text:style-name="T44_23"><text:s/></text:span><text:span text:style-name="T44_24">na</text:span><text:span text:style-name="T44_25"><text:s/></text:span><text:span text:style-name="T44_26">zachodnich</text:span><text:span text:style-name="T44_27"><text:s/></text:span><text:span text:style-name="T44_28">stronach</text:span><text:span text:style-name="T44_29">,<text:s/></text:span><text:span text:style-name="T44_30">narzekając</text:span><text:span text:style-name="T44_31">,<text:s/></text:span><text:span text:style-name="T44_32">że</text:span><text:span text:style-name="T44_33"><text:s/></text:span><text:span text:style-name="T44_34">w</text:span><text:span text:style-name="T44_35"><text:s/></text:span><text:span text:style-name="T44_36">Polsce</text:span><text:span text:style-name="T44_37">,<text:s/></text:span><text:span text:style-name="T44_38">np</text:span><text:span text:style-name="T44_39">.<text:s/></text:span><text:span text:style-name="T44_40">na</text:span><text:span text:style-name="T44_41"><text:s/></text:span><text:span text:style-name="T44_42">MLPPolska</text:span><text:span text:style-name="T44_43"><text:s/></text:span><text:span text:style-name="T44_44">czy</text:span><text:span text:style-name="T44_45"><text:s/></text:span><text:span text:style-name="T44_46">na</text:span><text:span text:style-name="T44_47"><text:s/></text:span><text:span text:style-name="T44_48">Radosnej</text:span><text:span text:style-name="T44_49"><text:s/></text:span><text:span text:style-name="T44_50">Twórczości</text:span><text:span text:style-name="T44_51">,<text:s/></text:span><text:span text:style-name="T44_52">nie</text:span><text:span text:style-name="T44_53"><text:s/></text:span><text:span text:style-name="T44_54">da</text:span><text:span text:style-name="T44_55"><text:s/></text:span><text:span text:style-name="T44_56">się</text:span><text:span text:style-name="T44_57"><text:s/></text:span><text:span text:style-name="T44_58">normalnie</text:span><text:span text:style-name="T44_59"><text:s/></text:span><text:span text:style-name="T44_60">publikować</text:span><text:span text:style-name="T44_61"><text:s/></text:span><text:span text:style-name="T44_62">z</text:span><text:span text:style-name="T44_63"><text:s/></text:span><text:span text:style-name="T44_64">powodu</text:span><text:span text:style-name="T44_65"><text:s/></text:span><text:span text:style-name="T44_66">hejterstwa</text:span><text:span text:style-name="T44_67">.<text:s/></text:span><text:span text:style-name="T44_68">Naprawdę</text:span><text:span text:style-name="T44_69"><text:s/></text:span><text:span text:style-name="T44_70">na</text:span><text:span text:style-name="T44_71"><text:s/></text:span><text:span text:style-name="T44_72">zachodzie</text:span><text:span text:style-name="T44_73"><text:s/></text:span><text:span text:style-name="T44_74">jest</text:span><text:span text:style-name="T44_75"><text:s/></text:span><text:span text:style-name="T44_76">lepiej</text:span><text:span text:style-name="T44_77">?</text:span></text:p>
      <text:p text:style-name="P45"><text:span text:style-name="T45_1"><text:s/></text:span></text:p>
      <text:p text:style-name="P46"><text:span text:style-name="T46_1">R</text:span><text:span text:style-name="T46_2">:</text:span><text:span text:style-name="T46_3"><text:s/></text:span><text:span text:style-name="T46_4">Jedno</text:span><text:span text:style-name="T46_5">,<text:s/></text:span><text:span text:style-name="T46_6">co</text:span><text:span text:style-name="T46_7"><text:s/></text:span><text:span text:style-name="T46_8">mogę</text:span><text:span text:style-name="T46_9"><text:s/></text:span><text:span text:style-name="T46_10">stwierdzić</text:span><text:span text:style-name="T46_11">,<text:s/></text:span><text:span text:style-name="T46_12">to</text:span><text:span text:style-name="T46_13"><text:s/></text:span><text:span text:style-name="T46_14">że</text:span><text:span text:style-name="T46_15"><text:s/></text:span><text:span text:style-name="T46_16">udało</text:span><text:span text:style-name="T46_17"><text:s/></text:span><text:span text:style-name="T46_18">mi</text:span><text:span text:style-name="T46_19"><text:s/></text:span><text:span text:style-name="T46_20">się</text:span><text:span text:style-name="T46_21"><text:s/></text:span><text:span text:style-name="T46_22">poznać</text:span><text:span text:style-name="T46_23"><text:s/></text:span><text:span text:style-name="T46_24">zachód</text:span><text:span text:style-name="T46_25"><text:s/></text:span><text:span text:style-name="T46_26">z</text:span><text:span text:style-name="T46_27"><text:s/></text:span><text:span text:style-name="T46_28">tej</text:span><text:span text:style-name="T46_29"><text:s/></text:span><text:span text:style-name="T46_30">lepszej</text:span><text:span text:style-name="T46_31"><text:s/></text:span><text:span text:style-name="T46_32">strony</text:span><text:span text:style-name="T46_33">.<text:s/></text:span><text:span text:style-name="T46_34">Jakbym</text:span><text:span text:style-name="T46_35"><text:s/></text:span><text:span text:style-name="T46_36">miał</text:span><text:span text:style-name="T46_37"><text:s/></text:span><text:span text:style-name="T46_38">porównywać</text:span><text:span text:style-name="T46_39">,<text:s/></text:span><text:span text:style-name="T46_40">to</text:span><text:span text:style-name="T46_41"><text:s/></text:span><text:span text:style-name="T46_42">zachodni</text:span><text:span text:style-name="T46_43"><text:s/></text:span><text:span text:style-name="T46_44">bronies</text:span><text:span text:style-name="T46_45"><text:s/></text:span><text:span text:style-name="T46_46">faktycznie</text:span><text:span text:style-name="T46_47"><text:s/></text:span><text:span text:style-name="T46_48">wydają</text:span><text:span text:style-name="T46_49"><text:s/></text:span><text:span text:style-name="T46_50">się</text:span><text:span text:style-name="T46_51"><text:s/></text:span><text:span text:style-name="T46_52">być</text:span><text:span text:style-name="T46_53"><text:s/></text:span><text:span text:style-name="T46_54">milsi</text:span><text:span text:style-name="T46_55"><text:s/></text:span><text:span text:style-name="T46_56">i</text:span><text:span text:style-name="T46_57"><text:s/></text:span><text:span text:style-name="T46_58">bardziej</text:span><text:span text:style-name="T46_59"><text:s/></text:span><text:span text:style-name="T46_60">uprzejmi</text:span><text:span text:style-name="T46_61">...<text:s/></text:span><text:span text:style-name="T46_62">o</text:span><text:span text:style-name="T46_63"><text:s/></text:span><text:span text:style-name="T46_64">wiele</text:span><text:span text:style-name="T46_65"><text:s/></text:span><text:span text:style-name="T46_66">bardziej</text:span><text:span text:style-name="T46_67"><text:s/></text:span><text:span text:style-name="T46_68">otwarci</text:span><text:span text:style-name="T46_69"><text:s/></text:span><text:span text:style-name="T46_70">na</text:span><text:span text:style-name="T46_71"><text:s/></text:span><text:span text:style-name="T46_72">nowych</text:span><text:span text:style-name="T46_73"><text:s/></text:span><text:span text:style-name="T46_74">artystów</text:span><text:span text:style-name="T46_75">.<text:s/></text:span><text:span text:style-name="T46_76">Bardzo</text:span><text:span text:style-name="T46_77"><text:s/></text:span><text:span text:style-name="T46_78">rzadko</text:span><text:span text:style-name="T46_79"><text:s/></text:span><text:span text:style-name="T46_80">spotykałem</text:span><text:span text:style-name="T46_81"><text:s/></text:span><text:span text:style-name="T46_82">się</text:span><text:span text:style-name="T46_83"><text:s/></text:span><text:span text:style-name="T46_84">z</text:span><text:span text:style-name="T46_85"><text:s/></text:span><text:span text:style-name="T46_86">oznaką</text:span><text:span text:style-name="T46_87"><text:s/></text:span><text:span text:style-name="T46_88">hejtu</text:span><text:span text:style-name="T46_89">,<text:s/></text:span><text:span text:style-name="T46_90">wręcz</text:span><text:span text:style-name="T46_91"><text:s/></text:span><text:span text:style-name="T46_92">nigdy</text:span><text:span text:style-name="T46_93">,<text:s/></text:span><text:span text:style-name="T46_94">ze</text:span><text:span text:style-name="T46_95"><text:s/></text:span><text:span text:style-name="T46_96">strony</text:span><text:span text:style-name="T46_97"><text:s/></text:span><text:span text:style-name="T46_98">zachodniego</text:span><text:span text:style-name="T46_99"><text:s/></text:span><text:span text:style-name="T46_100">broniego</text:span><text:span text:style-name="T46_101">.</text:span></text:p>
      <text:p text:style-name="P47"><text:span text:style-name="T47_1">Ale</text:span><text:span text:style-name="T47_2"><text:s/></text:span><text:span text:style-name="T47_3">to</text:span><text:span text:style-name="T47_4"><text:s/></text:span><text:span text:style-name="T47_5">może</text:span><text:span text:style-name="T47_6"><text:s/></text:span><text:span text:style-name="T47_7">być</text:span><text:span text:style-name="T47_8"><text:s/></text:span><text:span text:style-name="T47_9">spowodowane</text:span><text:span text:style-name="T47_10"><text:s/></text:span><text:span text:style-name="T47_11">tym</text:span><text:span text:style-name="T47_12">,<text:s/></text:span><text:span text:style-name="T47_13">że</text:span><text:span text:style-name="T47_14"><text:s/></text:span><text:span text:style-name="T47_15">ludzie</text:span><text:span text:style-name="T47_16"><text:s/></text:span><text:span text:style-name="T47_17">naturalnie</text:span><text:span text:style-name="T47_18"><text:s/></text:span><text:span text:style-name="T47_19">są</text:span><text:span text:style-name="T47_20"><text:s/></text:span><text:span text:style-name="T47_21">trochę</text:span><text:span text:style-name="T47_22"><text:s/></text:span><text:span text:style-name="T47_23">milsi</text:span><text:span text:style-name="T47_24"><text:s/></text:span><text:span text:style-name="T47_25">dla</text:span><text:span text:style-name="T47_26"><text:s/></text:span><text:span text:style-name="T47_27">obcokrajowców</text:span><text:span text:style-name="T47_28">,<text:s/></text:span><text:span text:style-name="T47_29">chociaż</text:span><text:span text:style-name="T47_30"><text:s/></text:span><text:span text:style-name="T47_31">fandom</text:span><text:span text:style-name="T47_32"><text:s/></text:span><text:span text:style-name="T47_33">to</text:span><text:span text:style-name="T47_34"><text:s/></text:span><text:span text:style-name="T47_35">fandom</text:span><text:span text:style-name="T47_36"><text:s/></text:span><text:span text:style-name="T47_37">i</text:span><text:span text:style-name="T47_38"><text:s/></text:span><text:span text:style-name="T47_39">według</text:span><text:span text:style-name="T47_40"><text:s/></text:span><text:span text:style-name="T47_41">mnie</text:span><text:span text:style-name="T47_42"><text:s/></text:span><text:span text:style-name="T47_43">takich</text:span><text:span text:style-name="T47_44"><text:s/></text:span><text:span text:style-name="T47_45">podziałów</text:span><text:span text:style-name="T47_46"><text:s/></text:span><text:span text:style-name="T47_47">jako</text:span><text:span text:style-name="T47_48"><text:s/></text:span><text:span text:style-name="T47_49">tako</text:span><text:span text:style-name="T47_50"><text:s/></text:span><text:span text:style-name="T47_51">nie</text:span><text:span text:style-name="T47_52"><text:s/></text:span><text:span text:style-name="T47_53">ma</text:span><text:span text:style-name="T47_54">.<text:s/></text:span><text:span text:style-name="T47_55">Wiadomo</text:span><text:span text:style-name="T47_56">,<text:s/></text:span><text:span text:style-name="T47_57">jak</text:span><text:span text:style-name="T47_58"><text:s/></text:span><text:span text:style-name="T47_59">się</text:span><text:span text:style-name="T47_60"><text:s/></text:span><text:span text:style-name="T47_61">jest</text:span><text:span text:style-name="T47_62"><text:s/></text:span><text:span text:style-name="T47_63">Polakiem</text:span><text:span text:style-name="T47_64"><text:s/></text:span><text:span text:style-name="T47_65">i</text:span><text:span text:style-name="T47_66"><text:s/></text:span><text:span text:style-name="T47_67">spotyka</text:span><text:span text:style-name="T47_68"><text:s/></text:span><text:span text:style-name="T47_69">Polaka</text:span><text:span text:style-name="T47_70">,<text:s/></text:span><text:span text:style-name="T47_71">to</text:span><text:span text:style-name="T47_72"><text:s/></text:span><text:span text:style-name="T47_73">jakby</text:span><text:span text:style-name="T47_74"><text:s/></text:span><text:span text:style-name="T47_75">ta</text:span><text:span text:style-name="T47_76"><text:s/></text:span><text:span text:style-name="T47_77">granica</text:span><text:span text:style-name="T47_78"><text:s/></text:span><text:span text:style-name="T47_79">między</text:span><text:span text:style-name="T47_80"><text:s/></text:span><text:span text:style-name="T47_81">dobrym</text:span><text:span text:style-name="T47_82"><text:s/></text:span><text:span text:style-name="T47_83">zachowaniem</text:span><text:span text:style-name="T47_84"><text:s/></text:span><text:span text:style-name="T47_85">a</text:span><text:span text:style-name="T47_86"><text:s/></text:span><text:span text:style-name="T47_87">złym</text:span><text:span text:style-name="T47_88"><text:s/></text:span><text:span text:style-name="T47_89">też</text:span><text:span text:style-name="T47_90"><text:s/></text:span><text:span text:style-name="T47_91">się</text:span><text:span text:style-name="T47_92"><text:s/></text:span><text:span text:style-name="T47_93">zmienia</text:span><text:span text:style-name="T47_94">.<text:s/></text:span><text:span text:style-name="T47_95">Swój</text:span><text:span text:style-name="T47_96"><text:s/></text:span><text:span text:style-name="T47_97">swojego</text:span><text:span text:style-name="T47_98"><text:s/></text:span><text:span text:style-name="T47_99">inaczej</text:span><text:span text:style-name="T47_100"><text:s/></text:span><text:span text:style-name="T47_101">traktuje</text:span><text:span text:style-name="T47_102">.<text:s/></text:span><text:span text:style-name="T47_103">Trudno</text:span><text:span text:style-name="T47_104"><text:s/></text:span><text:span text:style-name="T47_105">mi</text:span><text:span text:style-name="T47_106"><text:s/></text:span><text:span text:style-name="T47_107">to</text:span><text:span text:style-name="T47_108"><text:s/></text:span><text:span text:style-name="T47_109">specjalnie</text:span><text:span text:style-name="T47_110"><text:s/></text:span><text:span text:style-name="T47_111">skomentować</text:span><text:span text:style-name="T47_112">,<text:s/></text:span><text:span text:style-name="T47_113">gdyż</text:span><text:span text:style-name="T47_114"><text:s/></text:span><text:span text:style-name="T47_115">jeden</text:span><text:span text:style-name="T47_116"><text:s/></text:span><text:span text:style-name="T47_117">hejt</text:span><text:span text:style-name="T47_118"><text:s/></text:span><text:span text:style-name="T47_119">polega</text:span><text:span text:style-name="T47_120"><text:s/></text:span><text:span text:style-name="T47_121">na</text:span><text:span text:style-name="T47_122"><text:s/></text:span><text:span text:style-name="T47_123">trollowaniu</text:span><text:span text:style-name="T47_124">,<text:s/></text:span><text:span text:style-name="T47_125">a</text:span><text:span text:style-name="T47_126"><text:s/></text:span><text:span text:style-name="T47_127">inny</text:span><text:span text:style-name="T47_128"><text:s/></text:span><text:span text:style-name="T47_129">na</text:span><text:span text:style-name="T47_130"><text:s/></text:span><text:span text:style-name="T47_131">zazdrości</text:span><text:span text:style-name="T47_132">.</text:span></text:p>
      <text:p text:style-name="P48"><text:span text:style-name="T48_1"><text:s/></text:span></text:p>
      <text:p text:style-name="P49"><text:span text:style-name="T49_1">SvM</text:span><text:span text:style-name="T49_2">:</text:span><text:span text:style-name="T49_3"><text:s/></text:span><text:span text:style-name="T49_4">Nie</text:span><text:span text:style-name="T49_5"><text:s/></text:span><text:span text:style-name="T49_6">sądzisz</text:span><text:span text:style-name="T49_7">,<text:s/></text:span><text:span text:style-name="T49_8">że</text:span><text:span text:style-name="T49_9"><text:s/></text:span><text:span text:style-name="T49_10">czynnikiem</text:span><text:span text:style-name="T49_11"><text:s/></text:span><text:span text:style-name="T49_12">decydującym</text:span><text:span text:style-name="T49_13"><text:s/></text:span><text:span text:style-name="T49_14">jest</text:span><text:span text:style-name="T49_15"><text:s/></text:span><text:span text:style-name="T49_16">tutaj</text:span><text:span text:style-name="T49_17"><text:s/></text:span><text:span text:style-name="T49_18">bariera</text:span><text:span text:style-name="T49_19"><text:s/></text:span><text:span text:style-name="T49_20">językowa</text:span><text:span text:style-name="T49_21">?<text:s/></text:span><text:span text:style-name="T49_22">Aby</text:span><text:span text:style-name="T49_23"><text:s/></text:span><text:span text:style-name="T49_24">kogoś</text:span><text:span text:style-name="T49_25"><text:s/></text:span><text:span text:style-name="T49_26">obrazić</text:span><text:span text:style-name="T49_27"><text:s/></text:span><text:span text:style-name="T49_28">po</text:span><text:span text:style-name="T49_29"><text:s/></text:span><text:span text:style-name="T49_30">angielsku</text:span><text:span text:style-name="T49_31">,<text:s/></text:span><text:span text:style-name="T49_32">trzeba</text:span><text:span text:style-name="T49_33"><text:s/></text:span><text:span text:style-name="T49_34">znać</text:span><text:span text:style-name="T49_35"><text:s/></text:span><text:span text:style-name="T49_36">nienajgorzej</text:span><text:span text:style-name="T49_37"><text:s/></text:span><text:span text:style-name="T49_38">obcą</text:span><text:span text:style-name="T49_39"><text:s/></text:span><text:span text:style-name="T49_40">mowę</text:span><text:span text:style-name="T49_41">.</text:span></text:p>
      <text:p text:style-name="P50"><text:span text:style-name="T50_1"><text:s/></text:span></text:p>
      <text:p text:style-name="P51"><text:span text:style-name="T51_1">R</text:span><text:span text:style-name="T51_2">:</text:span><text:span text:style-name="T51_3"><text:s/></text:span><text:span text:style-name="T51_4">Polemizowałbym</text:span><text:span text:style-name="T51_5">,<text:s/></text:span><text:span text:style-name="T51_6">gdyż</text:span><text:span text:style-name="T51_7"><text:s/></text:span><text:span text:style-name="T51_8">mówiąc</text:span><text:span text:style-name="T51_9"><text:s/></text:span><text:span text:style-name="T51_10">o</text:span><text:span text:style-name="T51_11"><text:s/></text:span><text:span text:style-name="T51_12">hejcie</text:span><text:span text:style-name="T51_13">,<text:s/></text:span><text:span text:style-name="T51_14">nie</text:span><text:span text:style-name="T51_15"><text:s/></text:span><text:span text:style-name="T51_16">mam</text:span><text:span text:style-name="T51_17"><text:s/></text:span><text:span text:style-name="T51_18">na</text:span><text:span text:style-name="T51_19"><text:s/></text:span><text:span text:style-name="T51_20">myśli</text:span><text:span text:style-name="T51_21"><text:s/></text:span><text:span text:style-name="T51_22">wyzywania</text:span><text:span text:style-name="T51_23"><text:s/></text:span><text:span text:style-name="T51_24">kogokolwiek</text:span><text:span text:style-name="T51_25">,<text:s/></text:span><text:span text:style-name="T51_26">ale</text:span><text:span text:style-name="T51_27"><text:s/></text:span><text:span text:style-name="T51_28">o</text:span><text:span text:style-name="T51_29"><text:s/></text:span><text:span text:style-name="T51_30">argumentowaniu</text:span><text:span text:style-name="T51_31"><text:s/></text:span><text:span text:style-name="T51_32">pozbawionym</text:span><text:span text:style-name="T51_33"><text:s/></text:span><text:span text:style-name="T51_34">konstruktywnej</text:span><text:span text:style-name="T51_35"><text:s/></text:span><text:span text:style-name="T51_36">krytyki</text:span><text:span text:style-name="T51_37">.<text:s/></text:span><text:span text:style-name="T51_38">Hejt</text:span><text:span text:style-name="T51_39"><text:s/></text:span><text:span text:style-name="T51_40">w</text:span><text:span text:style-name="T51_41"><text:s/></text:span><text:span text:style-name="T51_42">Polsce</text:span><text:span text:style-name="T51_43"><text:s/></text:span><text:span text:style-name="T51_44">częściej</text:span><text:span text:style-name="T51_45"><text:s/></text:span><text:span text:style-name="T51_46">polega</text:span><text:span text:style-name="T51_47"><text:s/></text:span><text:span text:style-name="T51_48">na</text:span><text:span text:style-name="T51_49"><text:s/></text:span><text:span text:style-name="T51_50">tym</text:span><text:span text:style-name="T51_51">,<text:s/></text:span><text:span text:style-name="T51_52">że</text:span><text:span text:style-name="T51_53"><text:s/></text:span><text:span text:style-name="T51_54">wymienia</text:span><text:span text:style-name="T51_55"><text:s/></text:span><text:span text:style-name="T51_56">się</text:span><text:span text:style-name="T51_57"><text:s/></text:span><text:span text:style-name="T51_58">wyłącznie</text:span><text:span text:style-name="T51_59"><text:s/></text:span><text:span text:style-name="T51_60">wady</text:span><text:span text:style-name="T51_61"><text:s/></text:span><text:span text:style-name="T51_62">i</text:span><text:span text:style-name="T51_63"><text:s/></text:span><text:span text:style-name="T51_64">mówieniu</text:span><text:span text:style-name="T51_65">,<text:s/></text:span><text:span text:style-name="T51_66">że</text:span><text:span text:style-name="T51_67"><text:s/></text:span><text:span text:style-name="T51_68">się</text:span><text:span text:style-name="T51_69"><text:s/></text:span><text:span text:style-name="T51_70">coś</text:span><text:span text:style-name="T51_71"><text:s/></text:span><text:span text:style-name="T51_72">komuś</text:span><text:span text:style-name="T51_73"><text:s/></text:span><text:span text:style-name="T51_74">nie</text:span><text:span text:style-name="T51_75"><text:s/></text:span><text:span text:style-name="T51_76">podoba</text:span><text:span text:style-name="T51_77"><text:s/></text:span><text:span text:style-name="T51_78">bez</text:span><text:span text:style-name="T51_79"><text:s/></text:span><text:span text:style-name="T51_80">uzasadnienia</text:span><text:span text:style-name="T51_81">.<text:s/></text:span><text:span text:style-name="T51_82">Bez</text:span><text:span text:style-name="T51_83"><text:s/></text:span><text:span text:style-name="T51_84">wskazania</text:span><text:span text:style-name="T51_85"><text:s/></text:span><text:span text:style-name="T51_86">konkretnych</text:span><text:span text:style-name="T51_87"><text:s/></text:span><text:span text:style-name="T51_88">aspektów</text:span><text:span text:style-name="T51_89">,<text:s/></text:span><text:span text:style-name="T51_90">bez</text:span><text:span text:style-name="T51_91"><text:s/></text:span><text:span text:style-name="T51_92">naprowadzenia</text:span><text:span text:style-name="T51_93"><text:s/></text:span><text:span text:style-name="T51_94">konkretnego</text:span><text:span text:style-name="T51_95"><text:s/></text:span><text:span text:style-name="T51_96">artysty</text:span><text:span text:style-name="T51_97">,<text:s/></text:span><text:span text:style-name="T51_98">jak</text:span><text:span text:style-name="T51_99"><text:s/></text:span><text:span text:style-name="T51_100">ten</text:span><text:span text:style-name="T51_101"><text:s/></text:span><text:span text:style-name="T51_102">błąd</text:span><text:span text:style-name="T51_103"><text:s/></text:span><text:span text:style-name="T51_104">naprawić</text:span><text:span text:style-name="T51_105">.</text:span></text:p>
      <text:p text:style-name="P52"><text:span text:style-name="T52_1">Hejt</text:span><text:span text:style-name="T52_2"><text:s/></text:span><text:span text:style-name="T52_3">to</text:span><text:span text:style-name="T52_4"><text:s/></text:span><text:span text:style-name="T52_5">choroba</text:span><text:span text:style-name="T52_6">,<text:s/></text:span><text:span text:style-name="T52_7">która</text:span><text:span text:style-name="T52_8"><text:s/></text:span><text:span text:style-name="T52_9">obecnie</text:span><text:span text:style-name="T52_10"><text:s/></text:span><text:span text:style-name="T52_11">toczy</text:span><text:span text:style-name="T52_12"><text:s/></text:span><text:span text:style-name="T52_13">Radosną</text:span><text:span text:style-name="T52_14"><text:s/></text:span><text:span text:style-name="T52_15">Twórczość</text:span><text:span text:style-name="T52_16">,<text:s/></text:span><text:span text:style-name="T52_17">gdyż</text:span><text:span text:style-name="T52_18"><text:s/></text:span><text:span text:style-name="T52_19">większość</text:span><text:span text:style-name="T52_20"><text:s/></text:span><text:span text:style-name="T52_21">sytuacji</text:span><text:span text:style-name="T52_22">,<text:s/></text:span><text:span text:style-name="T52_23">które</text:span><text:span text:style-name="T52_24"><text:s/></text:span><text:span text:style-name="T52_25">się</text:span><text:span text:style-name="T52_26"><text:s/></text:span><text:span text:style-name="T52_27">tam</text:span><text:span text:style-name="T52_28"><text:s/></text:span><text:span text:style-name="T52_29">zdarzają</text:span><text:span text:style-name="T52_30">,<text:s/></text:span><text:span text:style-name="T52_31">to</text:span><text:span text:style-name="T52_32"><text:s/></text:span><text:span text:style-name="T52_33">pociski</text:span><text:span text:style-name="T52_34"><text:s/></text:span><text:span text:style-name="T52_35">po</text:span><text:span text:style-name="T52_36"><text:s/></text:span><text:span text:style-name="T52_37">różnych</text:span><text:span text:style-name="T52_38"><text:s/></text:span><text:span text:style-name="T52_39">artystach</text:span><text:span text:style-name="T52_40">.<text:s/></text:span><text:span text:style-name="T52_41">Byłem</text:span><text:span text:style-name="T52_42"><text:s/></text:span><text:span text:style-name="T52_43">świadkiem</text:span><text:span text:style-name="T52_44">,<text:s/></text:span><text:span text:style-name="T52_45">kiedy</text:span><text:span text:style-name="T52_46"><text:s/></text:span><text:span text:style-name="T52_47">jakaś</text:span><text:span text:style-name="T52_48"><text:s/></text:span><text:span text:style-name="T52_49">dziewczynka</text:span><text:span text:style-name="T52_50"><text:s/></text:span><text:span text:style-name="T52_51">zaprezentowała</text:span><text:span text:style-name="T52_52"><text:s/></text:span><text:span text:style-name="T52_53">swoje</text:span><text:span text:style-name="T52_54"><text:s/></text:span><text:span text:style-name="T52_55">OC</text:span><text:span text:style-name="T52_56">,<text:s/></text:span><text:span text:style-name="T52_57">a</text:span><text:span text:style-name="T52_58"><text:s/></text:span><text:span text:style-name="T52_59">wiadomo</text:span><text:span text:style-name="T52_60">,<text:s/></text:span><text:span text:style-name="T52_61">nie</text:span><text:span text:style-name="T52_62"><text:s/></text:span><text:span text:style-name="T52_63">każdy</text:span><text:span text:style-name="T52_64"><text:s/></text:span><text:span text:style-name="T52_65">umie</text:span><text:span text:style-name="T52_66"><text:s/></text:span><text:span text:style-name="T52_67">od</text:span><text:span text:style-name="T52_68"><text:s/></text:span><text:span text:style-name="T52_69">razu</text:span><text:span text:style-name="T52_70"><text:s/></text:span><text:span text:style-name="T52_71">dobrze</text:span><text:span text:style-name="T52_72"><text:s/></text:span><text:span text:style-name="T52_73">projektować</text:span><text:span text:style-name="T52_74"><text:s/></text:span><text:span text:style-name="T52_75">OC</text:span><text:span text:style-name="T52_76">,<text:s/></text:span><text:span text:style-name="T52_77">i</text:span><text:span text:style-name="T52_78"><text:s/></text:span><text:span text:style-name="T52_79">spotkała</text:span><text:span text:style-name="T52_80"><text:s/></text:span><text:span text:style-name="T52_81">się</text:span><text:span text:style-name="T52_82"><text:s/></text:span><text:span text:style-name="T52_83">z</text:span><text:span text:style-name="T52_84"><text:s/></text:span><text:span text:style-name="T52_85">takim</text:span><text:span text:style-name="T52_86"><text:s/></text:span><text:span text:style-name="T52_87">hejtem</text:span><text:span text:style-name="T52_88">,<text:s/></text:span><text:span text:style-name="T52_89">że</text:span><text:span text:style-name="T52_90"><text:s/></text:span><text:span text:style-name="T52_91">ja</text:span><text:span text:style-name="T52_92">,<text:s/></text:span><text:span text:style-name="T52_93">jako</text:span><text:span text:style-name="T52_94"><text:s/></text:span><text:span text:style-name="T52_95">dziecko</text:span><text:span text:style-name="T52_96">,<text:s/></text:span><text:span text:style-name="T52_97">bym</text:span><text:span text:style-name="T52_98"><text:s/></text:span><text:span text:style-name="T52_99">się</text:span><text:span text:style-name="T52_100"><text:s/></text:span><text:span text:style-name="T52_101">popłakał</text:span><text:span text:style-name="T52_102">.<text:s/></text:span><text:span text:style-name="T52_103">Nie</text:span><text:span text:style-name="T52_104"><text:s/></text:span><text:span text:style-name="T52_105">to</text:span><text:span text:style-name="T52_106"><text:s/></text:span><text:span text:style-name="T52_107">rozumiem</text:span><text:span text:style-name="T52_108"><text:s/></text:span><text:span text:style-name="T52_109">poprzez</text:span><text:span text:style-name="T52_110"><text:s/></text:span><text:span text:style-name="T52_111">słowa</text:span><text:span text:style-name="T52_112"><text:s/>„</text:span><text:span text:style-name="T52_113">Przyjaźń</text:span><text:span text:style-name="T52_114">”<text:s/></text:span><text:span text:style-name="T52_115">i</text:span><text:span text:style-name="T52_116"><text:s/>„</text:span><text:span text:style-name="T52_117">Tolerancja</text:span><text:span text:style-name="T52_118">”.</text:span></text:p>
      <text:p text:style-name="P53"><text:span text:style-name="T53_1"><text:s/></text:span></text:p>
      <text:p text:style-name="P54"><text:span text:style-name="T54_1">SvM</text:span><text:span text:style-name="T54_2">:</text:span><text:span text:style-name="T54_3"><text:s/></text:span><text:span text:style-name="T54_4">Dużo</text:span><text:span text:style-name="T54_5"><text:s/></text:span><text:span text:style-name="T54_6">rolę</text:span><text:span text:style-name="T54_7"><text:s/></text:span><text:span text:style-name="T54_8">w</text:span><text:span text:style-name="T54_9"><text:s/></text:span><text:span text:style-name="T54_10">twoim</text:span><text:span text:style-name="T54_11"><text:s/></text:span><text:span text:style-name="T54_12">procesie</text:span><text:span text:style-name="T54_13"><text:s/></text:span><text:span text:style-name="T54_14">twórczym</text:span><text:span text:style-name="T54_15"><text:s/></text:span><text:span text:style-name="T54_16">odgrywa</text:span><text:span text:style-name="T54_17"><text:s/></text:span><text:span text:style-name="T54_18">muzyka</text:span><text:span text:style-name="T54_19">.<text:s/></text:span><text:span text:style-name="T54_20">Opisz</text:span><text:span text:style-name="T54_21"><text:s/></text:span><text:span text:style-name="T54_22">to</text:span><text:span text:style-name="T54_23">,<text:s/></text:span><text:span text:style-name="T54_24">proszę</text:span><text:span text:style-name="T54_25">.</text:span></text:p>
      <text:p text:style-name="P55"><text:span text:style-name="T55_1"><text:s/></text:span></text:p>
      <text:p text:style-name="P56"><text:span text:style-name="T56_1">R</text:span><text:span text:style-name="T56_2">:</text:span><text:span text:style-name="T56_3"><text:s/></text:span><text:span text:style-name="T56_4">Tutaj</text:span><text:span text:style-name="T56_5"><text:s/></text:span><text:span text:style-name="T56_6">według</text:span><text:span text:style-name="T56_7"><text:s/></text:span><text:span text:style-name="T56_8">mnie</text:span><text:span text:style-name="T56_9"><text:s/></text:span><text:span text:style-name="T56_10">nie</text:span><text:span text:style-name="T56_11"><text:s/></text:span><text:span text:style-name="T56_12">ma</text:span><text:span text:style-name="T56_13"><text:s/></text:span><text:span text:style-name="T56_14">czego</text:span><text:span text:style-name="T56_15"><text:s/></text:span><text:span text:style-name="T56_16">opisywać</text:span><text:span text:style-name="T56_17">,<text:s/></text:span><text:span text:style-name="T56_18">gdyż</text:span><text:span text:style-name="T56_19"><text:s/></text:span><text:span text:style-name="T56_20">każdy</text:span><text:span text:style-name="T56_21"><text:s/></text:span><text:span text:style-name="T56_22">artysta</text:span><text:span text:style-name="T56_23"><text:s/></text:span><text:span text:style-name="T56_24">pracuje</text:span><text:span text:style-name="T56_25"><text:s/></text:span><text:span text:style-name="T56_26">inaczej</text:span><text:span text:style-name="T56_27">.<text:s/></text:span><text:span text:style-name="T56_28">Dla</text:span><text:span text:style-name="T56_29"><text:s/></text:span><text:span text:style-name="T56_30">mnie</text:span><text:span text:style-name="T56_31"><text:s/></text:span><text:span text:style-name="T56_32">muzyka</text:span><text:span text:style-name="T56_33"><text:s/></text:span><text:span text:style-name="T56_34">jest</text:span><text:span text:style-name="T56_35"><text:s/></text:span><text:span text:style-name="T56_36">stymulantem</text:span><text:span text:style-name="T56_37">.<text:s/></text:span><text:span text:style-name="T56_38">Nie</text:span><text:span text:style-name="T56_39"><text:s/></text:span><text:span text:style-name="T56_40">potrafię</text:span><text:span text:style-name="T56_41"><text:s/></text:span><text:span text:style-name="T56_42">pisać</text:span><text:span text:style-name="T56_43"><text:s/></text:span><text:span text:style-name="T56_44">w</text:span><text:span text:style-name="T56_45"><text:s/></text:span><text:span text:style-name="T56_46">totalnej</text:span><text:span text:style-name="T56_47"><text:s/></text:span><text:span text:style-name="T56_48">ciszy</text:span><text:span text:style-name="T56_49">.<text:s/></text:span><text:span text:style-name="T56_50">Muszę</text:span><text:span text:style-name="T56_51"><text:s/></text:span><text:span text:style-name="T56_52">znaleźć</text:span><text:span text:style-name="T56_53"><text:s/></text:span><text:span text:style-name="T56_54">coś</text:span><text:span text:style-name="T56_55">,<text:s/></text:span><text:span text:style-name="T56_56">co</text:span><text:span text:style-name="T56_57"><text:s/></text:span><text:span text:style-name="T56_58">będzie</text:span><text:span text:style-name="T56_59"><text:s/></text:span><text:span text:style-name="T56_60">mnie</text:span><text:span text:style-name="T56_61"><text:s/></text:span><text:span text:style-name="T56_62">napędzać</text:span><text:span text:style-name="T56_63"><text:s/></text:span><text:span text:style-name="T56_64">motywująco</text:span><text:span text:style-name="T56_65"><text:s/></text:span><text:span text:style-name="T56_66">oraz</text:span><text:span text:style-name="T56_67"><text:s/></text:span><text:span text:style-name="T56_68">inspirować</text:span><text:span text:style-name="T56_69">.<text:s/></text:span><text:span text:style-name="T56_70">Niektórzy</text:span><text:span text:style-name="T56_71"><text:s/></text:span><text:span text:style-name="T56_72">potrafią</text:span><text:span text:style-name="T56_73"><text:s/></text:span><text:span text:style-name="T56_74">wyobrazić</text:span><text:span text:style-name="T56_75"><text:s/></text:span><text:span text:style-name="T56_76">sobie</text:span><text:span text:style-name="T56_77"><text:s/></text:span><text:span text:style-name="T56_78">od</text:span><text:span text:style-name="T56_79"><text:s/></text:span><text:span text:style-name="T56_80">razu</text:span><text:span text:style-name="T56_81"><text:s/></text:span><text:span text:style-name="T56_82">to</text:span><text:span text:style-name="T56_83">,<text:s/></text:span><text:span text:style-name="T56_84">co</text:span><text:span text:style-name="T56_85"><text:s/></text:span><text:span text:style-name="T56_86">chcą</text:span><text:span text:style-name="T56_87"><text:s/></text:span><text:span text:style-name="T56_88">narysować</text:span><text:span text:style-name="T56_89">,<text:s/></text:span><text:span text:style-name="T56_90">a</text:span><text:span text:style-name="T56_91"><text:s/></text:span><text:span text:style-name="T56_92">inni</text:span><text:span text:style-name="T56_93"><text:s/></text:span><text:span text:style-name="T56_94">potrzebują</text:span><text:span text:style-name="T56_95"><text:s/></text:span><text:span text:style-name="T56_96">do</text:span><text:span text:style-name="T56_97"><text:s/></text:span><text:span text:style-name="T56_98">tego</text:span><text:span text:style-name="T56_99"><text:s/></text:span><text:span text:style-name="T56_100">dochodzić</text:span><text:span text:style-name="T56_101"><text:s/></text:span><text:span text:style-name="T56_102">powoli</text:span><text:span text:style-name="T56_103">,<text:s/></text:span><text:span text:style-name="T56_104">potrzebują</text:span><text:span text:style-name="T56_105"><text:s/></text:span><text:span text:style-name="T56_106">bodźca</text:span><text:span text:style-name="T56_107">.<text:s/></text:span><text:span text:style-name="T56_108">Jak</text:span><text:span text:style-name="T56_109"><text:s/></text:span><text:span text:style-name="T56_110">mówiłem</text:span><text:span text:style-name="T56_111">,<text:s/></text:span><text:span text:style-name="T56_112">dla</text:span><text:span text:style-name="T56_113"><text:s/></text:span><text:span text:style-name="T56_114">mnie</text:span><text:span text:style-name="T56_115"><text:s/></text:span><text:span text:style-name="T56_116">to</text:span><text:span text:style-name="T56_117"><text:s/></text:span><text:span text:style-name="T56_118">muzyka</text:span><text:span text:style-name="T56_119">.<text:s/></text:span><text:span text:style-name="T56_120">Rock</text:span><text:span text:style-name="T56_121"><text:s/></text:span><text:span text:style-name="T56_122">i</text:span><text:span text:style-name="T56_123"><text:s/></text:span><text:span text:style-name="T56_124">metal</text:span><text:span text:style-name="T56_125"><text:s/></text:span><text:span text:style-name="T56_126">do</text:span><text:span text:style-name="T56_127"><text:s/></text:span><text:span text:style-name="T56_128">scen</text:span><text:span text:style-name="T56_129"><text:s/></text:span><text:span text:style-name="T56_130">dynamicznych</text:span><text:span text:style-name="T56_131">.<text:s/></text:span><text:span text:style-name="T56_132">Do</text:span><text:span text:style-name="T56_133"><text:s/></text:span><text:span text:style-name="T56_134">scen</text:span><text:span text:style-name="T56_135"><text:s/></text:span><text:span text:style-name="T56_136">słodkich</text:span><text:span text:style-name="T56_137"><text:s/>–<text:s/></text:span><text:span text:style-name="T56_138">ballady</text:span><text:span text:style-name="T56_139"><text:s/></text:span><text:span text:style-name="T56_140">rockowe</text:span><text:span text:style-name="T56_141">.<text:s/></text:span><text:span text:style-name="T56_142">A</text:span><text:span text:style-name="T56_143"><text:s/></text:span><text:span text:style-name="T56_144">do</text:span><text:span text:style-name="T56_145"><text:s/></text:span><text:span text:style-name="T56_146">rysunków</text:span><text:span text:style-name="T56_147"><text:s/></text:span><text:span text:style-name="T56_148">świątecznych</text:span><text:span text:style-name="T56_149"><text:s/></text:span><text:span text:style-name="T56_150">muzykę</text:span><text:span text:style-name="T56_151"><text:s/></text:span><text:span text:style-name="T56_152">z</text:span><text:span text:style-name="T56_153"><text:s/></text:span><text:span text:style-name="T56_154">filmów</text:span><text:span text:style-name="T56_155"><text:s/></text:span><text:span text:style-name="T56_156">świątecznych</text:span><text:span text:style-name="T56_157">.<text:s/></text:span><text:span text:style-name="T56_158">Wszystko</text:span><text:span text:style-name="T56_159">,<text:s/></text:span><text:span text:style-name="T56_160">co</text:span><text:span text:style-name="T56_161"><text:s/></text:span><text:span text:style-name="T56_162">kojarzy</text:span><text:span text:style-name="T56_163"><text:s/></text:span><text:span text:style-name="T56_164">się</text:span><text:span text:style-name="T56_165"><text:s/></text:span><text:span text:style-name="T56_166">z</text:span><text:span text:style-name="T56_167"><text:s/></text:span><text:span text:style-name="T56_168">dzieciństwem</text:span><text:span text:style-name="T56_169"><text:s/></text:span><text:span text:style-name="T56_170">i</text:span><text:span text:style-name="T56_171"><text:s/></text:span><text:span text:style-name="T56_172">pozwala</text:span><text:span text:style-name="T56_173"><text:s/></text:span><text:span text:style-name="T56_174">wykreować</text:span><text:span text:style-name="T56_175"><text:s/></text:span><text:span text:style-name="T56_176">jakiś</text:span><text:span text:style-name="T56_177"><text:s/></text:span><text:span text:style-name="T56_178">świąteczny</text:span><text:span text:style-name="T56_179"><text:s/></text:span><text:span text:style-name="T56_180">rysunek</text:span><text:span text:style-name="T56_181">.</text:span></text:p>
      <text:p text:style-name="P57"><text:span text:style-name="T57_1"><text:s/></text:span></text:p>
      <text:p text:style-name="P58"><text:span text:style-name="T58_1">SvM</text:span><text:span text:style-name="T58_2">:</text:span><text:span text:style-name="T58_3"><text:s/></text:span><text:span text:style-name="T58_4">Ok</text:span><text:span text:style-name="T58_5">,<text:s/></text:span><text:span text:style-name="T58_6">teraz</text:span><text:span text:style-name="T58_7"><text:s/></text:span><text:span text:style-name="T58_8">czas</text:span><text:span text:style-name="T58_9"><text:s/></text:span><text:span text:style-name="T58_10">na</text:span><text:span text:style-name="T58_11"><text:s/></text:span><text:span text:style-name="T58_12">kucyki</text:span><text:span text:style-name="T58_13">!<text:s/></text:span><text:span text:style-name="T58_14">Twoim</text:span><text:span text:style-name="T58_15"><text:s/></text:span><text:span text:style-name="T58_16">ulubionym</text:span><text:span text:style-name="T58_17"><text:s/></text:span><text:span text:style-name="T58_18">kucem</text:span><text:span text:style-name="T58_19"><text:s/></text:span><text:span text:style-name="T58_20">jest</text:span><text:span text:style-name="T58_21"><text:s/></text:span><text:span text:style-name="T58_22">Applejack</text:span><text:span text:style-name="T58_23">.<text:s/></text:span><text:span text:style-name="T58_24">Dlaczego</text:span><text:span text:style-name="T58_25">?</text:span></text:p>
      <text:p text:style-name="P59"><text:span text:style-name="T59_1"><text:s/></text:span></text:p>
      <text:p text:style-name="P60"><text:span text:style-name="T60_1">R</text:span><text:span text:style-name="T60_2">:</text:span><text:span text:style-name="T60_3"><text:s/></text:span><text:span text:style-name="T60_4">Przede</text:span><text:span text:style-name="T60_5"><text:s/></text:span><text:span text:style-name="T60_6">wszystkim</text:span><text:span text:style-name="T60_7"><text:s/></text:span><text:span text:style-name="T60_8">ze</text:span><text:span text:style-name="T60_9"><text:s/></text:span><text:span text:style-name="T60_10">względu</text:span><text:span text:style-name="T60_11"><text:s/></text:span><text:span text:style-name="T60_12">na</text:span><text:span text:style-name="T60_13"><text:s/></text:span><text:span text:style-name="T60_14">jej</text:span><text:span text:style-name="T60_15"><text:s/></text:span><text:span text:style-name="T60_16">ciepłą</text:span><text:span text:style-name="T60_17">,<text:s/></text:span><text:span text:style-name="T60_18">spokojną</text:span><text:span text:style-name="T60_19"><text:s/></text:span><text:span text:style-name="T60_20">i</text:span><text:span text:style-name="T60_21"><text:s/></text:span><text:span text:style-name="T60_22">co</text:span><text:span text:style-name="T60_23"><text:s/></text:span><text:span text:style-name="T60_24">najważniejsze</text:span><text:span text:style-name="T60_25"><text:s/></text:span><text:span text:style-name="T60_26">prorodzinną</text:span><text:span text:style-name="T60_27"><text:s/></text:span><text:span text:style-name="T60_28">naturę</text:span><text:span text:style-name="T60_29">.<text:s/></text:span><text:span text:style-name="T60_30">Wiadomo</text:span><text:span text:style-name="T60_31">,<text:s/></text:span><text:span text:style-name="T60_32">MLP</text:span><text:span text:style-name="T60_33"><text:s/></text:span><text:span text:style-name="T60_34">jest</text:span><text:span text:style-name="T60_35"><text:s/></text:span><text:span text:style-name="T60_36">serialem</text:span><text:span text:style-name="T60_37"><text:s/></text:span><text:span text:style-name="T60_38">o</text:span><text:span text:style-name="T60_39"><text:s/></text:span><text:span text:style-name="T60_40">magii</text:span><text:span text:style-name="T60_41">,<text:s/></text:span><text:span text:style-name="T60_42">ale</text:span><text:span text:style-name="T60_43"><text:s/></text:span><text:span text:style-name="T60_44">ja</text:span><text:span text:style-name="T60_45"><text:s/></text:span><text:span text:style-name="T60_46">bardziej</text:span><text:span text:style-name="T60_47"><text:s/></text:span><text:span text:style-name="T60_48">lubię</text:span><text:span text:style-name="T60_49"><text:s/></text:span><text:span text:style-name="T60_50">te</text:span><text:span text:style-name="T60_51"><text:s/></text:span><text:span text:style-name="T60_52">elementy</text:span><text:span text:style-name="T60_53"><text:s/></text:span><text:span text:style-name="T60_54">slice</text:span><text:span text:style-name="T60_55"><text:s/></text:span><text:span text:style-name="T60_56">of</text:span><text:span text:style-name="T60_57"><text:s/></text:span><text:span text:style-name="T60_58">life</text:span><text:span text:style-name="T60_59"><text:s/></text:span><text:span text:style-name="T60_60">i</text:span><text:span text:style-name="T60_61"><text:s/></text:span><text:span text:style-name="T60_62">AJ</text:span><text:span text:style-name="T60_63"><text:s/></text:span><text:span text:style-name="T60_64">jest</text:span><text:span text:style-name="T60_65"><text:s/></text:span><text:span text:style-name="T60_66">właśnie</text:span><text:span text:style-name="T60_67"><text:s/></text:span><text:span text:style-name="T60_68">tą</text:span><text:span text:style-name="T60_69"><text:s/></text:span><text:span text:style-name="T60_70">najnormalniejszą</text:span><text:span text:style-name="T60_71"><text:s/></text:span><text:span text:style-name="T60_72">postacią</text:span><text:span text:style-name="T60_73"><text:s/></text:span><text:span text:style-name="T60_74">z</text:span><text:span text:style-name="T60_75"><text:s/></text:span><text:span text:style-name="T60_76">całej</text:span><text:span text:style-name="T60_77"><text:s/></text:span><text:span text:style-name="T60_78">rodziny</text:span><text:span text:style-name="T60_79">.<text:s/></text:span><text:span text:style-name="T60_80">Jest</text:span><text:span text:style-name="T60_81"><text:s/></text:span><text:span text:style-name="T60_82">to</text:span><text:span text:style-name="T60_83"><text:s/></text:span><text:span text:style-name="T60_84">kobieta</text:span><text:span text:style-name="T60_85"><text:s/></text:span><text:span text:style-name="T60_86">pracująca</text:span><text:span text:style-name="T60_87"><text:s/>(</text:span><text:span text:style-name="T60_88">bez</text:span><text:span text:style-name="T60_89"><text:s/></text:span><text:span text:style-name="T60_90">podtekstów</text:span><text:span text:style-name="T60_91">!),<text:s/></text:span><text:span text:style-name="T60_92">która</text:span><text:span text:style-name="T60_93"><text:s/></text:span><text:span text:style-name="T60_94">nie</text:span><text:span text:style-name="T60_95"><text:s/></text:span><text:span text:style-name="T60_96">posiada</text:span><text:span text:style-name="T60_97"><text:s/></text:span><text:span text:style-name="T60_98">żadnych</text:span><text:span text:style-name="T60_99"><text:s/></text:span><text:span text:style-name="T60_100">specjalnych</text:span><text:span text:style-name="T60_101"><text:s/></text:span><text:span text:style-name="T60_102">mocy</text:span><text:span text:style-name="T60_103"><text:s/>(</text:span><text:span text:style-name="T60_104">no</text:span><text:span text:style-name="T60_105">,<text:s/></text:span><text:span text:style-name="T60_106">może</text:span><text:span text:style-name="T60_107"><text:s/></text:span><text:span text:style-name="T60_108">poza</text:span><text:span text:style-name="T60_109"><text:s/></text:span><text:span text:style-name="T60_110">siłą</text:span><text:span text:style-name="T60_111">,<text:s/></text:span><text:span text:style-name="T60_112">ale</text:span><text:span text:style-name="T60_113"><text:s/></text:span><text:span text:style-name="T60_114">to</text:span><text:span text:style-name="T60_115"><text:s/></text:span><text:span text:style-name="T60_116">jest</text:span><text:span text:style-name="T60_117"><text:s/></text:span><text:span text:style-name="T60_118">domena</text:span><text:span text:style-name="T60_119"><text:s/></text:span><text:span text:style-name="T60_120">wielu</text:span><text:span text:style-name="T60_121"><text:s/></text:span><text:span text:style-name="T60_122">kuców</text:span><text:span text:style-name="T60_123"><text:s/></text:span><text:span text:style-name="T60_124">ziemskich</text:span><text:span text:style-name="T60_125">),<text:s/></text:span><text:span text:style-name="T60_126">ale</text:span><text:span text:style-name="T60_127"><text:s/></text:span><text:span text:style-name="T60_128">tutaj</text:span><text:span text:style-name="T60_129"><text:s/></text:span><text:span text:style-name="T60_130">mamy</text:span><text:span text:style-name="T60_131"><text:s/></text:span><text:span text:style-name="T60_132">do</text:span><text:span text:style-name="T60_133"><text:s/></text:span><text:span text:style-name="T60_134">czynienia</text:span><text:span text:style-name="T60_135"><text:s/></text:span><text:span text:style-name="T60_136">z</text:span><text:span text:style-name="T60_137"><text:s/></text:span><text:span text:style-name="T60_138">dziewczyną</text:span><text:span text:style-name="T60_139">,<text:s/></text:span><text:span text:style-name="T60_140">która</text:span><text:span text:style-name="T60_141"><text:s/></text:span><text:span text:style-name="T60_142">wychowuje</text:span><text:span text:style-name="T60_143"><text:s/></text:span><text:span text:style-name="T60_144">się</text:span><text:span text:style-name="T60_145"><text:s/></text:span><text:span text:style-name="T60_146">na</text:span><text:span text:style-name="T60_147"><text:s/></text:span><text:span text:style-name="T60_148">farmie</text:span><text:span text:style-name="T60_149">,<text:s/></text:span><text:span text:style-name="T60_150">czyli</text:span><text:span text:style-name="T60_151"><text:s/></text:span><text:span text:style-name="T60_152">ciężko</text:span><text:span text:style-name="T60_153"><text:s/></text:span><text:span text:style-name="T60_154">pracuje</text:span><text:span text:style-name="T60_155">.<text:s/></text:span><text:span text:style-name="T60_156">Niemniej</text:span><text:span text:style-name="T60_157"><text:s/></text:span><text:span text:style-name="T60_158">jest</text:span><text:span text:style-name="T60_159"><text:s/></text:span><text:span text:style-name="T60_160">osobą</text:span><text:span text:style-name="T60_161">,<text:s/></text:span><text:span text:style-name="T60_162">na</text:span><text:span text:style-name="T60_163"><text:s/></text:span><text:span text:style-name="T60_164">której</text:span><text:span text:style-name="T60_165"><text:s/></text:span><text:span text:style-name="T60_166">można</text:span><text:span text:style-name="T60_167"><text:s/></text:span><text:span text:style-name="T60_168">polegać</text:span><text:span text:style-name="T60_169">,<text:s/></text:span><text:span text:style-name="T60_170">można</text:span><text:span text:style-name="T60_171"><text:s/></text:span><text:span text:style-name="T60_172">jej</text:span><text:span text:style-name="T60_173"><text:s/></text:span><text:span text:style-name="T60_174">się</text:span><text:span text:style-name="T60_175"><text:s/></text:span><text:span text:style-name="T60_176">zwierzyć</text:span><text:span text:style-name="T60_177">,<text:s/></text:span><text:span text:style-name="T60_178">mieć</text:span><text:span text:style-name="T60_179"><text:s/></text:span><text:span text:style-name="T60_180">w</text:span><text:span text:style-name="T60_181"><text:s/></text:span><text:span text:style-name="T60_182">niej</text:span><text:span text:style-name="T60_183"><text:s/></text:span><text:span text:style-name="T60_184">oparcie</text:span><text:span text:style-name="T60_185">.<text:s/></text:span><text:span text:style-name="T60_186">To</text:span><text:span text:style-name="T60_187"><text:s/></text:span><text:span text:style-name="T60_188">jest</text:span><text:span text:style-name="T60_189">,<text:s/></text:span><text:span text:style-name="T60_190">jak</text:span><text:span text:style-name="T60_191"><text:s/></text:span><text:span text:style-name="T60_192">zawsze</text:span><text:span text:style-name="T60_193"><text:s/></text:span><text:span text:style-name="T60_194">mówiłem</text:span><text:span text:style-name="T60_195">,<text:s/></text:span><text:span text:style-name="T60_196">poza</text:span><text:span text:style-name="T60_197"><text:s/></text:span><text:span text:style-name="T60_198">swoimi</text:span><text:span text:style-name="T60_199"><text:s/></text:span><text:span text:style-name="T60_200">wadami</text:span><text:span text:style-name="T60_201">,<text:s/></text:span><text:span text:style-name="T60_202">które</text:span><text:span text:style-name="T60_203"><text:s/></text:span><text:span text:style-name="T60_204">czynią</text:span><text:span text:style-name="T60_205"><text:s/></text:span><text:span text:style-name="T60_206">ją</text:span><text:span text:style-name="T60_207"><text:s/></text:span><text:span text:style-name="T60_208">postacią</text:span><text:span text:style-name="T60_209"><text:s/></text:span><text:span text:style-name="T60_210">zbalansowaną</text:span><text:span text:style-name="T60_211">,<text:s/></text:span><text:span text:style-name="T60_212">ideałem</text:span><text:span text:style-name="T60_213"><text:s/></text:span><text:span text:style-name="T60_214">wymarzonej</text:span><text:span text:style-name="T60_215"><text:s/></text:span><text:span text:style-name="T60_216">kobiety</text:span><text:span text:style-name="T60_217">,<text:s/></text:span><text:span text:style-name="T60_218">gdybym</text:span><text:span text:style-name="T60_219"><text:s/></text:span><text:span text:style-name="T60_220">miał</text:span><text:span text:style-name="T60_221"><text:s/></text:span><text:span text:style-name="T60_222">ją</text:span><text:span text:style-name="T60_223"><text:s/></text:span><text:span text:style-name="T60_224">wyobrazić</text:span><text:span text:style-name="T60_225"><text:s/></text:span><text:span text:style-name="T60_226">jako</text:span><text:span text:style-name="T60_227"><text:s/></text:span><text:span text:style-name="T60_228">człowieka</text:span><text:span text:style-name="T60_229">.<text:s/></text:span><text:span text:style-name="T60_230">Ma</text:span><text:span text:style-name="T60_231"><text:s/></text:span><text:span text:style-name="T60_232">też</text:span><text:span text:style-name="T60_233"><text:s/></text:span><text:span text:style-name="T60_234">swoje</text:span><text:span text:style-name="T60_235"><text:s/></text:span><text:span text:style-name="T60_236">wady</text:span><text:span text:style-name="T60_237">!<text:s/></text:span><text:span text:style-name="T60_238">Potrafi</text:span><text:span text:style-name="T60_239"><text:s/></text:span><text:span text:style-name="T60_240">np</text:span><text:span text:style-name="T60_241">.<text:s/></text:span><text:span text:style-name="T60_242">być</text:span><text:span text:style-name="T60_243"><text:s/></text:span><text:span text:style-name="T60_244">nadopiekuńcza</text:span><text:span text:style-name="T60_245">.<text:s/></text:span><text:span text:style-name="T60_246">Dlatego</text:span><text:span text:style-name="T60_247"><text:s/></text:span><text:span text:style-name="T60_248">jest</text:span><text:span text:style-name="T60_249"><text:s/></text:span><text:span text:style-name="T60_250">zbalansowana</text:span><text:span text:style-name="T60_251">.<text:s/></text:span><text:span text:style-name="T60_252">Z</text:span><text:span text:style-name="T60_253"><text:s/></text:span><text:span text:style-name="T60_254">ręką</text:span><text:span text:style-name="T60_255"><text:s/></text:span><text:span text:style-name="T60_256">na</text:span><text:span text:style-name="T60_257"><text:s/></text:span><text:span text:style-name="T60_258">sercu</text:span><text:span text:style-name="T60_259"><text:s/></text:span><text:span text:style-name="T60_260">mogę</text:span><text:span text:style-name="T60_261"><text:s/></text:span><text:span text:style-name="T60_262">powiedzieć</text:span><text:span text:style-name="T60_263">,<text:s/></text:span><text:span text:style-name="T60_264">że</text:span><text:span text:style-name="T60_265"><text:s/></text:span><text:span text:style-name="T60_266">skoro</text:span><text:span text:style-name="T60_267"><text:s/></text:span><text:span text:style-name="T60_268">jest</text:span><text:span text:style-name="T60_269"><text:s/></text:span><text:span text:style-name="T60_270">świetną</text:span><text:span text:style-name="T60_271"><text:s/></text:span><text:span text:style-name="T60_272">siostrą</text:span><text:span text:style-name="T60_273">,<text:s/></text:span><text:span text:style-name="T60_274">to</text:span><text:span text:style-name="T60_275"><text:s/></text:span><text:span text:style-name="T60_276">byłaby</text:span><text:span text:style-name="T60_277"><text:s/></text:span><text:span text:style-name="T60_278">świetną</text:span><text:span text:style-name="T60_279"><text:s/></text:span><text:span text:style-name="T60_280">matką</text:span><text:span text:style-name="T60_281">.</text:span></text:p>
      <text:p text:style-name="P61"><text:span text:style-name="T61_1"><text:s/></text:span></text:p>
      <text:p text:style-name="P62"><text:span text:style-name="T62_1">SvM</text:span><text:span text:style-name="T62_2">:</text:span><text:span text:style-name="T62_3"><text:s/></text:span><text:span text:style-name="T62_4">Zgadzam</text:span><text:span text:style-name="T62_5"><text:s/></text:span><text:span text:style-name="T62_6">się</text:span><text:span text:style-name="T62_7"><text:s/></text:span><text:span text:style-name="T62_8">w</text:span><text:span text:style-name="T62_9"><text:s/></text:span><text:span text:style-name="T62_10">całej</text:span><text:span text:style-name="T62_11"><text:s/></text:span><text:span text:style-name="T62_12">rozciągłości</text:span><text:span text:style-name="T62_13">.</text:span><text:span text:style-name="T62_14"><text:s/></text:span><text:span text:style-name="T62_15">Zresztą</text:span><text:span text:style-name="T62_16">,<text:s/></text:span><text:span text:style-name="T62_17">nie</text:span><text:span text:style-name="T62_18"><text:s/></text:span><text:span text:style-name="T62_19">bez</text:span><text:span text:style-name="T62_20"><text:s/></text:span><text:span text:style-name="T62_21">powodu</text:span><text:span text:style-name="T62_22"><text:s/></text:span><text:span text:style-name="T62_23">ma</text:span><text:span text:style-name="T62_24"><text:s/></text:span><text:span text:style-name="T62_25">w</text:span><text:span text:style-name="T62_26"><text:s/></text:span><text:span text:style-name="T62_27">mojej</text:span><text:span text:style-name="T62_28"><text:s/></text:span><text:span text:style-name="T62_29">powieści</text:span><text:span text:style-name="T62_30"><text:s/></text:span><text:span text:style-name="T62_31">tytuł</text:span><text:span text:style-name="T62_32"><text:s/>„</text:span><text:span text:style-name="T62_33">matki</text:span><text:span text:style-name="T62_34"><text:s/></text:span><text:span text:style-name="T62_35">kompanii</text:span><text:span text:style-name="T62_36">”.</text:span></text:p>
      <text:p text:style-name="P63"><text:span text:style-name="T63_1">Jesteś</text:span><text:span text:style-name="T63_2"><text:s/></text:span><text:span text:style-name="T63_3">zatem</text:span><text:span text:style-name="T63_4"><text:s/></text:span><text:span text:style-name="T63_5">potwierdzeniem</text:span><text:span text:style-name="T63_6"><text:s/></text:span><text:span text:style-name="T63_7">pewnej</text:span><text:span text:style-name="T63_8"><text:s/></text:span><text:span text:style-name="T63_9">tezy</text:span><text:span text:style-name="T63_10">,<text:s/></text:span><text:span text:style-name="T63_11">która</text:span><text:span text:style-name="T63_12"><text:s/></text:span><text:span text:style-name="T63_13">zaskakująco</text:span><text:span text:style-name="T63_14"><text:s/></text:span><text:span text:style-name="T63_15">często</text:span><text:span text:style-name="T63_16"><text:s/></text:span><text:span text:style-name="T63_17">się</text:span><text:span text:style-name="T63_18"><text:s/></text:span><text:span text:style-name="T63_19">sprawdza</text:span><text:span text:style-name="T63_20">,<text:s/></text:span><text:span text:style-name="T63_21">że</text:span><text:span text:style-name="T63_22"><text:s/></text:span><text:span text:style-name="T63_23">ulubiony</text:span><text:span text:style-name="T63_24"><text:s/></text:span><text:span text:style-name="T63_25">kucyk</text:span><text:span text:style-name="T63_26"><text:s/></text:span><text:span text:style-name="T63_27">niejako</text:span><text:span text:style-name="T63_28"><text:s/></text:span><text:span text:style-name="T63_29">w</text:span><text:span text:style-name="T63_30"><text:s/></text:span><text:span text:style-name="T63_31">pewnym</text:span><text:span text:style-name="T63_32"><text:s/></text:span><text:span text:style-name="T63_33">zakresie</text:span><text:span text:style-name="T63_34"><text:s/></text:span><text:span text:style-name="T63_35">świadczy</text:span><text:span text:style-name="T63_36"><text:s/></text:span><text:span text:style-name="T63_37">o</text:span><text:span text:style-name="T63_38"><text:s/></text:span><text:span text:style-name="T63_39">człowieku</text:span><text:span text:style-name="T63_40">?<text:s/></text:span><text:span text:style-name="T63_41">To</text:span><text:span text:style-name="T63_42"><text:s/></text:span><text:span text:style-name="T63_43">trochę</text:span><text:span text:style-name="T63_44"><text:s/></text:span><text:span text:style-name="T63_45">jak</text:span><text:span text:style-name="T63_46"><text:s/></text:span><text:span text:style-name="T63_47">z</text:span><text:span text:style-name="T63_48"><text:s/></text:span><text:span text:style-name="T63_49">powiedzeniem</text:span><text:span text:style-name="T63_50">:<text:s/>„</text:span><text:span text:style-name="T63_51">Jesteś</text:span><text:span text:style-name="T63_52"><text:s/></text:span><text:span text:style-name="T63_53">tym</text:span><text:span text:style-name="T63_54">,<text:s/></text:span><text:span text:style-name="T63_55">co</text:span><text:span text:style-name="T63_56"><text:s/></text:span><text:span text:style-name="T63_57">jesz</text:span><text:span text:style-name="T63_58">”.</text:span></text:p>
      <text:p text:style-name="P64"><text:span text:style-name="T64_1"><text:s/></text:span></text:p>
      <text:p text:style-name="P65"><text:span text:style-name="T65_1">R</text:span><text:span text:style-name="T65_2">:</text:span><text:span text:style-name="T65_3"><text:s/></text:span><text:span text:style-name="T65_4">No</text:span><text:span text:style-name="T65_5"><text:s/></text:span><text:span text:style-name="T65_6">właśnie</text:span><text:span text:style-name="T65_7">.<text:s/></text:span><text:span text:style-name="T65_8">Muszę</text:span><text:span text:style-name="T65_9"><text:s/></text:span><text:span text:style-name="T65_10">się</text:span><text:span text:style-name="T65_11"><text:s/></text:span><text:span text:style-name="T65_12">z</text:span><text:span text:style-name="T65_13"><text:s/></text:span><text:span text:style-name="T65_14">Tobą</text:span><text:span text:style-name="T65_15"><text:s/></text:span><text:span text:style-name="T65_16">zgodzić</text:span><text:span text:style-name="T65_17">,<text:s/></text:span><text:span text:style-name="T65_18">gdyż</text:span><text:span text:style-name="T65_19"><text:s/></text:span><text:span text:style-name="T65_20">ja</text:span><text:span text:style-name="T65_21"><text:s/></text:span><text:span text:style-name="T65_22">sam</text:span><text:span text:style-name="T65_23"><text:s/></text:span><text:span text:style-name="T65_24">mam</text:span><text:span text:style-name="T65_25"><text:s/></text:span><text:span text:style-name="T65_26">bardzo</text:span><text:span text:style-name="T65_27"><text:s/></text:span><text:span text:style-name="T65_28">prorodzinną</text:span><text:span text:style-name="T65_29"><text:s/></text:span><text:span text:style-name="T65_30">naturę</text:span><text:span text:style-name="T65_31">.<text:s/></text:span><text:span text:style-name="T65_32">Wynika</text:span><text:span text:style-name="T65_33"><text:s/></text:span><text:span text:style-name="T65_34">to</text:span><text:span text:style-name="T65_35"><text:s/></text:span><text:span text:style-name="T65_36">też</text:span><text:span text:style-name="T65_37"><text:s/></text:span><text:span text:style-name="T65_38">z</text:span><text:span text:style-name="T65_39"><text:s/></text:span><text:span text:style-name="T65_40">faktu</text:span><text:span text:style-name="T65_41">,<text:s/></text:span><text:span text:style-name="T65_42">że</text:span><text:span text:style-name="T65_43"><text:s/></text:span><text:span text:style-name="T65_44">zaczynam</text:span><text:span text:style-name="T65_45"><text:s/></text:span><text:span text:style-name="T65_46">trochę</text:span><text:span text:style-name="T65_47"><text:s/></text:span><text:span text:style-name="T65_48">tęsknić</text:span><text:span text:style-name="T65_49"><text:s/></text:span><text:span text:style-name="T65_50">za</text:span><text:span text:style-name="T65_51"><text:s/></text:span><text:span text:style-name="T65_52">wspólnymi</text:span><text:span text:style-name="T65_53"><text:s/></text:span><text:span text:style-name="T65_54">zabawami</text:span><text:span text:style-name="T65_55"><text:s/></text:span><text:span text:style-name="T65_56">z</text:span><text:span text:style-name="T65_57"><text:s/></text:span><text:span text:style-name="T65_58">moją</text:span><text:span text:style-name="T65_59"><text:s/></text:span><text:span text:style-name="T65_60">młodszą</text:span><text:span text:style-name="T65_61"><text:s/></text:span><text:span text:style-name="T65_62">siostrą</text:span><text:span text:style-name="T65_63">.<text:s/></text:span><text:span text:style-name="T65_64">W</text:span><text:span text:style-name="T65_65"><text:s/></text:span><text:span text:style-name="T65_66">związku</text:span><text:span text:style-name="T65_67"><text:s/></text:span><text:span text:style-name="T65_68">z</text:span><text:span text:style-name="T65_69"><text:s/></text:span><text:span text:style-name="T65_70">tym</text:span><text:span text:style-name="T65_71">,<text:s/></text:span><text:span text:style-name="T65_72">że</text:span><text:span text:style-name="T65_73"><text:s/></text:span><text:span text:style-name="T65_74">każdy</text:span><text:span text:style-name="T65_75"><text:s/></text:span><text:span text:style-name="T65_76">dorasta</text:span><text:span text:style-name="T65_77">,<text:s/></text:span><text:span text:style-name="T65_78">to</text:span><text:span text:style-name="T65_79"><text:s/></text:span><text:span text:style-name="T65_80">te</text:span><text:span text:style-name="T65_81"><text:s/></text:span><text:span text:style-name="T65_82">czasy</text:span><text:span text:style-name="T65_83"><text:s/></text:span><text:span text:style-name="T65_84">dawno</text:span><text:span text:style-name="T65_85"><text:s/></text:span><text:span text:style-name="T65_86">przeminęły</text:span><text:span text:style-name="T65_87">.<text:s/></text:span><text:span text:style-name="T65_88">Zawsze</text:span><text:span text:style-name="T65_89"><text:s/></text:span><text:span text:style-name="T65_90">chciałem</text:span><text:span text:style-name="T65_91"><text:s/></text:span><text:span text:style-name="T65_92">założyć</text:span><text:span text:style-name="T65_93"><text:s/></text:span><text:span text:style-name="T65_94">rodzinę</text:span><text:span text:style-name="T65_95">,<text:s/></text:span><text:span text:style-name="T65_96">lubię</text:span><text:span text:style-name="T65_97"><text:s/></text:span><text:span text:style-name="T65_98">przebywać</text:span><text:span text:style-name="T65_99"><text:s/></text:span><text:span text:style-name="T65_100">z</text:span><text:span text:style-name="T65_101"><text:s/></text:span><text:span text:style-name="T65_102">dziećmi</text:span><text:span text:style-name="T65_103"><text:s/></text:span><text:span text:style-name="T65_104">i</text:span><text:span text:style-name="T65_105"><text:s/></text:span><text:span text:style-name="T65_106">to</text:span><text:span text:style-name="T65_107"><text:s/></text:span><text:span text:style-name="T65_108">właśnie</text:span><text:span text:style-name="T65_109"><text:s/></text:span><text:span text:style-name="T65_110">widzę</text:span><text:span text:style-name="T65_111"><text:s/></text:span><text:span text:style-name="T65_112">w</text:span><text:span text:style-name="T65_113"><text:s/></text:span><text:span text:style-name="T65_114">AJ</text:span><text:span text:style-name="T65_115">.<text:s/></text:span><text:span text:style-name="T65_116">Ma</text:span><text:span text:style-name="T65_117"><text:s/></text:span><text:span text:style-name="T65_118">świetny</text:span><text:span text:style-name="T65_119"><text:s/></text:span><text:span text:style-name="T65_120">kontakt</text:span><text:span text:style-name="T65_121"><text:s/></text:span><text:span text:style-name="T65_122">ze</text:span><text:span text:style-name="T65_123"><text:s/></text:span><text:span text:style-name="T65_124">źrebakami</text:span><text:span text:style-name="T65_125">.<text:s/></text:span><text:span text:style-name="T65_126">Zauważ</text:span><text:span text:style-name="T65_127">,<text:s/></text:span><text:span text:style-name="T65_128">że</text:span><text:span text:style-name="T65_129"><text:s/></text:span><text:span text:style-name="T65_130">często</text:span><text:span text:style-name="T65_131"><text:s/></text:span><text:span text:style-name="T65_132">w</text:span><text:span text:style-name="T65_133"><text:s/></text:span><text:span text:style-name="T65_134">wielu</text:span><text:span text:style-name="T65_135"><text:s/></text:span><text:span text:style-name="T65_136">sytuacjach</text:span><text:span text:style-name="T65_137">,<text:s/></text:span><text:span text:style-name="T65_138">oprócz</text:span><text:span text:style-name="T65_139"><text:s/></text:span><text:span text:style-name="T65_140">tego</text:span><text:span text:style-name="T65_141">,<text:s/></text:span><text:span text:style-name="T65_142">że</text:span><text:span text:style-name="T65_143"><text:s/></text:span><text:span text:style-name="T65_144">zwraca</text:span><text:span text:style-name="T65_145"><text:s/></text:span><text:span text:style-name="T65_146">się</text:span><text:span text:style-name="T65_147"><text:s/></text:span><text:span text:style-name="T65_148">w</text:span><text:span text:style-name="T65_149"><text:s/></text:span><text:span text:style-name="T65_150">serdeczny</text:span><text:span text:style-name="T65_151"><text:s/></text:span><text:span text:style-name="T65_152">sposób</text:span><text:span text:style-name="T65_153">,<text:s/></text:span><text:span text:style-name="T65_154">to</text:span><text:span text:style-name="T65_155"><text:s/></text:span><text:span text:style-name="T65_156">daje</text:span><text:span text:style-name="T65_157"><text:s/></text:span><text:span text:style-name="T65_158">też</text:span><text:span text:style-name="T65_159"><text:s/></text:span><text:span text:style-name="T65_160">poczucie</text:span><text:span text:style-name="T65_161"><text:s/></text:span><text:span text:style-name="T65_162">ciepła</text:span><text:span text:style-name="T65_163">.<text:s/></text:span><text:span text:style-name="T65_164">Zawsze</text:span><text:span text:style-name="T65_165">,<text:s/></text:span><text:span text:style-name="T65_166">kiedy</text:span><text:span text:style-name="T65_167"><text:s/></text:span><text:span text:style-name="T65_168">ktoś</text:span><text:span text:style-name="T65_169"><text:s/></text:span><text:span text:style-name="T65_170">popełnia</text:span><text:span text:style-name="T65_171"><text:s/></text:span><text:span text:style-name="T65_172">błąd</text:span><text:span text:style-name="T65_173">,<text:s/></text:span><text:span text:style-name="T65_174">ona</text:span><text:span text:style-name="T65_175"><text:s/></text:span><text:span text:style-name="T65_176">stara</text:span><text:span text:style-name="T65_177"><text:s/></text:span><text:span text:style-name="T65_178">się</text:span><text:span text:style-name="T65_179"><text:s/></text:span><text:span text:style-name="T65_180">tę</text:span><text:span text:style-name="T65_181"><text:s/></text:span><text:span text:style-name="T65_182">osobę</text:span><text:span text:style-name="T65_183"><text:s/></text:span><text:span text:style-name="T65_184">wyprowadzić</text:span><text:span text:style-name="T65_185"><text:s/></text:span><text:span text:style-name="T65_186">na</text:span><text:span text:style-name="T65_187"><text:s/></text:span><text:span text:style-name="T65_188">prostą</text:span><text:span text:style-name="T65_189">.<text:s/></text:span><text:span text:style-name="T65_190">Patrz</text:span><text:span text:style-name="T65_191"><text:s/></text:span><text:span text:style-name="T65_192">przykład</text:span><text:span text:style-name="T65_193"><text:s/></text:span><text:span text:style-name="T65_194">Rarity</text:span><text:span text:style-name="T65_195"><text:s/></text:span><text:span text:style-name="T65_196">z</text:span><text:span text:style-name="T65_197"><text:s/></text:span><text:span text:style-name="T65_198">odcinka</text:span><text:span text:style-name="T65_199"><text:s/>“</text:span><text:span text:style-name="T65_200">Sistershooves</text:span><text:span text:style-name="T65_201"><text:s/></text:span><text:span text:style-name="T65_202">Social</text:span><text:span text:style-name="T65_203">/</text:span><text:span text:style-name="T65_204">Siostrzany</text:span><text:span text:style-name="T65_205"><text:s/></text:span><text:span text:style-name="T65_206">Sojusz</text:span><text:span text:style-name="T65_207">”</text:span><text:span text:style-name="T65_208">,<text:s/></text:span><text:span text:style-name="T65_209">kiedy</text:span><text:span text:style-name="T65_210"><text:s/></text:span><text:span text:style-name="T65_211">ta</text:span><text:span text:style-name="T65_212"><text:s/></text:span><text:span text:style-name="T65_213">jednak</text:span><text:span text:style-name="T65_214"><text:s/></text:span><text:span text:style-name="T65_215">sobie</text:span><text:span text:style-name="T65_216"><text:s/></text:span><text:span text:style-name="T65_217">uświadomiła</text:span><text:span text:style-name="T65_218">,<text:s/></text:span><text:span text:style-name="T65_219">że</text:span><text:span text:style-name="T65_220"><text:s/></text:span><text:span text:style-name="T65_221">kocha</text:span><text:span text:style-name="T65_222"><text:s/></text:span><text:span text:style-name="T65_223">Sweetie</text:span><text:span text:style-name="T65_224"><text:s/></text:span><text:span text:style-name="T65_225">Belle</text:span><text:span text:style-name="T65_226">,<text:s/></text:span><text:span text:style-name="T65_227">a</text:span><text:span text:style-name="T65_228"><text:s/></text:span><text:span text:style-name="T65_229">AJ</text:span><text:span text:style-name="T65_230"><text:s/></text:span><text:span text:style-name="T65_231">podpowiedziała</text:span><text:span text:style-name="T65_232">,<text:s/></text:span><text:span text:style-name="T65_233">jak</text:span><text:span text:style-name="T65_234"><text:s/></text:span><text:span text:style-name="T65_235">to</text:span><text:span text:style-name="T65_236"><text:s/></text:span><text:span text:style-name="T65_237">naprawić</text:span><text:span text:style-name="T65_238">.</text:span></text:p>
      <text:p text:style-name="P66"><text:span text:style-name="T66_1"><text:s/></text:span></text:p>
      <text:p text:style-name="P67"><text:span text:style-name="T67_1">SvM</text:span><text:span text:style-name="T67_2">:</text:span><text:span text:style-name="T67_3"><text:s/></text:span><text:span text:style-name="T67_4">Innym</text:span><text:span text:style-name="T67_5"><text:s/></text:span><text:span text:style-name="T67_6">kucykiem</text:span><text:span text:style-name="T67_7">,<text:s/></text:span><text:span text:style-name="T67_8">któremu</text:span><text:span text:style-name="T67_9"><text:s/></text:span><text:span text:style-name="T67_10">poświęcasz</text:span><text:span text:style-name="T67_11"><text:s/></text:span><text:span text:style-name="T67_12">dużo</text:span><text:span text:style-name="T67_13"><text:s/></text:span><text:span text:style-name="T67_14">czasu</text:span><text:span text:style-name="T67_15"><text:s/></text:span><text:span text:style-name="T67_16">i</text:span><text:span text:style-name="T67_17"><text:s/></text:span><text:span text:style-name="T67_18">który</text:span><text:span text:style-name="T67_19"><text:s/></text:span><text:span text:style-name="T67_20">nawet</text:span><text:span text:style-name="T67_21"><text:s/></text:span><text:span text:style-name="T67_22">zajmuje</text:span><text:span text:style-name="T67_23"><text:s/></text:span><text:span text:style-name="T67_24">pewne</text:span><text:span text:style-name="T67_25"><text:s/></text:span><text:span text:style-name="T67_26">nobliwe</text:span><text:span text:style-name="T67_27"><text:s/></text:span><text:span text:style-name="T67_28">miejsce</text:span><text:span text:style-name="T67_29"><text:s/></text:span><text:span text:style-name="T67_30">w</text:span><text:span text:style-name="T67_31"><text:s/></text:span><text:span text:style-name="T67_32">fandomowym</text:span><text:span text:style-name="T67_33"><text:s/></text:span><text:span text:style-name="T67_34">kanonie</text:span><text:span text:style-name="T67_35">,<text:s/></text:span><text:span text:style-name="T67_36">jest</text:span><text:span text:style-name="T67_37"><text:s/></text:span><text:span text:style-name="T67_38">Brave</text:span><text:span text:style-name="T67_39"><text:s/></text:span><text:span text:style-name="T67_40">Wing</text:span><text:span text:style-name="T67_41">.<text:s/></text:span><text:span text:style-name="T67_42">Aktor</text:span><text:span text:style-name="T67_43"><text:s/></text:span><text:span text:style-name="T67_44">występujący</text:span><text:span text:style-name="T67_45"><text:s/></text:span><text:span text:style-name="T67_46">w</text:span><text:span text:style-name="T67_47"><text:s/></text:span><text:span text:style-name="T67_48">kilku</text:span><text:span text:style-name="T67_49"><text:s/></text:span><text:span text:style-name="T67_50">fanfikach</text:span><text:span text:style-name="T67_51">,<text:s/></text:span><text:span text:style-name="T67_52">mający</text:span><text:span text:style-name="T67_53"><text:s/></text:span><text:span text:style-name="T67_54">pełno</text:span><text:span text:style-name="T67_55"><text:s/></text:span><text:span text:style-name="T67_56">wcieleń</text:span><text:span text:style-name="T67_57"><text:s/></text:span><text:span text:style-name="T67_58">i</text:span><text:span text:style-name="T67_59"><text:s/></text:span><text:span text:style-name="T67_60">ponoć</text:span><text:span text:style-name="T67_61"><text:s/></text:span><text:span text:style-name="T67_62">całkiem</text:span><text:span text:style-name="T67_63"><text:s/></text:span><text:span text:style-name="T67_64">sporą</text:span><text:span text:style-name="T67_65"><text:s/></text:span><text:span text:style-name="T67_66">liczbę</text:span><text:span text:style-name="T67_67"><text:s/></text:span><text:span text:style-name="T67_68">fanów</text:span><text:span text:style-name="T67_69">.<text:s/></text:span><text:span text:style-name="T67_70">Odnoszę</text:span><text:span text:style-name="T67_71"><text:s/></text:span><text:span text:style-name="T67_72">wrażenie</text:span><text:span text:style-name="T67_73">,<text:s/></text:span><text:span text:style-name="T67_74">że</text:span><text:span text:style-name="T67_75"><text:s/></text:span><text:span text:style-name="T67_76">Brave</text:span><text:span text:style-name="T67_77"><text:s/></text:span><text:span text:style-name="T67_78">to</text:span><text:span text:style-name="T67_79"><text:s/></text:span><text:span text:style-name="T67_80">pewne</text:span><text:span text:style-name="T67_81"><text:s/></text:span><text:span text:style-name="T67_82">Twoje</text:span><text:span text:style-name="T67_83"><text:s/></text:span><text:span text:style-name="T67_84">marzenie</text:span><text:span text:style-name="T67_85">…<text:s/></text:span><text:span text:style-name="T67_86">To</text:span><text:span text:style-name="T67_87">,<text:s/></text:span><text:span text:style-name="T67_88">jaki</text:span><text:span text:style-name="T67_89"><text:s/></text:span><text:span text:style-name="T67_90">ty</text:span><text:span text:style-name="T67_91"><text:s/></text:span><text:span text:style-name="T67_92">byś</text:span><text:span text:style-name="T67_93"><text:s/></text:span><text:span text:style-name="T67_94">chciał</text:span><text:span text:style-name="T67_95"><text:s/></text:span><text:span text:style-name="T67_96">być</text:span><text:span text:style-name="T67_97">.</text:span></text:p>
      <text:p text:style-name="P68"><text:span text:style-name="T68_1"><text:s/></text:span></text:p>
      <text:p text:style-name="P69"><text:span text:style-name="T69_1">R</text:span><text:span text:style-name="T69_2">:</text:span><text:span text:style-name="T69_3"><text:s/></text:span><text:span text:style-name="T69_4">Brave</text:span><text:span text:style-name="T69_5"><text:s/></text:span><text:span text:style-name="T69_6">Wing</text:span><text:span text:style-name="T69_7"><text:s/></text:span><text:span text:style-name="T69_8">jest</text:span><text:span text:style-name="T69_9"><text:s/></text:span><text:span text:style-name="T69_10">dla</text:span><text:span text:style-name="T69_11"><text:s/></text:span><text:span text:style-name="T69_12">mnie</text:span><text:span text:style-name="T69_13"><text:s/></text:span><text:span text:style-name="T69_14">jak</text:span><text:span text:style-name="T69_15"><text:s/></text:span><text:span text:style-name="T69_16">Ruhisu</text:span><text:span text:style-name="T69_17">,<text:s/></text:span><text:span text:style-name="T69_18">czyli</text:span><text:span text:style-name="T69_19"><text:s/></text:span><text:span text:style-name="T69_20">postać</text:span><text:span text:style-name="T69_21">,<text:s/></text:span><text:span text:style-name="T69_22">którą</text:span><text:span text:style-name="T69_23"><text:s/></text:span><text:span text:style-name="T69_24">stworzyłem</text:span><text:span text:style-name="T69_25"><text:s/></text:span><text:span text:style-name="T69_26">dawno</text:span><text:span text:style-name="T69_27"><text:s/></text:span><text:span text:style-name="T69_28">temu</text:span><text:span text:style-name="T69_29"><text:s/></text:span><text:span text:style-name="T69_30">do</text:span><text:span text:style-name="T69_31"><text:s/></text:span><text:span text:style-name="T69_32">swojego</text:span><text:span text:style-name="T69_33"><text:s/></text:span><text:span text:style-name="T69_34">pierwszego</text:span><text:span text:style-name="T69_35"><text:s/></text:span><text:span text:style-name="T69_36">projektu</text:span><text:span text:style-name="T69_37"><text:s/></text:span><text:span text:style-name="T69_38">Galactic</text:span><text:span text:style-name="T69_39"><text:s/></text:span><text:span text:style-name="T69_40">Angel</text:span><text:span text:style-name="T69_41"><text:s/>(</text:span><text:span text:style-name="T69_42">mangowy</text:span><text:span text:style-name="T69_43">)<text:s/></text:span><text:span text:style-name="T69_44">i</text:span><text:span text:style-name="T69_45"><text:s/></text:span><text:span text:style-name="T69_46">właśnie</text:span><text:span text:style-name="T69_47"><text:s/></text:span><text:span text:style-name="T69_48">tam</text:span><text:span text:style-name="T69_49"><text:s/></text:span><text:span text:style-name="T69_50">występował</text:span><text:span text:style-name="T69_51"><text:s/></text:span><text:span text:style-name="T69_52">Ruhisu</text:span><text:span text:style-name="T69_53"><text:s/></text:span><text:span text:style-name="T69_54">Masaki</text:span><text:span text:style-name="T69_55">.<text:s/></text:span><text:span text:style-name="T69_56">Bardzo</text:span><text:span text:style-name="T69_57"><text:s/></text:span><text:span text:style-name="T69_58">długo</text:span><text:span text:style-name="T69_59"><text:s/></text:span><text:span text:style-name="T69_60">go</text:span><text:span text:style-name="T69_61"><text:s/></text:span><text:span text:style-name="T69_62">rozwijałem</text:span><text:span text:style-name="T69_63"><text:s/></text:span><text:span text:style-name="T69_64">i</text:span><text:span text:style-name="T69_65"><text:s/></text:span><text:span text:style-name="T69_66">się</text:span><text:span text:style-name="T69_67"><text:s/></text:span><text:span text:style-name="T69_68">z</text:span><text:span text:style-name="T69_69"><text:s/></text:span><text:span text:style-name="T69_70">nim</text:span><text:span text:style-name="T69_71"><text:s/></text:span><text:span text:style-name="T69_72">utożsamiałem</text:span><text:span text:style-name="T69_73">.<text:s/></text:span><text:span text:style-name="T69_74">A</text:span><text:span text:style-name="T69_75"><text:s/></text:span><text:span text:style-name="T69_76">co</text:span><text:span text:style-name="T69_77"><text:s/></text:span><text:span text:style-name="T69_78">do</text:span><text:span text:style-name="T69_79"><text:s/></text:span><text:span text:style-name="T69_80">tego</text:span><text:span text:style-name="T69_81"><text:s/></text:span><text:span text:style-name="T69_82">marzenia</text:span><text:span text:style-name="T69_83">,<text:s/></text:span><text:span text:style-name="T69_84">to</text:span><text:span text:style-name="T69_85"><text:s/></text:span><text:span text:style-name="T69_86">tak</text:span><text:span text:style-name="T69_87">.<text:s/></text:span><text:span text:style-name="T69_88">W</text:span><text:span text:style-name="T69_89"><text:s/></text:span><text:span text:style-name="T69_90">związku</text:span><text:span text:style-name="T69_91"><text:s/></text:span><text:span text:style-name="T69_92">z</text:span><text:span text:style-name="T69_93"><text:s/></text:span><text:span text:style-name="T69_94">tym</text:span><text:span text:style-name="T69_95">,<text:s/></text:span><text:span text:style-name="T69_96">że</text:span><text:span text:style-name="T69_97"><text:s/></text:span><text:span text:style-name="T69_98">ze</text:span><text:span text:style-name="T69_99"><text:s/></text:span><text:span text:style-name="T69_100">względów</text:span><text:span text:style-name="T69_101"><text:s/></text:span><text:span text:style-name="T69_102">zdrowotnych</text:span><text:span text:style-name="T69_103"><text:s/></text:span><text:span text:style-name="T69_104">i</text:span><text:span text:style-name="T69_105"><text:s/></text:span><text:span text:style-name="T69_106">innych</text:span><text:span text:style-name="T69_107"><text:s/></text:span><text:span text:style-name="T69_108">okoliczności</text:span><text:span text:style-name="T69_109"><text:s/></text:span><text:span text:style-name="T69_110">nie</text:span><text:span text:style-name="T69_111"><text:s/></text:span><text:span text:style-name="T69_112">mogę</text:span><text:span text:style-name="T69_113"><text:s/></text:span><text:span text:style-name="T69_114">być</text:span><text:span text:style-name="T69_115"><text:s/></text:span><text:span text:style-name="T69_116">pilotem</text:span><text:span text:style-name="T69_117">,<text:s/></text:span><text:span text:style-name="T69_118">to</text:span><text:span text:style-name="T69_119"><text:s/></text:span><text:span text:style-name="T69_120">Brave</text:span><text:span text:style-name="T69_121"><text:s/></text:span><text:span text:style-name="T69_122">Wing</text:span><text:span text:style-name="T69_123"><text:s/></text:span><text:span text:style-name="T69_124">jest</text:span><text:span text:style-name="T69_125"><text:s/></text:span><text:span text:style-name="T69_126">zrealizowaniem</text:span><text:span text:style-name="T69_127"><text:s/></text:span><text:span text:style-name="T69_128">takich</text:span><text:span text:style-name="T69_129"><text:s/></text:span><text:span text:style-name="T69_130">skrytych</text:span><text:span text:style-name="T69_131"><text:s/></text:span><text:span text:style-name="T69_132">pragnień</text:span><text:span text:style-name="T69_133"><text:s/></text:span><text:span text:style-name="T69_134">o</text:span><text:span text:style-name="T69_135"><text:s/></text:span><text:span text:style-name="T69_136">lataniu</text:span><text:span text:style-name="T69_137">.<text:s/></text:span><text:span text:style-name="T69_138">Mimo</text:span><text:span text:style-name="T69_139"><text:s/></text:span><text:span text:style-name="T69_140">wszystko</text:span><text:span text:style-name="T69_141"><text:s/></text:span><text:span text:style-name="T69_142">nie</text:span><text:span text:style-name="T69_143"><text:s/></text:span><text:span text:style-name="T69_144">uważam</text:span><text:span text:style-name="T69_145"><text:s/></text:span><text:span text:style-name="T69_146">go</text:span><text:span text:style-name="T69_147"><text:s/></text:span><text:span text:style-name="T69_148">za</text:span><text:span text:style-name="T69_149"><text:s/></text:span><text:span text:style-name="T69_150">swoją</text:span><text:span text:style-name="T69_151"><text:s/></text:span><text:span text:style-name="T69_152">ponysonę</text:span><text:span text:style-name="T69_153">,<text:s/></text:span><text:span text:style-name="T69_154">bo</text:span><text:span text:style-name="T69_155"><text:s/></text:span><text:span text:style-name="T69_156">szczerze</text:span><text:span text:style-name="T69_157">,<text:s/></text:span><text:span text:style-name="T69_158">to</text:span><text:span text:style-name="T69_159"><text:s/></text:span><text:span text:style-name="T69_160">wtedy</text:span><text:span text:style-name="T69_161"><text:s/></text:span><text:span text:style-name="T69_162">musiałby</text:span><text:span text:style-name="T69_163"><text:s/></text:span><text:span text:style-name="T69_164">być</text:span><text:span text:style-name="T69_165"><text:s/></text:span><text:span text:style-name="T69_166">otyły</text:span><text:span text:style-name="T69_167">.</text:span></text:p>
      <text:p text:style-name="P70"><text:span text:style-name="T70_1"><text:s/></text:span></text:p>
      <text:p text:style-name="P71"><text:span text:style-name="T71_1">SvM</text:span><text:span text:style-name="T71_2">:</text:span><text:span text:style-name="T71_3"><text:s/></text:span><text:span text:style-name="T71_4">No</text:span><text:span text:style-name="T71_5"><text:s/></text:span><text:span text:style-name="T71_6">tak</text:span><text:span text:style-name="T71_7">,<text:s/></text:span><text:span text:style-name="T71_8">ponysona</text:span><text:span text:style-name="T71_9"><text:s/></text:span><text:span text:style-name="T71_10">to</text:span><text:span text:style-name="T71_11"><text:s/></text:span><text:span text:style-name="T71_12">byłaby</text:span><text:span text:style-name="T71_13"><text:s/></text:span><text:span text:style-name="T71_14">stricte</text:span><text:span text:style-name="T71_15"><text:s/></text:span><text:span text:style-name="T71_16">TY</text:span><text:span text:style-name="T71_17">.</text:span></text:p>
      <text:p text:style-name="P72"><text:span text:style-name="T72_1"><text:s/></text:span></text:p>
      <text:p text:style-name="P73"><text:span text:style-name="T73_1">R</text:span><text:span text:style-name="T73_2">:</text:span><text:span text:style-name="T73_3"><text:s/></text:span><text:span text:style-name="T73_4">Chociaż</text:span><text:span text:style-name="T73_5">...<text:s/></text:span><text:span text:style-name="T73_6">w</text:span><text:span text:style-name="T73_7"><text:s/></text:span><text:span text:style-name="T73_8">jednej</text:span><text:span text:style-name="T73_9"><text:s/></text:span><text:span text:style-name="T73_10">trzeciej</text:span><text:span text:style-name="T73_11"><text:s/></text:span><text:span text:style-name="T73_12">to</text:span><text:span text:style-name="T73_13"><text:s/></text:span><text:span text:style-name="T73_14">jest</text:span><text:span text:style-name="T73_15"><text:s/></text:span><text:span text:style-name="T73_16">ponysoną</text:span><text:span text:style-name="T73_17">,<text:s/></text:span><text:span text:style-name="T73_18">bo</text:span><text:span text:style-name="T73_19"><text:s/></text:span><text:span text:style-name="T73_20">również</text:span><text:span text:style-name="T73_21"><text:s/></text:span><text:span text:style-name="T73_22">ma</text:span><text:span text:style-name="T73_23"><text:s/></text:span><text:span text:style-name="T73_24">prorodzinny</text:span><text:span text:style-name="T73_25"><text:s/></text:span><text:span text:style-name="T73_26">charakter</text:span><text:span text:style-name="T73_27">,<text:s/></text:span><text:span text:style-name="T73_28">jak</text:span><text:span text:style-name="T73_29"><text:s/></text:span><text:span text:style-name="T73_30">ja</text:span><text:span text:style-name="T73_31">.<text:s/></text:span><text:span text:style-name="T73_32">Chciałby</text:span><text:span text:style-name="T73_33"><text:s/></text:span><text:span text:style-name="T73_34">założyć</text:span><text:span text:style-name="T73_35"><text:s/></text:span><text:span text:style-name="T73_36">rodzinę</text:span><text:span text:style-name="T73_37">,<text:s/></text:span><text:span text:style-name="T73_38">przebywanie</text:span><text:span text:style-name="T73_39"><text:s/></text:span><text:span text:style-name="T73_40">na</text:span><text:span text:style-name="T73_41"><text:s/></text:span><text:span text:style-name="T73_42">farmie</text:span><text:span text:style-name="T73_43"><text:s/></text:span><text:span text:style-name="T73_44">go</text:span><text:span text:style-name="T73_45"><text:s/></text:span><text:span text:style-name="T73_46">odpręża</text:span><text:span text:style-name="T73_47"><text:s/></text:span><text:span text:style-name="T73_48">pomimo</text:span><text:span text:style-name="T73_49"><text:s/></text:span><text:span text:style-name="T73_50">tego</text:span><text:span text:style-name="T73_51">,<text:s/></text:span><text:span text:style-name="T73_52">że</text:span><text:span text:style-name="T73_53"><text:s/></text:span><text:span text:style-name="T73_54">marzył</text:span><text:span text:style-name="T73_55"><text:s/></text:span><text:span text:style-name="T73_56">o</text:span><text:span text:style-name="T73_57"><text:s/></text:span><text:span text:style-name="T73_58">lataniu</text:span><text:span text:style-name="T73_59">.<text:s/></text:span><text:span text:style-name="T73_60">Nie</text:span><text:span text:style-name="T73_61"><text:s/></text:span><text:span text:style-name="T73_62">będę</text:span><text:span text:style-name="T73_63"><text:s/></text:span><text:span text:style-name="T73_64">teraz</text:span><text:span text:style-name="T73_65"><text:s/></text:span><text:span text:style-name="T73_66">opisywać</text:span><text:span text:style-name="T73_67"><text:s/></text:span><text:span text:style-name="T73_68">całej</text:span><text:span text:style-name="T73_69"><text:s/></text:span><text:span text:style-name="T73_70">historii</text:span><text:span text:style-name="T73_71">,<text:s/></text:span><text:span text:style-name="T73_72">bo</text:span><text:span text:style-name="T73_73"><text:s/></text:span><text:span text:style-name="T73_74">to</text:span><text:span text:style-name="T73_75"><text:s/></text:span><text:span text:style-name="T73_76">nie</text:span><text:span text:style-name="T73_77"><text:s/></text:span><text:span text:style-name="T73_78">o</text:span><text:span text:style-name="T73_79"><text:s/></text:span><text:span text:style-name="T73_80">tym</text:span><text:span text:style-name="T73_81"><text:s/></text:span><text:span text:style-name="T73_82">mowa</text:span><text:span text:style-name="T73_83">.</text:span></text:p>
      <text:p text:style-name="P74"><text:span text:style-name="T74_1"><text:s/></text:span></text:p>
      <text:p text:style-name="P75"><text:span text:style-name="T75_1">SvM</text:span><text:span text:style-name="T75_2">:</text:span><text:span text:style-name="T75_3"><text:s/></text:span><text:span text:style-name="T75_4">Oprócz</text:span><text:span text:style-name="T75_5"><text:s/></text:span><text:span text:style-name="T75_6">Brave</text:span><text:span text:style-name="T75_7"><text:s/></text:span><text:span text:style-name="T75_8">Winga</text:span><text:span text:style-name="T75_9"><text:s/></text:span><text:span text:style-name="T75_10">stworzyłeś</text:span><text:span text:style-name="T75_11"><text:s/></text:span><text:span text:style-name="T75_12">wiele</text:span><text:span text:style-name="T75_13"><text:s/></text:span><text:span text:style-name="T75_14">innych</text:span><text:span text:style-name="T75_15"><text:s/></text:span><text:span text:style-name="T75_16">oceków</text:span><text:span text:style-name="T75_17">,<text:s/></text:span><text:span text:style-name="T75_18">lecz</text:span><text:span text:style-name="T75_19"><text:s/></text:span><text:span text:style-name="T75_20">chyba</text:span><text:span text:style-name="T75_21"><text:s/></text:span><text:span text:style-name="T75_22">żaden</text:span><text:span text:style-name="T75_23"><text:s/></text:span><text:span text:style-name="T75_24">z</text:span><text:span text:style-name="T75_25"><text:s/></text:span><text:span text:style-name="T75_26">nich</text:span><text:span text:style-name="T75_27"><text:s/></text:span><text:span text:style-name="T75_28">nie</text:span><text:span text:style-name="T75_29"><text:s/></text:span><text:span text:style-name="T75_30">doczekał</text:span><text:span text:style-name="T75_31"><text:s/></text:span><text:span text:style-name="T75_32">się</text:span><text:span text:style-name="T75_33"><text:s/></text:span><text:span text:style-name="T75_34">nawet</text:span><text:span text:style-name="T75_35"><text:s/></text:span><text:span text:style-name="T75_36">promila</text:span><text:span text:style-name="T75_37"><text:s/></text:span><text:span text:style-name="T75_38">takiej</text:span><text:span text:style-name="T75_39"><text:s/></text:span><text:span text:style-name="T75_40">uwagi</text:span><text:span text:style-name="T75_41">,<text:s/></text:span><text:span text:style-name="T75_42">co</text:span><text:span text:style-name="T75_43"><text:s/></text:span><text:span text:style-name="T75_44">BW</text:span><text:span text:style-name="T75_45">.<text:s/></text:span><text:span text:style-name="T75_46">Trochę</text:span><text:span text:style-name="T75_47"><text:s/></text:span><text:span text:style-name="T75_48">szkoda</text:span><text:span text:style-name="T75_49">,<text:s/></text:span><text:span text:style-name="T75_50">gdyż</text:span><text:span text:style-name="T75_51"><text:s/></text:span><text:span text:style-name="T75_52">chętnie</text:span><text:span text:style-name="T75_53"><text:s/></text:span><text:span text:style-name="T75_54">ujrzelibyśmy</text:span><text:span text:style-name="T75_55"><text:s/></text:span><text:span text:style-name="T75_56">Wild</text:span><text:span text:style-name="T75_57"><text:s/></text:span><text:span text:style-name="T75_58">Tempest</text:span><text:span text:style-name="T75_59"><text:s/></text:span><text:span text:style-name="T75_60">w</text:span><text:span text:style-name="T75_61"><text:s/></text:span><text:span text:style-name="T75_62">akcji</text:span><text:span text:style-name="T75_63">,<text:s/></text:span><text:span text:style-name="T75_64">albo</text:span><text:span text:style-name="T75_65"><text:s/></text:span><text:span text:style-name="T75_66">Windy</text:span><text:span text:style-name="T75_67"><text:s/></text:span><text:span text:style-name="T75_68">Dash</text:span><text:span text:style-name="T75_69">.</text:span></text:p>
      <text:p text:style-name="P76"><text:span text:style-name="T76_1"><text:s/></text:span></text:p>
      <text:p text:style-name="P77"><text:span text:style-name="T77_1">R</text:span><text:span text:style-name="T77_2">:</text:span><text:span text:style-name="T77_3"><text:s/></text:span><text:span text:style-name="T77_4">O</text:span><text:span text:style-name="T77_5"><text:s/></text:span><text:span text:style-name="T77_6">Windy</text:span><text:span text:style-name="T77_7"><text:s/></text:span><text:span text:style-name="T77_8">Dash</text:span><text:span text:style-name="T77_9"><text:s/></text:span><text:span text:style-name="T77_10">na</text:span><text:span text:style-name="T77_11"><text:s/></text:span><text:span text:style-name="T77_12">razie</text:span><text:span text:style-name="T77_13"><text:s/></text:span><text:span text:style-name="T77_14">wiele</text:span><text:span text:style-name="T77_15"><text:s/></text:span><text:span text:style-name="T77_16">nie</text:span><text:span text:style-name="T77_17"><text:s/></text:span><text:span text:style-name="T77_18">mogę</text:span><text:span text:style-name="T77_19"><text:s/></text:span><text:span text:style-name="T77_20">powiedzieć</text:span><text:span text:style-name="T77_21">,<text:s/></text:span><text:span text:style-name="T77_22">aby</text:span><text:span text:style-name="T77_23"><text:s/></text:span><text:span text:style-name="T77_24">nie</text:span><text:span text:style-name="T77_25"><text:s/></text:span><text:span text:style-name="T77_26">spoilować</text:span><text:span text:style-name="T77_27">.<text:s/></text:span><text:span text:style-name="T77_28">Aby</text:span><text:span text:style-name="T77_29"><text:s/></text:span><text:span text:style-name="T77_30">z</text:span><text:span text:style-name="T77_31"><text:s/></text:span><text:span text:style-name="T77_32">kolei</text:span><text:span text:style-name="T77_33"><text:s/></text:span><text:span text:style-name="T77_34">przedstawiać</text:span><text:span text:style-name="T77_35"><text:s/></text:span><text:span text:style-name="T77_36">Wild</text:span><text:span text:style-name="T77_37"><text:s/></text:span><text:span text:style-name="T77_38">Tempest</text:span><text:span text:style-name="T77_39">,<text:s/></text:span><text:span text:style-name="T77_40">wymaga</text:span><text:span text:style-name="T77_41"><text:s/></text:span><text:span text:style-name="T77_42">to</text:span><text:span text:style-name="T77_43"><text:s/></text:span><text:span text:style-name="T77_44">ukończenia</text:span><text:span text:style-name="T77_45"><text:s/></text:span><text:span text:style-name="T77_46">mojego</text:span><text:span text:style-name="T77_47"><text:s/></text:span><text:span text:style-name="T77_48">fanfika</text:span><text:span text:style-name="T77_49">,<text:s/></text:span><text:span text:style-name="T77_50">gdyż</text:span><text:span text:style-name="T77_51"><text:s/></text:span><text:span text:style-name="T77_52">ta</text:span><text:span text:style-name="T77_53"><text:s/></text:span><text:span text:style-name="T77_54">postać</text:span><text:span text:style-name="T77_55"><text:s/></text:span><text:span text:style-name="T77_56">jest</text:span><text:span text:style-name="T77_57"><text:s/></text:span><text:span text:style-name="T77_58">elementem</text:span><text:span text:style-name="T77_59"><text:s/></text:span><text:span text:style-name="T77_60">naturalnej</text:span><text:span text:style-name="T77_61"><text:s/></text:span><text:span text:style-name="T77_62">ciągłości</text:span><text:span text:style-name="T77_63"><text:s/></text:span><text:span text:style-name="T77_64">fabularnej</text:span><text:span text:style-name="T77_65">.<text:s/></text:span><text:span text:style-name="T77_66">A</text:span><text:span text:style-name="T77_67"><text:s/></text:span><text:span text:style-name="T77_68">że</text:span><text:span text:style-name="T77_69"><text:s/></text:span><text:span text:style-name="T77_70">nie</text:span><text:span text:style-name="T77_71"><text:s/></text:span><text:span text:style-name="T77_72">lubię</text:span><text:span text:style-name="T77_73"><text:s/></text:span><text:span text:style-name="T77_74">za</text:span><text:span text:style-name="T77_75"><text:s/></text:span><text:span text:style-name="T77_76">dużo</text:span><text:span text:style-name="T77_77"><text:s/></text:span><text:span text:style-name="T77_78">spoilować</text:span><text:span text:style-name="T77_79"><text:s/></text:span><text:span text:style-name="T77_80">poza</text:span><text:span text:style-name="T77_81"><text:s/></text:span><text:span text:style-name="T77_82">drobnymi</text:span><text:span text:style-name="T77_83"><text:s/></text:span><text:span text:style-name="T77_84">zapowiedziami</text:span><text:span text:style-name="T77_85">,<text:s/></text:span><text:span text:style-name="T77_86">to</text:span><text:span text:style-name="T77_87"><text:s/></text:span><text:span text:style-name="T77_88">jedyne</text:span><text:span text:style-name="T77_89">,<text:s/></text:span><text:span text:style-name="T77_90">co</text:span><text:span text:style-name="T77_91"><text:s/></text:span><text:span text:style-name="T77_92">zdradzę</text:span><text:span text:style-name="T77_93"><text:s/></text:span><text:span text:style-name="T77_94">to</text:span><text:span text:style-name="T77_95"><text:s/></text:span><text:span text:style-name="T77_96">to</text:span><text:span text:style-name="T77_97">,<text:s/></text:span><text:span text:style-name="T77_98">że</text:span><text:span text:style-name="T77_99"><text:s/></text:span><text:span text:style-name="T77_100">jest</text:span><text:span text:style-name="T77_101"><text:s/></text:span><text:span text:style-name="T77_102">córką</text:span><text:span text:style-name="T77_103"><text:s/></text:span><text:span text:style-name="T77_104">Brave</text:span><text:span text:style-name="T77_105"><text:s/></text:span><text:span text:style-name="T77_106">Winga</text:span><text:span text:style-name="T77_107"><text:s/></text:span><text:span text:style-name="T77_108">i</text:span><text:span text:style-name="T77_109"><text:s/></text:span><text:span text:style-name="T77_110">stanowi</text:span><text:span text:style-name="T77_111"><text:s/></text:span><text:span text:style-name="T77_112">element</text:span><text:span text:style-name="T77_113"><text:s/></text:span><text:span text:style-name="T77_114">ciekawego</text:span><text:span text:style-name="T77_115"><text:s/></text:span><text:span text:style-name="T77_116">motywu</text:span><text:span text:style-name="T77_117">.<text:s/></text:span><text:span text:style-name="T77_118">B</text:span><text:span text:style-name="T77_119"><office:annotation><dc:creator/><text:p text:style-name="P78"><text:span text:style-name="T78_1">Znów</text:span><text:span text:style-name="T78_2"><text:s/></text:span><text:span text:style-name="T78_3">ta</text:span><text:span text:style-name="T78_4"><text:s/>3.<text:s/></text:span><text:span text:style-name="T78_5">osoba</text:span><text:span text:style-name="T78_6">...</text:span></text:p></office:annotation></text:span><text:span text:style-name="T78_7">ędzie</text:span><text:span text:style-name="T78_8"><text:s/></text:span><text:span text:style-name="T78_9">ona</text:span><text:span text:style-name="T78_10"><text:s/></text:span><text:span text:style-name="T78_11">występować</text:span><text:span text:style-name="T78_12"><text:s/></text:span><text:span text:style-name="T78_13">w</text:span><text:span text:style-name="T78_14"><text:s/></text:span><text:span text:style-name="T78_15">fanfiku</text:span><text:span text:style-name="T78_16">,<text:s/></text:span><text:span text:style-name="T78_17">który</text:span><text:span text:style-name="T78_18"><text:s/></text:span><text:span text:style-name="T78_19">jest</text:span><text:span text:style-name="T78_20"><text:s/></text:span><text:span text:style-name="T78_21">kontynuacją</text:span><text:span text:style-name="T78_22"><text:s/></text:span><text:span text:style-name="T78_23">pewnego</text:span><text:span text:style-name="T78_24"><text:s/></text:span><text:span text:style-name="T78_25">projektu</text:span><text:span text:style-name="T78_26">,<text:s/></text:span><text:span text:style-name="T78_27">przy</text:span><text:span text:style-name="T78_28"><text:s/></text:span><text:span text:style-name="T78_29">którym</text:span><text:span text:style-name="T78_30"><text:s/></text:span><text:span text:style-name="T78_31">pomaga</text:span><text:span text:style-name="T78_32"><text:s/></text:span><text:span text:style-name="T78_33">mi</text:span><text:span text:style-name="T78_34"><text:s/></text:span><text:span text:style-name="T78_35">SPIDIvonMARDER</text:span><text:span text:style-name="T78_36"><text:s/></text:span><text:span text:style-name="T78_37">i</text:span><text:span text:style-name="T78_38"><text:s/></text:span><text:span text:style-name="T78_39">którego</text:span><text:span text:style-name="T78_40"><text:s/></text:span><text:span text:style-name="T78_41">pomoc</text:span><text:span text:style-name="T78_42"><text:s/></text:span><text:span text:style-name="T78_43">sobie</text:span><text:span text:style-name="T78_44"><text:s/></text:span><text:span text:style-name="T78_45">bardzo</text:span><text:span text:style-name="T78_46"><text:s/></text:span><text:span text:style-name="T78_47">chwalę</text:span><text:span text:style-name="T78_48">.<text:s/></text:span><text:span text:style-name="T78_49">Fanfik</text:span><text:span text:style-name="T78_50"><text:s/></text:span><text:span text:style-name="T78_51">ma</text:span><text:span text:style-name="T78_52"><text:s/></text:span><text:span text:style-name="T78_53">być</text:span><text:span text:style-name="T78_54"><text:s/></text:span><text:span text:style-name="T78_55">swego</text:span><text:span text:style-name="T78_56"><text:s/></text:span><text:span text:style-name="T78_57">rodzaju</text:span><text:span text:style-name="T78_58"><text:s/></text:span><text:span text:style-name="T78_59">hołdem</text:span><text:span text:style-name="T78_60"><text:s/></text:span><text:span text:style-name="T78_61">dla</text:span><text:span text:style-name="T78_62"><text:s/></text:span><text:span text:style-name="T78_63">filmu</text:span><text:span text:style-name="T78_64">,<text:s/></text:span><text:span text:style-name="T78_65">który</text:span><text:span text:style-name="T78_66"><text:s/></text:span><text:span text:style-name="T78_67">zapoczątkował</text:span><text:span text:style-name="T78_68"><text:s/></text:span><text:span text:style-name="T78_69">całą</text:span><text:span text:style-name="T78_70"><text:s/></text:span><text:span text:style-name="T78_71">moją</text:span><text:span text:style-name="T78_72"><text:s/></text:span><text:span text:style-name="T78_73">pasję</text:span><text:span text:style-name="T78_74"><text:s/></text:span><text:span text:style-name="T78_75">do</text:span><text:span text:style-name="T78_76"><text:s/></text:span><text:span text:style-name="T78_77">lotnictwa</text:span><text:span text:style-name="T78_78"><text:s/></text:span><text:span text:style-name="T78_79">wojskowego</text:span><text:span text:style-name="T78_80">.<text:s/></text:span><text:span text:style-name="T78_81">To</text:span><text:span text:style-name="T78_82"><text:s/></text:span><text:span text:style-name="T78_83">nie</text:span><text:span text:style-name="T78_84"><text:s/></text:span><text:span text:style-name="T78_85">będzie</text:span><text:span text:style-name="T78_86"><text:s/></text:span><text:span text:style-name="T78_87">super</text:span><text:span text:style-name="T78_88"><text:s/></text:span><text:span text:style-name="T78_89">głębokie</text:span><text:span text:style-name="T78_90">,<text:s/></text:span><text:span text:style-name="T78_91">planuję</text:span><text:span text:style-name="T78_92"><text:s/></text:span><text:span text:style-name="T78_93">kucykowy</text:span><text:span text:style-name="T78_94"><text:s/></text:span><text:span text:style-name="T78_95">przekład</text:span><text:span text:style-name="T78_96"><text:s/>„</text:span><text:span text:style-name="T78_97">Top</text:span><text:span text:style-name="T78_98"><text:s/></text:span><text:span text:style-name="T78_99">Guna</text:span><text:span text:style-name="T78_100">”.<text:s/></text:span><text:span text:style-name="T78_101">Dlatego</text:span><text:span text:style-name="T78_102"><text:s/></text:span><text:span text:style-name="T78_103">nie</text:span><text:span text:style-name="T78_104"><text:s/></text:span><text:span text:style-name="T78_105">spodziewajcie</text:span><text:span text:style-name="T78_106"><text:s/></text:span><text:span text:style-name="T78_107">się</text:span><text:span text:style-name="T78_108"><text:s/></text:span><text:span text:style-name="T78_109">górnolotnej</text:span><text:span text:style-name="T78_110">,<text:s/></text:span><text:span text:style-name="T78_111">ambitnej</text:span><text:span text:style-name="T78_112"><text:s/></text:span><text:span text:style-name="T78_113">fabuły</text:span><text:span text:style-name="T78_114">.</text:span></text:p>
      <text:p text:style-name="P79"><text:span text:style-name="T79_1">Co</text:span><text:span text:style-name="T79_2"><text:s/></text:span><text:span text:style-name="T79_3">do</text:span><text:span text:style-name="T79_4"><text:s/></text:span><text:span text:style-name="T79_5">samego</text:span><text:span text:style-name="T79_6"><text:s/></text:span><text:span text:style-name="T79_7">oceka</text:span><text:span text:style-name="T79_8">,<text:s/></text:span><text:span text:style-name="T79_9">sam</text:span><text:span text:style-name="T79_10"><text:s/></text:span><text:span text:style-name="T79_11">jestem</text:span><text:span text:style-name="T79_12"><text:s/></text:span><text:span text:style-name="T79_13">zdumiony</text:span><text:span text:style-name="T79_14"><text:s/></text:span><text:span text:style-name="T79_15">popularnością</text:span><text:span text:style-name="T79_16">.<text:s/></text:span><text:span text:style-name="T79_17">Wynika</text:span><text:span text:style-name="T79_18"><text:s/></text:span><text:span text:style-name="T79_19">to</text:span><text:span text:style-name="T79_20"><text:s/></text:span><text:span text:style-name="T79_21">pewnie</text:span><text:span text:style-name="T79_22"><text:s/></text:span><text:span text:style-name="T79_23">z</text:span><text:span text:style-name="T79_24"><text:s/></text:span><text:span text:style-name="T79_25">faktu</text:span><text:span text:style-name="T79_26">,<text:s/></text:span><text:span text:style-name="T79_27">że</text:span><text:span text:style-name="T79_28"><text:s/></text:span><text:span text:style-name="T79_29">występuje</text:span><text:span text:style-name="T79_30"><text:s/></text:span><text:span text:style-name="T79_31">w</text:span><text:span text:style-name="T79_32"><text:s/></text:span><text:span text:style-name="T79_33">wielu</text:span><text:span text:style-name="T79_34"><text:s/></text:span><text:span text:style-name="T79_35">fikach</text:span><text:span text:style-name="T79_36"><text:s/></text:span><text:span text:style-name="T79_37">niczym</text:span><text:span text:style-name="T79_38"><text:s/></text:span><text:span text:style-name="T79_39">aktor</text:span><text:span text:style-name="T79_40">,<text:s/></text:span><text:span text:style-name="T79_41">na</text:span><text:span text:style-name="T79_42"><text:s/></text:span><text:span text:style-name="T79_43">przykład</text:span><text:span text:style-name="T79_44"><text:s/></text:span><text:span text:style-name="T79_45">w</text:span><text:span text:style-name="T79_46"><text:s/>„</text:span><text:span text:style-name="T79_47">Kryształowym</text:span><text:span text:style-name="T79_48"><text:s/></text:span><text:span text:style-name="T79_49">Oblężeniu</text:span><text:span text:style-name="T79_50">”,<text:s/></text:span><text:span text:style-name="T79_51">na</text:span><text:span text:style-name="T79_52"><text:s/></text:span><text:span text:style-name="T79_53">co</text:span><text:span text:style-name="T79_54"><text:s/></text:span><text:span text:style-name="T79_55">wyraziłem</text:span><text:span text:style-name="T79_56"><text:s/></text:span><text:span text:style-name="T79_57">zgodę</text:span><text:span text:style-name="T79_58">.<text:s/></text:span><text:span text:style-name="T79_59">Ponadto</text:span><text:span text:style-name="T79_60"><text:s/></text:span><text:span text:style-name="T79_61">shipuję</text:span><text:span text:style-name="T79_62"><text:s/></text:span><text:span text:style-name="T79_63">go</text:span><text:span text:style-name="T79_64"><text:s/></text:span><text:span text:style-name="T79_65">z</text:span><text:span text:style-name="T79_66"><text:s/></text:span><text:span text:style-name="T79_67">różnymi</text:span><text:span text:style-name="T79_68"><text:s/></text:span><text:span text:style-name="T79_69">postaciami</text:span><text:span text:style-name="T79_70"><text:s/></text:span><text:span text:style-name="T79_71">kanonicznymi</text:span><text:span text:style-name="T79_72">,<text:s/></text:span><text:span text:style-name="T79_73">co</text:span><text:span text:style-name="T79_74"><text:s/></text:span><text:span text:style-name="T79_75">nie</text:span><text:span text:style-name="T79_76"><text:s/></text:span><text:span text:style-name="T79_77">wszystkim</text:span><text:span text:style-name="T79_78"><text:s/></text:span><text:span text:style-name="T79_79">się</text:span><text:span text:style-name="T79_80"><text:s/></text:span><text:span text:style-name="T79_81">podoba</text:span><text:span text:style-name="T79_82">.<text:s/></text:span><text:span text:style-name="T79_83">Grunt</text:span><text:span text:style-name="T79_84"><text:s/></text:span><text:span text:style-name="T79_85">to</text:span><text:span text:style-name="T79_86"><text:s/></text:span><text:span text:style-name="T79_87">umieć</text:span><text:span text:style-name="T79_88"><text:s/></text:span><text:span text:style-name="T79_89">z</text:span><text:span text:style-name="T79_90"><text:s/></text:span><text:span text:style-name="T79_91">tego</text:span><text:span text:style-name="T79_92"><text:s/></text:span><text:span text:style-name="T79_93">shippingu</text:span><text:span text:style-name="T79_94"><text:s/></text:span><text:span text:style-name="T79_95">wyciągnąć</text:span><text:span text:style-name="T79_96"><text:s/></text:span><text:span text:style-name="T79_97">coś</text:span><text:span text:style-name="T79_98"><text:s/></text:span><text:span text:style-name="T79_99">dobrego</text:span><text:span text:style-name="T79_100">,<text:s/></text:span><text:span text:style-name="T79_101">wykorzystać</text:span><text:span text:style-name="T79_102"><text:s/></text:span><text:span text:style-name="T79_103">do</text:span><text:span text:style-name="T79_104"><text:s/></text:span><text:span text:style-name="T79_105">pielęgnacji</text:span><text:span text:style-name="T79_106"><text:s/></text:span><text:span text:style-name="T79_107">tej</text:span><text:span text:style-name="T79_108"><text:s/></text:span><text:span text:style-name="T79_109">postaci</text:span><text:span text:style-name="T79_110"><text:s/></text:span><text:span text:style-name="T79_111">i</text:span><text:span text:style-name="T79_112"><text:s/></text:span><text:span text:style-name="T79_113">umieć</text:span><text:span text:style-name="T79_114"><text:s/></text:span><text:span text:style-name="T79_115">uformować</text:span><text:span text:style-name="T79_116"><text:s/></text:span><text:span text:style-name="T79_117">z</text:span><text:span text:style-name="T79_118"><text:s/></text:span><text:span text:style-name="T79_119">niej</text:span><text:span text:style-name="T79_120"><text:s/></text:span><text:span text:style-name="T79_121">dobrą</text:span><text:span text:style-name="T79_122"><text:s/></text:span><text:span text:style-name="T79_123">sławę</text:span><text:span text:style-name="T79_124">,<text:s/></text:span><text:span text:style-name="T79_125">a</text:span><text:span text:style-name="T79_126"><text:s/></text:span><text:span text:style-name="T79_127">nie</text:span><text:span text:style-name="T79_128"><text:s/></text:span><text:span text:style-name="T79_129">negatywną</text:span><text:span text:style-name="T79_130">.</text:span></text:p>
      <text:p text:style-name="P80"><text:span text:style-name="T80_1"><text:s/></text:span></text:p>
      <text:p text:style-name="P81"><text:span text:style-name="T81_1">SvM</text:span><text:span text:style-name="T81_2">:</text:span><text:span text:style-name="T81_3"><text:s/></text:span><text:span text:style-name="T81_4">A</text:span><text:span text:style-name="T81_5"><text:s/></text:span><text:span text:style-name="T81_6">propos</text:span><text:span text:style-name="T81_7"><text:s/></text:span><text:span text:style-name="T81_8">lotnictwa</text:span><text:span text:style-name="T81_9">.<text:s/></text:span><text:span text:style-name="T81_10">Uwielbiasz</text:span><text:span text:style-name="T81_11"><text:s/></text:span><text:span text:style-name="T81_12">crossovery</text:span><text:span text:style-name="T81_13"><text:s/></text:span><text:span text:style-name="T81_14">kucykowe</text:span><text:span text:style-name="T81_15"><text:s/></text:span><text:span text:style-name="T81_16">z</text:span><text:span text:style-name="T81_17"><text:s/></text:span><text:span text:style-name="T81_18">różnymi</text:span><text:span text:style-name="T81_19"><text:s/></text:span><text:span text:style-name="T81_20">wątkami</text:span><text:span text:style-name="T81_21"><text:s/></text:span><text:span text:style-name="T81_22">awiacyjnymi</text:span><text:span text:style-name="T81_23">,<text:s/></text:span><text:span text:style-name="T81_24">których</text:span><text:span text:style-name="T81_25"><text:s/>–<text:s/></text:span><text:span text:style-name="T81_26">co</text:span><text:span text:style-name="T81_27"><text:s/></text:span><text:span text:style-name="T81_28">za</text:span><text:span text:style-name="T81_29"><text:s/></text:span><text:span text:style-name="T81_30">paradoks</text:span><text:span text:style-name="T81_31">!<text:s/>–<text:s/></text:span><text:span text:style-name="T81_32">w</text:span><text:span text:style-name="T81_33"><text:s/></text:span><text:span text:style-name="T81_34">serialu</text:span><text:span text:style-name="T81_35"><text:s/></text:span><text:span text:style-name="T81_36">jest</text:span><text:span text:style-name="T81_37"><text:s/></text:span><text:span text:style-name="T81_38">minimalna</text:span><text:span text:style-name="T81_39"><text:s/></text:span><text:span text:style-name="T81_40">ilość</text:span><text:span text:style-name="T81_41">.<text:s/></text:span><text:span text:style-name="T81_42">Owszem</text:span><text:span text:style-name="T81_43">,<text:s/></text:span><text:span text:style-name="T81_44">teoretycznie</text:span><text:span text:style-name="T81_45"><text:s/></text:span><text:span text:style-name="T81_46">pegazy</text:span><text:span text:style-name="T81_47"><text:s/></text:span><text:span text:style-name="T81_48">wyczerpują</text:span><text:span text:style-name="T81_49"><text:s/></text:span><text:span text:style-name="T81_50">temat</text:span><text:span text:style-name="T81_51"><text:s/></text:span><text:span text:style-name="T81_52">i</text:span><text:span text:style-name="T81_53"><text:s/></text:span><text:span text:style-name="T81_54">latania</text:span><text:span text:style-name="T81_55"><text:s/></text:span><text:span text:style-name="T81_56">na</text:span><text:span text:style-name="T81_57"><text:s/></text:span><text:span text:style-name="T81_58">ekranie</text:span><text:span text:style-name="T81_59"><text:s/></text:span><text:span text:style-name="T81_60">nie</text:span><text:span text:style-name="T81_61"><text:s/></text:span><text:span text:style-name="T81_62">brakuje</text:span><text:span text:style-name="T81_63">,<text:s/></text:span><text:span text:style-name="T81_64">ale</text:span><text:span text:style-name="T81_65"><text:s/></text:span><text:span text:style-name="T81_66">nie</text:span><text:span text:style-name="T81_67"><text:s/></text:span><text:span text:style-name="T81_68">ma</text:span><text:span text:style-name="T81_69"><text:s/></text:span><text:span text:style-name="T81_70">niemalże</text:span><text:span text:style-name="T81_71"><text:s/></text:span><text:span text:style-name="T81_72">w</text:span><text:span text:style-name="T81_73"><text:s/></text:span><text:span text:style-name="T81_74">ogóle</text:span><text:span text:style-name="T81_75"><text:s/></text:span><text:span text:style-name="T81_76">pojazdów</text:span><text:span text:style-name="T81_77"><text:s/></text:span><text:span text:style-name="T81_78">latających</text:span><text:span text:style-name="T81_79">!<text:s/></text:span><text:span text:style-name="T81_80">Kilka</text:span><text:span text:style-name="T81_81"><text:s/></text:span><text:span text:style-name="T81_82">balonów</text:span><text:span text:style-name="T81_83">,<text:s/></text:span><text:span text:style-name="T81_84">sterowców</text:span><text:span text:style-name="T81_85"><text:s/></text:span><text:span text:style-name="T81_86">i</text:span><text:span text:style-name="T81_87"><text:s/></text:span><text:span text:style-name="T81_88">dwa</text:span><text:span text:style-name="T81_89"><text:s/></text:span><text:span text:style-name="T81_90">helikoptery</text:span><text:span text:style-name="T81_91"><text:s/></text:span><text:span text:style-name="T81_92">to</text:span><text:span text:style-name="T81_93"><text:s/></text:span><text:span text:style-name="T81_94">bardzo</text:span><text:span text:style-name="T81_95"><text:s/></text:span><text:span text:style-name="T81_96">mało</text:span><text:span text:style-name="T81_97">.<text:s/></text:span><text:span text:style-name="T81_98">Żadnego</text:span><text:span text:style-name="T81_99"><text:s/></text:span><text:span text:style-name="T81_100">samolotu</text:span><text:span text:style-name="T81_101">!</text:span></text:p>
      <text:p text:style-name="P82"><text:span text:style-name="T82_1">Mimo</text:span><text:span text:style-name="T82_2"><text:s/></text:span><text:span text:style-name="T82_3">to</text:span><text:span text:style-name="T82_4"><text:s/></text:span><text:span text:style-name="T82_5">bardzo</text:span><text:span text:style-name="T82_6"><text:s/></text:span><text:span text:style-name="T82_7">zręcznie</text:span><text:span text:style-name="T82_8"><text:s/></text:span><text:span text:style-name="T82_9">łączysz</text:span><text:span text:style-name="T82_10"><text:s/></text:span><text:span text:style-name="T82_11">właśnie</text:span><text:span text:style-name="T82_12"><text:s/></text:span><text:span text:style-name="T82_13">samoloty</text:span><text:span text:style-name="T82_14"><text:s/></text:span><text:span text:style-name="T82_15">z</text:span><text:span text:style-name="T82_16"><text:s/></text:span><text:span text:style-name="T82_17">kucykami</text:span><text:span text:style-name="T82_18">.</text:span></text:p>
      <text:p text:style-name="P83"><text:span text:style-name="T83_1"><text:s/></text:span></text:p>
      <text:p text:style-name="P84"><text:span text:style-name="T84_1">R</text:span><text:span text:style-name="T84_2">:</text:span><text:span text:style-name="T84_3"><text:s/></text:span><text:span text:style-name="T84_4">Nie</text:span><text:span text:style-name="T84_5"><text:s/></text:span><text:span text:style-name="T84_6">widzę</text:span><text:span text:style-name="T84_7"><text:s/></text:span><text:span text:style-name="T84_8">nic</text:span><text:span text:style-name="T84_9"><text:s/></text:span><text:span text:style-name="T84_10">złego</text:span><text:span text:style-name="T84_11"><text:s/></text:span><text:span text:style-name="T84_12">w</text:span><text:span text:style-name="T84_13"><text:s/></text:span><text:span text:style-name="T84_14">używaniu</text:span><text:span text:style-name="T84_15"><text:s/></text:span><text:span text:style-name="T84_16">jakiegokolwiek</text:span><text:span text:style-name="T84_17"><text:s/></text:span><text:span text:style-name="T84_18">tzw</text:span><text:span text:style-name="T84_19">.<text:s/></text:span><text:span text:style-name="T84_20">ludzkiego</text:span><text:span text:style-name="T84_21"><text:s/></text:span><text:span text:style-name="T84_22">sprzętu</text:span><text:span text:style-name="T84_23"><text:s/></text:span><text:span text:style-name="T84_24">w</text:span><text:span text:style-name="T84_25"><text:s/></text:span><text:span text:style-name="T84_26">kucach</text:span><text:span text:style-name="T84_27">,</text:span><text:span text:style-name="T84_28"><text:s/></text:span><text:span text:style-name="T84_29">m</text:span><text:span text:style-name="T84_30">usimy</text:span><text:span text:style-name="T84_31"><text:s/></text:span><text:span text:style-name="T84_32">pamiętać</text:span><text:span text:style-name="T84_33">,<text:s/></text:span><text:span text:style-name="T84_34">że</text:span><text:span text:style-name="T84_35"><text:s/></text:span><text:span text:style-name="T84_36">dyskutujemy</text:span><text:span text:style-name="T84_37"><text:s/></text:span><text:span text:style-name="T84_38">o</text:span><text:span text:style-name="T84_39"><text:s/></text:span><text:span text:style-name="T84_40">fikcyjnym</text:span><text:span text:style-name="T84_41"><text:s/></text:span><text:span text:style-name="T84_42">świecie</text:span><text:span text:style-name="T84_43">,<text:s/></text:span><text:span text:style-name="T84_44">fikcyjnych</text:span><text:span text:style-name="T84_45"><text:s/></text:span><text:span text:style-name="T84_46">postaciach</text:span><text:span text:style-name="T84_47"><text:s/></text:span><text:span text:style-name="T84_48">i</text:span><text:span text:style-name="T84_49"><text:s/></text:span><text:span text:style-name="T84_50">o</text:span><text:span text:style-name="T84_51"><text:s/></text:span><text:span text:style-name="T84_52">uniwersum</text:span><text:span text:style-name="T84_53"><text:s/></text:span><text:span text:style-name="T84_54">kolorowych</text:span><text:span text:style-name="T84_55"><text:s/></text:span><text:span text:style-name="T84_56">kucyków</text:span><text:span text:style-name="T84_57">.<text:s/></text:span><text:span text:style-name="T84_58">Nigdzie</text:span><text:span text:style-name="T84_59"><text:s/></text:span><text:span text:style-name="T84_60">nie</text:span><text:span text:style-name="T84_61"><text:s/></text:span><text:span text:style-name="T84_62">jest</text:span><text:span text:style-name="T84_63"><text:s/></text:span><text:span text:style-name="T84_64">zastrzeżone</text:span><text:span text:style-name="T84_65">,<text:s/></text:span><text:span text:style-name="T84_66">no</text:span><text:span text:style-name="T84_67"><text:s/></text:span><text:span text:style-name="T84_68">chyba</text:span><text:span text:style-name="T84_69"><text:s/></text:span><text:span text:style-name="T84_70">że</text:span><text:span text:style-name="T84_71"><text:s/></text:span><text:span text:style-name="T84_72">Hasbro</text:span><text:span text:style-name="T84_73"><text:s/></text:span><text:span text:style-name="T84_74">sobie</text:span><text:span text:style-name="T84_75"><text:s/></text:span><text:span text:style-name="T84_76">dało</text:span><text:span text:style-name="T84_77"><text:s/></text:span><text:span text:style-name="T84_78">zastrzeżenie</text:span><text:span text:style-name="T84_79">,<text:s/></text:span><text:span text:style-name="T84_80">że</text:span><text:span text:style-name="T84_81"><text:s/></text:span><text:span text:style-name="T84_82">nie</text:span><text:span text:style-name="T84_83"><text:s/></text:span><text:span text:style-name="T84_84">wolno</text:span><text:span text:style-name="T84_85"><text:s/></text:span><text:span text:style-name="T84_86">używać</text:span><text:span text:style-name="T84_87"><text:s/></text:span><text:span text:style-name="T84_88">ludzkiego</text:span><text:span text:style-name="T84_89"><text:s/></text:span><text:span text:style-name="T84_90">sprzętu</text:span><text:span text:style-name="T84_91"><text:s/></text:span><text:span text:style-name="T84_92">w</text:span><text:span text:style-name="T84_93"><text:s/></text:span><text:span text:style-name="T84_94">kuc</text:span><text:span text:style-name="T84_95">ach</text:span><text:span text:style-name="T84_96">,<text:s/></text:span><text:span text:style-name="T84_97">nawet</text:span><text:span text:style-name="T84_98"><text:s/></text:span><text:span text:style-name="T84_99">w</text:span><text:span text:style-name="T84_100"><text:s/></text:span><text:span text:style-name="T84_101">twórczości</text:span><text:span text:style-name="T84_102"><text:s/></text:span><text:span text:style-name="T84_103">fanowskiej</text:span><text:span text:style-name="T84_104">.<text:s/></text:span><text:span text:style-name="T84_105">W</text:span><text:span text:style-name="T84_106"><text:s/></text:span><text:span text:style-name="T84_107">takim</text:span><text:span text:style-name="T84_108"><text:s/></text:span><text:span text:style-name="T84_109">razie</text:span><text:span text:style-name="T84_110"><text:s/></text:span><text:span text:style-name="T84_111">musimy</text:span><text:span text:style-name="T84_112"><text:s/></text:span><text:span text:style-name="T84_113">się</text:span><text:span text:style-name="T84_114"><text:s/></text:span><text:span text:style-name="T84_115">pozbyć</text:span><text:span text:style-name="T84_116"><text:s/></text:span><text:span text:style-name="T84_117">wszystkich</text:span><text:span text:style-name="T84_118"><text:s/></text:span><text:span text:style-name="T84_119">pociągów</text:span><text:span text:style-name="T84_120">,<text:s/></text:span><text:span text:style-name="T84_121">odtwarzaczy</text:span><text:span text:style-name="T84_122"><text:s/></text:span><text:span text:style-name="T84_123">muzycznych</text:span><text:span text:style-name="T84_124"><text:s/></text:span><text:span text:style-name="T84_125">itd</text:span><text:span text:style-name="T84_126">.<text:s/></text:span><text:span text:style-name="T84_127">Chodzi</text:span><text:span text:style-name="T84_128"><text:s/></text:span><text:span text:style-name="T84_129">mi</text:span><text:span text:style-name="T84_130"><text:s/></text:span><text:span text:style-name="T84_131">o</text:span><text:span text:style-name="T84_132"><text:s/></text:span><text:span text:style-name="T84_133">to</text:span><text:span text:style-name="T84_134">,<text:s/></text:span><text:span text:style-name="T84_135">że</text:span><text:span text:style-name="T84_136"><text:s/></text:span><text:span text:style-name="T84_137">i</text:span><text:span text:style-name="T84_138"><text:s/></text:span><text:span text:style-name="T84_139">tak</text:span><text:span text:style-name="T84_140"><text:s/></text:span><text:span text:style-name="T84_141">już</text:span><text:span text:style-name="T84_142"><text:s/></text:span><text:span text:style-name="T84_143">mamy</text:span><text:span text:style-name="T84_144"><text:s/></text:span><text:span text:style-name="T84_145">w</text:span><text:span text:style-name="T84_146"><text:s/></text:span><text:span text:style-name="T84_147">kanonie</text:span><text:span text:style-name="T84_148"><text:s/></text:span><text:span text:style-name="T84_149">dość</text:span><text:span text:style-name="T84_150"><text:s/></text:span><text:span text:style-name="T84_151">wynalazków</text:span><text:span text:style-name="T84_152">.</text:span></text:p>
      <text:p text:style-name="P85"><text:span text:style-name="T85_1">Twórczość</text:span><text:span text:style-name="T85_2"><text:s/></text:span><text:span text:style-name="T85_3">fanowska</text:span><text:span text:style-name="T85_4"><text:s/></text:span><text:span text:style-name="T85_5">zezwala</text:span><text:span text:style-name="T85_6"><text:s/></text:span><text:span text:style-name="T85_7">na</text:span><text:span text:style-name="T85_8"><text:s/></text:span><text:span text:style-name="T85_9">pewną</text:span><text:span text:style-name="T85_10"><text:s/></text:span><text:span text:style-name="T85_11">elastyczność</text:span><text:span text:style-name="T85_12">,<text:s/></text:span><text:span text:style-name="T85_13">dzięki</text:span><text:span text:style-name="T85_14"><text:s/></text:span><text:span text:style-name="T85_15">której</text:span><text:span text:style-name="T85_16"><text:s/></text:span><text:span text:style-name="T85_17">możemy</text:span><text:span text:style-name="T85_18"><text:s/></text:span><text:span text:style-name="T85_19">robić</text:span><text:span text:style-name="T85_20"><text:s/></text:span><text:span text:style-name="T85_21">tam</text:span><text:span text:style-name="T85_22"><text:s/></text:span><text:span text:style-name="T85_23">cokolwiek</text:span><text:span text:style-name="T85_24">.<text:s/></text:span><text:span text:style-name="T85_25">Na</text:span><text:span text:style-name="T85_26"><text:s/></text:span><text:span text:style-name="T85_27">tym</text:span><text:span text:style-name="T85_28"><text:s/></text:span><text:span text:style-name="T85_29">to</text:span><text:span text:style-name="T85_30"><text:s/></text:span><text:span text:style-name="T85_31">polega</text:span><text:span text:style-name="T85_32">.<text:s/></text:span><text:span text:style-name="T85_33">Bierzemy</text:span><text:span text:style-name="T85_34"><text:s/></text:span><text:span text:style-name="T85_35">dowolny</text:span><text:span text:style-name="T85_36"><text:s/></text:span><text:span text:style-name="T85_37">motyw</text:span><text:span text:style-name="T85_38"><text:s/></text:span><text:span text:style-name="T85_39">i</text:span><text:span text:style-name="T85_40"><text:s/></text:span><text:span text:style-name="T85_41">łączymy</text:span><text:span text:style-name="T85_42">.</text:span></text:p>
      <text:p text:style-name="P86"><text:span text:style-name="T86_1">Moim</text:span><text:span text:style-name="T86_2"><text:s/></text:span><text:span text:style-name="T86_3">zdaniem</text:span><text:span text:style-name="T86_4"><text:s/></text:span><text:span text:style-name="T86_5">nie</text:span><text:span text:style-name="T86_6"><text:s/></text:span><text:span text:style-name="T86_7">ma</text:span><text:span text:style-name="T86_8"><text:s/></text:span><text:span text:style-name="T86_9">w</text:span><text:span text:style-name="T86_10"><text:s/></text:span><text:span text:style-name="T86_11">tych</text:span><text:span text:style-name="T86_12"><text:s/></text:span><text:span text:style-name="T86_13">samolotach</text:span><text:span text:style-name="T86_14"><text:s/></text:span><text:span text:style-name="T86_15">nic</text:span><text:span text:style-name="T86_16"><text:s/></text:span><text:span text:style-name="T86_17">złego</text:span><text:span text:style-name="T86_18">.<text:s/></text:span><text:span text:style-name="T86_19">Dwa</text:span><text:span text:style-name="T86_20">,<text:s/></text:span><text:span text:style-name="T86_21">dodaje</text:span><text:span text:style-name="T86_22"><text:s/></text:span><text:span text:style-name="T86_23">to</text:span><text:span text:style-name="T86_24"><text:s/></text:span><text:span text:style-name="T86_25">pegazom</text:span><text:span text:style-name="T86_26"><text:s/></text:span><text:span text:style-name="T86_27">epickości</text:span><text:span text:style-name="T86_28">.<text:s/></text:span><text:span text:style-name="T86_29">Bo</text:span><text:span text:style-name="T86_30"><text:s/></text:span><text:span text:style-name="T86_31">każdy</text:span><text:span text:style-name="T86_32"><text:s/></text:span><text:span text:style-name="T86_33">przyzna</text:span><text:span text:style-name="T86_34">,<text:s/></text:span><text:span text:style-name="T86_35">że</text:span><text:span text:style-name="T86_36"><text:s/></text:span><text:span text:style-name="T86_37">F</text:span><text:span text:style-name="T86_38">-14<text:s/></text:span><text:span text:style-name="T86_39">robiący</text:span><text:span text:style-name="T86_40"><text:s/></text:span><text:span text:style-name="T86_41">sonic</text:span><text:span text:style-name="T86_42"><text:s/></text:span><text:span text:style-name="T86_43">rainboom</text:span><text:span text:style-name="T86_44"><text:s/></text:span><text:span text:style-name="T86_45">może</text:span><text:span text:style-name="T86_46"><text:s/></text:span><text:span text:style-name="T86_47">być</text:span><text:span text:style-name="T86_48"><text:s/></text:span><text:span text:style-name="T86_49">genialnym</text:span><text:span text:style-name="T86_50"><text:s/></text:span><text:span text:style-name="T86_51">motywem</text:span><text:span text:style-name="T86_52">.<text:s/></text:span><text:span text:style-name="T86_53">No</text:span><text:span text:style-name="T86_54"><text:s/></text:span><text:span text:style-name="T86_55">i</text:span><text:span text:style-name="T86_56"><text:s/></text:span><text:span text:style-name="T86_57">tym</text:span><text:span text:style-name="T86_58"><text:s/></text:span><text:span text:style-name="T86_59">dodajemy</text:span><text:span text:style-name="T86_60"><text:s/></text:span><text:span text:style-name="T86_61">trochę</text:span><text:span text:style-name="T86_62"><text:s/></text:span><text:span text:style-name="T86_63">realizmu</text:span><text:span text:style-name="T86_64"><text:s/></text:span><text:span text:style-name="T86_65">do</text:span><text:span text:style-name="T86_66"><text:s/></text:span><text:span text:style-name="T86_67">świata</text:span><text:span text:style-name="T86_68"><text:s/></text:span><text:span text:style-name="T86_69">kuców</text:span><text:span text:style-name="T86_70">.<text:s/></text:span><text:span text:style-name="T86_71">Wiadomo</text:span><text:span text:style-name="T86_72">,<text:s/></text:span><text:span text:style-name="T86_73">magia</text:span><text:span text:style-name="T86_74"><text:s/></text:span><text:span text:style-name="T86_75">magią</text:span><text:span text:style-name="T86_76">,<text:s/></text:span><text:span text:style-name="T86_77">ale</text:span><text:span text:style-name="T86_78"><text:s/></text:span><text:span text:style-name="T86_79">ludzie</text:span><text:span text:style-name="T86_80"><text:s/></text:span><text:span text:style-name="T86_81">mogą</text:span><text:span text:style-name="T86_82"><text:s/></text:span><text:span text:style-name="T86_83">różnie</text:span><text:span text:style-name="T86_84"><text:s/></text:span><text:span text:style-name="T86_85">to</text:span><text:span text:style-name="T86_86"><text:s/></text:span><text:span text:style-name="T86_87">odbierać</text:span><text:span text:style-name="T86_88">.<text:s/></text:span><text:span text:style-name="T86_89">Kto</text:span><text:span text:style-name="T86_90"><text:s/></text:span><text:span text:style-name="T86_91">wie</text:span><text:span text:style-name="T86_92">,<text:s/></text:span><text:span text:style-name="T86_93">czy</text:span><text:span text:style-name="T86_94"><text:s/></text:span><text:span text:style-name="T86_95">Rainbow</text:span><text:span text:style-name="T86_96"><text:s/></text:span><text:span text:style-name="T86_97">Dash</text:span><text:span text:style-name="T86_98"><text:s/></text:span><text:span text:style-name="T86_99">przy</text:span><text:span text:style-name="T86_100"><text:s/></text:span><text:span text:style-name="T86_101">wykonywaniu</text:span><text:span text:style-name="T86_102"><text:s/></text:span><text:span text:style-name="T86_103">sonic</text:span><text:span text:style-name="T86_104"><text:s/></text:span><text:span text:style-name="T86_105">rainboom</text:span><text:span text:style-name="T86_106"><text:s/></text:span><text:span text:style-name="T86_107">nie</text:span><text:span text:style-name="T86_108"><text:s/></text:span><text:span text:style-name="T86_109">doznaje</text:span><text:span text:style-name="T86_110"><text:s/></text:span><text:span text:style-name="T86_111">jakiegoś</text:span><text:span text:style-name="T86_112"><text:s/></text:span><text:span text:style-name="T86_113">uszkodzenia</text:span><text:span text:style-name="T86_114"><text:s/></text:span><text:span text:style-name="T86_115">komórek</text:span><text:span text:style-name="T86_116"><text:s/></text:span><text:span text:style-name="T86_117">mózgowych</text:span><text:span text:style-name="T86_118"><text:s/></text:span><text:span text:style-name="T86_119">przez</text:span><text:span text:style-name="T86_120"><text:s/></text:span><text:span text:style-name="T86_121">przekroczenie</text:span><text:span text:style-name="T86_122"><text:s/></text:span><text:span text:style-name="T86_123">bariery</text:span><text:span text:style-name="T86_124"><text:s/></text:span><text:span text:style-name="T86_125">dźwięku</text:span><text:span text:style-name="T86_126">,<text:s/></text:span><text:span text:style-name="T86_127">samolot</text:span><text:span text:style-name="T86_128"><text:s/></text:span><text:span text:style-name="T86_129">by</text:span><text:span text:style-name="T86_130"><text:s/></text:span><text:span text:style-name="T86_131">to</text:span><text:span text:style-name="T86_132"><text:s/></text:span><text:span text:style-name="T86_133">zminimalizował</text:span><text:span text:style-name="T86_134">.<text:s/></text:span><text:span text:style-name="T86_135">Twórczość</text:span><text:span text:style-name="T86_136"><text:s/></text:span><text:span text:style-name="T86_137">fanowska</text:span><text:span text:style-name="T86_138"><text:s/></text:span><text:span text:style-name="T86_139">może</text:span><text:span text:style-name="T86_140"><text:s/></text:span><text:span text:style-name="T86_141">robić</text:span><text:span text:style-name="T86_142">,<text:s/></text:span><text:span text:style-name="T86_143">co</text:span><text:span text:style-name="T86_144"><text:s/></text:span><text:span text:style-name="T86_145">chce</text:span><text:span text:style-name="T86_146">.<text:s/></text:span><text:span text:style-name="T86_147">Pomijając</text:span><text:span text:style-name="T86_148"><text:s/></text:span><text:span text:style-name="T86_149">clopy</text:span><text:span text:style-name="T86_150">,<text:s/></text:span><text:span text:style-name="T86_151">których</text:span><text:span text:style-name="T86_152"><text:s/></text:span><text:span text:style-name="T86_153">nie</text:span><text:span text:style-name="T86_154"><text:s/></text:span><text:span text:style-name="T86_155">popieram</text:span><text:span text:style-name="T86_156">.</text:span></text:p>
      <text:p text:style-name="P87"><text:span text:style-name="T87_1"><text:s/></text:span></text:p>
      <text:p text:style-name="P88"><text:span text:style-name="T88_1">SvM</text:span><text:span text:style-name="T88_2">:</text:span><text:span text:style-name="T88_3"><text:s/></text:span><text:span text:style-name="T88_4">Nie</text:span><text:span text:style-name="T88_5"><text:s/></text:span><text:span text:style-name="T88_6">jestem</text:span><text:span text:style-name="T88_7"><text:s/></text:span><text:span text:style-name="T88_8">pewien</text:span><text:span text:style-name="T88_9">,<text:s/></text:span><text:span text:style-name="T88_10">czy</text:span><text:span text:style-name="T88_11"><text:s/></text:span><text:span text:style-name="T88_12">jakby</text:span><text:span text:style-name="T88_13"><text:s/></text:span><text:span text:style-name="T88_14">wydano</text:span><text:span text:style-name="T88_15"><text:s/></text:span><text:span text:style-name="T88_16">taki</text:span><text:span text:style-name="T88_17"><text:s/></text:span><text:span text:style-name="T88_18">dekret</text:span><text:span text:style-name="T88_19">,<text:s/></text:span><text:span text:style-name="T88_20">to</text:span><text:span text:style-name="T88_21"><text:s/></text:span><text:span text:style-name="T88_22">byśmy</text:span><text:span text:style-name="T88_23"><text:s/></text:span><text:span text:style-name="T88_24">się</text:span><text:span text:style-name="T88_25"><text:s/></text:span><text:span text:style-name="T88_26">do</text:span><text:span text:style-name="T88_27"><text:s/></text:span><text:span text:style-name="T88_28">niego</text:span><text:span text:style-name="T88_29"><text:s/></text:span><text:span text:style-name="T88_30">dostosowali</text:span><text:span text:style-name="T88_31">.</text:span></text:p>
      <text:p text:style-name="P89"/>
      <text:p text:style-name="P90"><text:span text:style-name="T90_1">Ostatnie</text:span><text:span text:style-name="T90_2"><text:s/></text:span><text:span text:style-name="T90_3">pytanie</text:span><text:span text:style-name="T90_4">,<text:s/></text:span><text:span text:style-name="T90_5">łączące</text:span><text:span text:style-name="T90_6"><text:s/></text:span><text:span text:style-name="T90_7">kwestię</text:span><text:span text:style-name="T90_8"><text:s/></text:span><text:span text:style-name="T90_9">kucyków</text:span><text:span text:style-name="T90_10"><text:s/></text:span><text:span text:style-name="T90_11">i</text:span><text:span text:style-name="T90_12"><text:s/></text:span><text:span text:style-name="T90_13">twórczości</text:span><text:span text:style-name="T90_14">.<text:s/></text:span><text:span text:style-name="T90_15">Wiele</text:span><text:span text:style-name="T90_16"><text:s/></text:span><text:span text:style-name="T90_17">osób</text:span><text:span text:style-name="T90_18"><text:s/></text:span><text:span text:style-name="T90_19">szuka</text:span><text:span text:style-name="T90_20"><text:s/></text:span><text:span text:style-name="T90_21">w</text:span><text:span text:style-name="T90_22"><text:s/></text:span><text:span text:style-name="T90_23">konkretnych</text:span><text:span text:style-name="T90_24"><text:s/></text:span><text:span text:style-name="T90_25">postaciach</text:span><text:span text:style-name="T90_26"><text:s/></text:span><text:span text:style-name="T90_27">swoich</text:span><text:span text:style-name="T90_28"><text:s/></text:span><text:span text:style-name="T90_29">muz</text:span><text:span text:style-name="T90_30">,<text:s/></text:span><text:span text:style-name="T90_31">dla</text:span><text:span text:style-name="T90_32"><text:s/></text:span><text:span text:style-name="T90_33">przykładu</text:span><text:span text:style-name="T90_34"><text:s/></text:span><text:span text:style-name="T90_35">wpatrują</text:span><text:span text:style-name="T90_36"><text:s/></text:span><text:span text:style-name="T90_37">się</text:span><text:span text:style-name="T90_38"><text:s/></text:span><text:span text:style-name="T90_39">w</text:span><text:span text:style-name="T90_40"><text:s/></text:span><text:span text:style-name="T90_41">księżyc</text:span><text:span text:style-name="T90_42">,<text:s/></text:span><text:span text:style-name="T90_43">myślą</text:span><text:span text:style-name="T90_44"><text:s/></text:span><text:span text:style-name="T90_45">o</text:span><text:span text:style-name="T90_46"><text:s/></text:span><text:span text:style-name="T90_47">Lunie</text:span><text:span text:style-name="T90_48"><text:s/></text:span><text:span text:style-name="T90_49">i</text:span><text:span text:style-name="T90_50"><text:s/></text:span><text:span text:style-name="T90_51">piszą</text:span><text:span text:style-name="T90_52"><text:s/></text:span><text:span text:style-name="T90_53">wiersze</text:span><text:span text:style-name="T90_54">.<text:s/></text:span><text:span text:style-name="T90_55">Czy</text:span><text:span text:style-name="T90_56"><text:s/></text:span><text:span text:style-name="T90_57">też</text:span><text:span text:style-name="T90_58"><text:s/></text:span><text:span text:style-name="T90_59">tak</text:span><text:span text:style-name="T90_60"><text:s/></text:span><text:span text:style-name="T90_61">masz</text:span><text:span text:style-name="T90_62">,<text:s/></text:span><text:span text:style-name="T90_63">że</text:span><text:span text:style-name="T90_64"><text:s/></text:span><text:span text:style-name="T90_65">jakaś</text:span><text:span text:style-name="T90_66"><text:s/></text:span><text:span text:style-name="T90_67">konkretna</text:span><text:span text:style-name="T90_68"><text:s/></text:span><text:span text:style-name="T90_69">postać</text:span><text:span text:style-name="T90_70"><text:s/></text:span><text:span text:style-name="T90_71">cię</text:span><text:span text:style-name="T90_72"><text:s/></text:span><text:span text:style-name="T90_73">fascynuje</text:span><text:span text:style-name="T90_74"><text:s/></text:span><text:span text:style-name="T90_75">do</text:span><text:span text:style-name="T90_76"><text:s/></text:span><text:span text:style-name="T90_77">tego</text:span><text:span text:style-name="T90_78"><text:s/></text:span><text:span text:style-name="T90_79">stopnia</text:span><text:span text:style-name="T90_80">,<text:s/></text:span><text:span text:style-name="T90_81">że</text:span><text:span text:style-name="T90_82"><text:s/></text:span><text:span text:style-name="T90_83">tworzysz</text:span><text:span text:style-name="T90_84"><text:s/></text:span><text:span text:style-name="T90_85">z</text:span><text:span text:style-name="T90_86"><text:s/></text:span><text:span text:style-name="T90_87">myślą</text:span><text:span text:style-name="T90_88"><text:s/></text:span><text:span text:style-name="T90_89">o</text:span><text:span text:style-name="T90_90"><text:s/></text:span><text:span text:style-name="T90_91">niej</text:span><text:span text:style-name="T90_92">,<text:s/></text:span><text:span text:style-name="T90_93">z</text:span><text:span text:style-name="T90_94"><text:s/></text:span><text:span text:style-name="T90_95">pewną</text:span><text:span text:style-name="T90_96"><text:s/></text:span><text:span text:style-name="T90_97">dedykacją</text:span><text:span text:style-name="T90_98">?<text:s/></text:span><text:span text:style-name="T90_99">Czy</text:span><text:span text:style-name="T90_100"><text:s/></text:span><text:span text:style-name="T90_101">to</text:span><text:span text:style-name="T90_102"><text:s/></text:span><text:span text:style-name="T90_103">któraś</text:span><text:span text:style-name="T90_104"><text:s/></text:span><text:span text:style-name="T90_105">z</text:span><text:span text:style-name="T90_106"><text:s/></text:span><text:span text:style-name="T90_107">księżniczek</text:span><text:span text:style-name="T90_108"><text:s/></text:span><text:span text:style-name="T90_109">albo</text:span><text:span text:style-name="T90_110"><text:s/></text:span><text:span text:style-name="T90_111">Applejack</text:span><text:span text:style-name="T90_112">?</text:span></text:p>
      <text:p text:style-name="P91"><text:span text:style-name="T91_1"><text:s/></text:span></text:p>
      <text:p text:style-name="P92"><text:span text:style-name="T92_1">R</text:span><text:span text:style-name="T92_2">:</text:span><text:span text:style-name="T92_3"><text:s/></text:span><text:span text:style-name="T92_4">Z</text:span><text:span text:style-name="T92_5"><text:s/></text:span><text:span text:style-name="T92_6">pewnością</text:span><text:span text:style-name="T92_7"><text:s/></text:span><text:span text:style-name="T92_8">właśnie</text:span><text:span text:style-name="T92_9"><text:s/></text:span><text:span text:style-name="T92_10">Applejack</text:span><text:span text:style-name="T92_11">,<text:s/></text:span><text:span text:style-name="T92_12">jednak</text:span><text:span text:style-name="T92_13"><text:s/></text:span><text:span text:style-name="T92_14">wciąż</text:span><text:span text:style-name="T92_15"><text:s/></text:span><text:span text:style-name="T92_16">pamiętam</text:span><text:span text:style-name="T92_17">,<text:s/></text:span><text:span text:style-name="T92_18">że</text:span><text:span text:style-name="T92_19"><text:s/></text:span><text:span text:style-name="T92_20">niezależnie</text:span><text:span text:style-name="T92_21"><text:s/></text:span><text:span text:style-name="T92_22">od</text:span><text:span text:style-name="T92_23"><text:s/></text:span><text:span text:style-name="T92_24">tego</text:span><text:span text:style-name="T92_25">,<text:s/></text:span><text:span text:style-name="T92_26">jak</text:span><text:span text:style-name="T92_27"><text:s/></text:span><text:span text:style-name="T92_28">tę</text:span><text:span text:style-name="T92_29"><text:s/></text:span><text:span text:style-name="T92_30">postać</text:span><text:span text:style-name="T92_31"><text:s/></text:span><text:span text:style-name="T92_32">uwielbiam</text:span><text:span text:style-name="T92_33"><text:s/></text:span><text:span text:style-name="T92_34">lub</text:span><text:span text:style-name="T92_35"><text:s/></text:span><text:span text:style-name="T92_36">wręcz</text:span><text:span text:style-name="T92_37"><text:s/></text:span><text:span text:style-name="T92_38">kocham</text:span><text:span text:style-name="T92_39">,<text:s/></text:span><text:span text:style-name="T92_40">to</text:span><text:span text:style-name="T92_41"><text:s/></text:span><text:span text:style-name="T92_42">nie</text:span><text:span text:style-name="T92_43"><text:s/></text:span><text:span text:style-name="T92_44">mogę</text:span><text:span text:style-name="T92_45"><text:s/></text:span><text:span text:style-name="T92_46">mówić</text:span><text:span text:style-name="T92_47"><text:s/></text:span><text:span text:style-name="T92_48">o</text:span><text:span text:style-name="T92_49"><text:s/></text:span><text:span text:style-name="T92_50">niej</text:span><text:span text:style-name="T92_51"><text:s/></text:span><text:span text:style-name="T92_52">jako</text:span><text:span text:style-name="T92_53"><text:s/></text:span><text:span text:style-name="T92_54">o</text:span><text:span text:style-name="T92_55"><text:s/></text:span><text:span text:style-name="T92_56">osobie</text:span><text:span text:style-name="T92_57">,<text:s/></text:span><text:span text:style-name="T92_58">która</text:span><text:span text:style-name="T92_59"><text:s/></text:span><text:span text:style-name="T92_60">mnie</text:span><text:span text:style-name="T92_61"><text:s/></text:span><text:span text:style-name="T92_62">kręci</text:span><text:span text:style-name="T92_63">,<text:s/></text:span><text:span text:style-name="T92_64">pociąga</text:span><text:span text:style-name="T92_65">.<text:s/></text:span><text:span text:style-name="T92_66">Jak</text:span><text:span text:style-name="T92_67"><text:s/></text:span><text:span text:style-name="T92_68">mówiłem</text:span><text:span text:style-name="T92_69"><text:s/></text:span><text:span text:style-name="T92_70">wcześniej</text:span><text:span text:style-name="T92_71">,<text:s/></text:span><text:span text:style-name="T92_72">to</text:span><text:span text:style-name="T92_73"><text:s/></text:span><text:span text:style-name="T92_74">uosobienie</text:span><text:span text:style-name="T92_75"><text:s/></text:span><text:span text:style-name="T92_76">kobiety</text:span><text:span text:style-name="T92_77"><text:s/></text:span><text:span text:style-name="T92_78">o</text:span><text:span text:style-name="T92_79"><text:s/></text:span><text:span text:style-name="T92_80">bardzo</text:span><text:span text:style-name="T92_81"><text:s/></text:span><text:span text:style-name="T92_82">prorodzinnym</text:span><text:span text:style-name="T92_83"><text:s/></text:span><text:span text:style-name="T92_84">charakterze</text:span><text:span text:style-name="T92_85">.<text:s/></text:span><text:span text:style-name="T92_86">Też</text:span><text:span text:style-name="T92_87"><text:s/></text:span><text:span text:style-name="T92_88">taki</text:span><text:span text:style-name="T92_89"><text:s/></text:span><text:span text:style-name="T92_90">mam</text:span><text:span text:style-name="T92_91">,<text:s/></text:span><text:span text:style-name="T92_92">więc</text:span><text:span text:style-name="T92_93"><text:s/></text:span><text:span text:style-name="T92_94">jej</text:span><text:span text:style-name="T92_95"><text:s/></text:span><text:span text:style-name="T92_96">natura</text:span><text:span text:style-name="T92_97"><text:s/></text:span><text:span text:style-name="T92_98">mnie</text:span><text:span text:style-name="T92_99"><text:s/></text:span><text:span text:style-name="T92_100">też</text:span><text:span text:style-name="T92_101"><text:s/></text:span><text:span text:style-name="T92_102">inspiruje</text:span><text:span text:style-name="T92_103">.<text:s/></text:span><text:span text:style-name="T92_104">Rysując</text:span><text:span text:style-name="T92_105"><text:s/></text:span><text:span text:style-name="T92_106">prace</text:span><text:span text:style-name="T92_107"><text:s/></text:span><text:span text:style-name="T92_108">związane</text:span><text:span text:style-name="T92_109"><text:s/></text:span><text:span text:style-name="T92_110">z</text:span><text:span text:style-name="T92_111"><text:s/></text:span><text:span text:style-name="T92_112">AJ</text:span><text:span text:style-name="T92_113">,<text:s/></text:span><text:span text:style-name="T92_114">staram</text:span><text:span text:style-name="T92_115"><text:s/></text:span><text:span text:style-name="T92_116">się</text:span><text:span text:style-name="T92_117"><text:s/></text:span><text:span text:style-name="T92_118">zachować</text:span><text:span text:style-name="T92_119"><text:s/></text:span><text:span text:style-name="T92_120">jakąś</text:span><text:span text:style-name="T92_121"><text:s/></text:span><text:span text:style-name="T92_122">dozę</text:span><text:span text:style-name="T92_123"><text:s/></text:span><text:span text:style-name="T92_124">normalności</text:span><text:span text:style-name="T92_125">.<text:s/></text:span><text:span text:style-name="T92_126">Jak</text:span><text:span text:style-name="T92_127"><text:s/></text:span><text:span text:style-name="T92_128">ktoś</text:span><text:span text:style-name="T92_129"><text:s/></text:span><text:span text:style-name="T92_130">shipuje</text:span><text:span text:style-name="T92_131">,<text:s/></text:span><text:span text:style-name="T92_132">to</text:span><text:span text:style-name="T92_133"><text:s/></text:span><text:span text:style-name="T92_134">najlepiej</text:span><text:span text:style-name="T92_135"><text:s/></text:span><text:span text:style-name="T92_136">byłoby</text:span><text:span text:style-name="T92_137"><text:s/></text:span><text:span text:style-name="T92_138">rysować</text:span><text:span text:style-name="T92_139"><text:s/></text:span><text:span text:style-name="T92_140">wciąż</text:span><text:span text:style-name="T92_141"><text:s/></text:span><text:span text:style-name="T92_142">scenki</text:span><text:span text:style-name="T92_143"><text:s/></text:span><text:span text:style-name="T92_144">miłosne</text:span><text:span text:style-name="T92_145"><text:s/></text:span><text:span text:style-name="T92_146">z</text:span><text:span text:style-name="T92_147"><text:s/></text:span><text:span text:style-name="T92_148">BW</text:span><text:span text:style-name="T92_149"><text:s/></text:span><text:span text:style-name="T92_150">i</text:span><text:span text:style-name="T92_151"><text:s/></text:span><text:span text:style-name="T92_152">AJ</text:span><text:span text:style-name="T92_153">,<text:s/></text:span><text:span text:style-name="T92_154">jak</text:span><text:span text:style-name="T92_155"><text:s/></text:span><text:span text:style-name="T92_156">się</text:span><text:span text:style-name="T92_157"><text:s/></text:span><text:span text:style-name="T92_158">całują</text:span><text:span text:style-name="T92_159">,<text:s/></text:span><text:span text:style-name="T92_160">ale</text:span><text:span text:style-name="T92_161"><text:s/></text:span><text:span text:style-name="T92_162">zachowajmy</text:span><text:span text:style-name="T92_163"><text:s/></text:span><text:span text:style-name="T92_164">rozsądek</text:span><text:span text:style-name="T92_165">.<text:s/></text:span><text:span text:style-name="T92_166">Wolę</text:span><text:span text:style-name="T92_167"><text:s/></text:span><text:span text:style-name="T92_168">scenki</text:span><text:span text:style-name="T92_169"><text:s/></text:span><text:span text:style-name="T92_170">Slice</text:span><text:span text:style-name="T92_171"><text:s/></text:span><text:span text:style-name="T92_172">of</text:span><text:span text:style-name="T92_173"><text:s/></text:span><text:span text:style-name="T92_174">Life</text:span><text:span text:style-name="T92_175">.<text:s/></text:span><text:span text:style-name="T92_176">Obecnie</text:span><text:span text:style-name="T92_177"><text:s/></text:span><text:span text:style-name="T92_178">pracuję</text:span><text:span text:style-name="T92_179"><text:s/></text:span><text:span text:style-name="T92_180">nad</text:span><text:span text:style-name="T92_181"><text:s/></text:span><text:span text:style-name="T92_182">scenkami</text:span><text:span text:style-name="T92_183"><text:s/></text:span><text:span text:style-name="T92_184">Slice</text:span><text:span text:style-name="T92_185"><text:s/></text:span><text:span text:style-name="T92_186">of</text:span><text:span text:style-name="T92_187"><text:s/></text:span><text:span text:style-name="T92_188">Life</text:span><text:span text:style-name="T92_189">,<text:s/></text:span><text:span text:style-name="T92_190">gdzie</text:span><text:span text:style-name="T92_191"><text:s/></text:span><text:span text:style-name="T92_192">Brave</text:span><text:span text:style-name="T92_193"><text:s/></text:span><text:span text:style-name="T92_194">Wing</text:span><text:span text:style-name="T92_195"><text:s/></text:span><text:span text:style-name="T92_196">wykonuje</text:span><text:span text:style-name="T92_197"><text:s/></text:span><text:span text:style-name="T92_198">jakieś</text:span><text:span text:style-name="T92_199"><text:s/></text:span><text:span text:style-name="T92_200">czynności</text:span><text:span text:style-name="T92_201"><text:s/></text:span><text:span text:style-name="T92_202">razem</text:span><text:span text:style-name="T92_203"><text:s/></text:span><text:span text:style-name="T92_204">z</text:span><text:span text:style-name="T92_205"><text:s/></text:span><text:span text:style-name="T92_206">AJ</text:span><text:span text:style-name="T92_207">,<text:s/></text:span><text:span text:style-name="T92_208">np</text:span><text:span text:style-name="T92_209">.<text:s/></text:span><text:span text:style-name="T92_210">praca</text:span><text:span text:style-name="T92_211"><text:s/></text:span><text:span text:style-name="T92_212">w</text:span><text:span text:style-name="T92_213"><text:s/></text:span><text:span text:style-name="T92_214">polu</text:span><text:span text:style-name="T92_215"><text:s/></text:span><text:span text:style-name="T92_216">albo</text:span><text:span text:style-name="T92_217"><text:s/></text:span><text:span text:style-name="T92_218">robienie</text:span><text:span text:style-name="T92_219"><text:s/></text:span><text:span text:style-name="T92_220">zakupów</text:span><text:span text:style-name="T92_221">.</text:span></text:p>
      <text:p text:style-name="P93"><text:span text:style-name="T93_1"><text:s/></text:span></text:p>
      <text:p text:style-name="P94"><text:span text:style-name="T94_1"><text:s/></text:span></text:p>
      <text:p text:style-name="P95"><text:span text:style-name="T95_1"><text:s/></text:span></text:p>
      <text:p text:style-name="P96"><text:span text:style-name="T96_1"><text:s/></text:span></text:p>
      <text:p text:style-name="P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